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27cm" fo:margin-right="0cm" fo:text-indent="0cm" style:auto-text-indent="false"/>
      <style:text-properties fo:font-size="12pt" fo:font-weight="normal" officeooo:rsid="001061de" officeooo:paragraph-rsid="001061de" style:font-size-asian="12pt" style:font-weight-asian="normal" style:font-size-complex="12pt" style:font-weight-complex="normal"/>
    </style:style>
    <style:style style:name="P2" style:family="paragraph" style:parent-style-name="Standard">
      <style:paragraph-properties fo:margin-left="1.27cm" fo:margin-right="0cm" fo:text-indent="0cm" style:auto-text-indent="false"/>
      <style:text-properties fo:font-size="12pt" fo:font-weight="normal" officeooo:rsid="0011ac7e" officeooo:paragraph-rsid="0011ac7e" style:font-size-asian="12pt" style:font-weight-asian="normal" style:font-size-complex="12pt" style:font-weight-complex="normal"/>
    </style:style>
    <style:style style:name="P3" style:family="paragraph" style:parent-style-name="Standard">
      <style:paragraph-properties fo:margin-left="1.27cm" fo:margin-right="0cm" fo:text-indent="0cm" style:auto-text-indent="false"/>
      <style:text-properties fo:font-size="12pt" fo:font-weight="normal" officeooo:rsid="00160ca3" officeooo:paragraph-rsid="00160ca3" style:font-size-asian="12pt" style:font-weight-asian="normal" style:font-size-complex="12pt" style:font-weight-complex="normal"/>
    </style:style>
    <style:style style:name="P4" style:family="paragraph" style:parent-style-name="Standard">
      <style:paragraph-properties fo:margin-left="1.27cm" fo:margin-right="0cm" fo:text-indent="0cm" style:auto-text-indent="false"/>
      <style:text-properties fo:font-size="12pt" fo:font-style="normal" fo:font-weight="normal" officeooo:rsid="001061de" officeooo:paragraph-rsid="001061de"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1.27cm" fo:margin-right="0cm" fo:text-indent="0cm" style:auto-text-indent="false"/>
      <style:text-properties fo:font-size="12pt" fo:font-style="normal" fo:font-weight="normal" officeooo:rsid="0011ac7e" officeooo:paragraph-rsid="0011ac7e"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1.27cm" fo:margin-right="0cm" fo:text-indent="0cm" style:auto-text-indent="false"/>
      <style:text-properties fo:font-size="12pt" fo:font-style="normal" fo:font-weight="normal" officeooo:rsid="001797df" officeooo:paragraph-rsid="001797df"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1.27cm" fo:margin-right="0cm" fo:text-indent="0cm" style:auto-text-indent="false"/>
      <style:text-properties fo:font-size="12pt" fo:font-style="normal" fo:font-weight="normal" officeooo:rsid="00197008" officeooo:paragraph-rsid="00197008"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27cm" fo:margin-right="0cm" fo:text-indent="0cm" style:auto-text-indent="false"/>
      <style:text-properties fo:font-size="12pt" fo:font-style="normal" fo:font-weight="normal" officeooo:rsid="001ae0c9" officeooo:paragraph-rsid="001ae0c9"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7cm" fo:margin-right="0cm" fo:text-indent="0cm" style:auto-text-indent="false"/>
      <style:text-properties fo:font-size="12pt" fo:font-style="normal" fo:font-weight="normal" officeooo:rsid="002b361a" officeooo:paragraph-rsid="002b361a"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7cm" fo:margin-right="0cm" fo:text-indent="0cm" style:auto-text-indent="false"/>
      <style:text-properties fo:font-size="12pt" fo:font-style="italic" fo:font-weight="normal" officeooo:rsid="001797df" officeooo:paragraph-rsid="001797df"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1.27cm" fo:margin-right="0cm" fo:text-indent="0cm" style:auto-text-indent="false"/>
      <style:text-properties fo:font-size="12pt" fo:font-style="italic" fo:font-weight="normal" officeooo:rsid="00197008" officeooo:paragraph-rsid="00197008"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1.27cm" fo:margin-right="0cm" fo:text-indent="0cm" style:auto-text-indent="false"/>
      <style:text-properties fo:font-size="12pt" fo:font-style="italic" fo:font-weight="normal" officeooo:rsid="00197008" officeooo:paragraph-rsid="001ae0c9"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1.27cm" fo:margin-right="0cm" fo:text-indent="0cm" style:auto-text-indent="false"/>
      <style:text-properties fo:font-size="12pt" fo:font-style="italic" fo:font-weight="bold" officeooo:rsid="002b361a" officeooo:paragraph-rsid="002edeb6" style:font-size-asian="12pt" style:font-style-asian="italic" style:font-weight-asian="bold" style:font-size-complex="12pt" style:font-style-complex="italic" style:font-weight-complex="bold"/>
    </style:style>
    <style:style style:name="P14" style:family="paragraph" style:parent-style-name="Footnote">
      <style:paragraph-properties fo:margin-left="1.27cm" fo:margin-right="0cm" fo:text-indent="0cm" style:auto-text-indent="false"/>
      <style:text-properties fo:font-size="12pt" fo:font-style="italic" fo:font-weight="bold" officeooo:rsid="002ce8fc" officeooo:paragraph-rsid="002d6c8d" style:font-size-asian="12pt" style:font-style-asian="italic" style:font-weight-asian="bold" style:font-size-complex="12pt" style:font-style-complex="italic" style:font-weight-complex="bold"/>
    </style:style>
    <style:style style:name="P15" style:family="paragraph" style:parent-style-name="Footnote">
      <style:paragraph-properties fo:margin-left="1.27cm" fo:margin-right="0cm" fo:text-indent="0cm" style:auto-text-indent="false"/>
      <style:text-properties fo:font-size="12pt" fo:font-style="italic" fo:font-weight="bold" officeooo:rsid="002ce8fc" officeooo:paragraph-rsid="002edeb6" style:font-size-asian="12pt" style:font-style-asian="italic" style:font-weight-asian="bold" style:font-size-complex="12pt" style:font-style-complex="italic" style:font-weight-complex="bold"/>
    </style:style>
    <style:style style:name="P16" style:family="paragraph" style:parent-style-name="Footnote">
      <style:paragraph-properties fo:margin-left="1.27cm" fo:margin-right="0cm" fo:text-indent="0cm" style:auto-text-indent="false"/>
      <style:text-properties fo:font-size="12pt" fo:font-style="italic" fo:font-weight="bold" officeooo:rsid="00323225" officeooo:paragraph-rsid="00323225" style:font-size-asian="12pt" style:font-style-asian="italic" style:font-weight-asian="bold" style:font-size-complex="12pt" style:font-style-complex="italic" style:font-weight-complex="bold"/>
    </style:style>
    <style:style style:name="P17" style:family="paragraph" style:parent-style-name="Footnote">
      <style:paragraph-properties fo:margin-left="1.27cm" fo:margin-right="0cm" fo:text-indent="0cm" style:auto-text-indent="false"/>
      <style:text-properties fo:font-size="12pt" fo:font-style="italic" fo:font-weight="bold" officeooo:rsid="003a8058" officeooo:paragraph-rsid="003a8058" style:font-size-asian="12pt" style:font-style-asian="italic" style:font-weight-asian="bold" style:font-size-complex="12pt" style:font-style-complex="italic" style:font-weight-complex="bold"/>
    </style:style>
    <style:style style:name="P18" style:family="paragraph" style:parent-style-name="Footnote">
      <style:paragraph-properties fo:margin-left="1.27cm" fo:margin-right="0cm" fo:text-indent="0cm" style:auto-text-indent="false"/>
      <style:text-properties fo:font-size="12pt" fo:font-style="italic" fo:font-weight="bold" officeooo:rsid="003dcb62" officeooo:paragraph-rsid="003dcb62" style:font-size-asian="12pt" style:font-style-asian="italic" style:font-weight-asian="bold" style:font-size-complex="12pt" style:font-style-complex="italic" style:font-weight-complex="bold"/>
    </style:style>
    <style:style style:name="P19" style:family="paragraph" style:parent-style-name="Footnote">
      <style:paragraph-properties fo:margin-left="1.27cm" fo:margin-right="0cm" fo:text-indent="0cm" style:auto-text-indent="false"/>
      <style:text-properties fo:font-size="12pt" fo:font-style="italic" fo:font-weight="bold" officeooo:rsid="003e72b1" officeooo:paragraph-rsid="003e72b1" style:font-size-asian="12pt" style:font-style-asian="italic" style:font-weight-asian="bold" style:font-size-complex="12pt" style:font-style-complex="italic" style:font-weight-complex="bold"/>
    </style:style>
    <style:style style:name="P20" style:family="paragraph" style:parent-style-name="Footnote">
      <style:paragraph-properties fo:margin-left="1.27cm" fo:margin-right="0cm" fo:text-indent="0cm" style:auto-text-indent="false"/>
      <style:text-properties fo:font-size="12pt" fo:font-style="italic" fo:font-weight="bold" officeooo:rsid="0041fd16" officeooo:paragraph-rsid="0041fd16" style:font-size-asian="12pt" style:font-style-asian="italic" style:font-weight-asian="bold" style:font-size-complex="12pt" style:font-style-complex="italic" style:font-weight-complex="bold"/>
    </style:style>
    <style:style style:name="P21" style:family="paragraph" style:parent-style-name="Footnote">
      <style:paragraph-properties fo:margin-left="1.27cm" fo:margin-right="0cm" fo:text-indent="0cm" style:auto-text-indent="false"/>
      <style:text-properties fo:font-size="12pt" fo:font-style="italic" fo:font-weight="bold" officeooo:rsid="0049d3c6" officeooo:paragraph-rsid="004b16df" style:font-size-asian="12pt" style:font-style-asian="italic" style:font-weight-asian="bold" style:font-size-complex="12pt" style:font-style-complex="italic" style:font-weight-complex="bold"/>
    </style:style>
    <style:style style:name="P22" style:family="paragraph" style:parent-style-name="Footnote">
      <style:paragraph-properties fo:margin-left="1.27cm" fo:margin-right="0cm" fo:text-indent="0cm" style:auto-text-indent="false"/>
      <style:text-properties fo:font-size="12pt" fo:font-style="italic" fo:font-weight="bold" officeooo:rsid="004c7320" officeooo:paragraph-rsid="004c7320" style:font-size-asian="12pt" style:font-style-asian="italic" style:font-weight-asian="bold" style:font-size-complex="12pt" style:font-style-complex="italic" style:font-weight-complex="bold"/>
    </style:style>
    <style:style style:name="P23" style:family="paragraph" style:parent-style-name="Footnote">
      <style:paragraph-properties fo:margin-left="1.27cm" fo:margin-right="0cm" fo:text-indent="0cm" style:auto-text-indent="false"/>
      <style:text-properties fo:font-size="12pt" fo:font-style="italic" fo:font-weight="bold" officeooo:rsid="004db2cb" officeooo:paragraph-rsid="004db2cb" style:font-size-asian="12pt" style:font-style-asian="italic" style:font-weight-asian="bold" style:font-size-complex="12pt" style:font-style-complex="italic" style:font-weight-complex="bold"/>
    </style:style>
    <style:style style:name="P24" style:family="paragraph" style:parent-style-name="Footnote">
      <style:paragraph-properties fo:margin-left="1.27cm" fo:margin-right="0cm" fo:text-indent="0cm" style:auto-text-indent="false"/>
      <style:text-properties fo:font-size="12pt" fo:font-style="italic" fo:font-weight="bold" officeooo:rsid="00500b43" officeooo:paragraph-rsid="00500b43" style:font-size-asian="12pt" style:font-style-asian="italic" style:font-weight-asian="bold" style:font-size-complex="12pt" style:font-style-complex="italic" style:font-weight-complex="bold"/>
    </style:style>
    <style:style style:name="P25" style:family="paragraph" style:parent-style-name="Footnote">
      <style:paragraph-properties fo:margin-left="1.27cm" fo:margin-right="0cm" fo:text-indent="0cm" style:auto-text-indent="false"/>
      <style:text-properties fo:font-size="12pt" fo:font-style="italic" fo:font-weight="bold" officeooo:rsid="0056aeb3" officeooo:paragraph-rsid="0056aeb3" style:font-size-asian="12pt" style:font-style-asian="italic" style:font-weight-asian="bold" style:font-size-complex="12pt" style:font-style-complex="italic" style:font-weight-complex="bold"/>
    </style:style>
    <style:style style:name="P26" style:family="paragraph" style:parent-style-name="Footnote">
      <style:paragraph-properties fo:margin-left="1.27cm" fo:margin-right="0cm" fo:text-indent="0cm" style:auto-text-indent="false"/>
      <style:text-properties fo:font-size="12pt" fo:font-style="italic" fo:font-weight="bold" officeooo:rsid="005b7b39" officeooo:paragraph-rsid="005b7b39" style:font-size-asian="12pt" style:font-style-asian="italic" style:font-weight-asian="bold" style:font-size-complex="12pt" style:font-style-complex="italic" style:font-weight-complex="bold"/>
    </style:style>
    <style:style style:name="P27" style:family="paragraph" style:parent-style-name="Footnote">
      <style:paragraph-properties fo:margin-left="1.27cm" fo:margin-right="0cm" fo:text-indent="0cm" style:auto-text-indent="false"/>
      <style:text-properties fo:font-size="12pt" fo:font-style="italic" fo:font-weight="bold" officeooo:rsid="005effb0" officeooo:paragraph-rsid="005effb0" style:font-size-asian="12pt" style:font-style-asian="italic" style:font-weight-asian="bold" style:font-size-complex="12pt" style:font-style-complex="italic" style:font-weight-complex="bold"/>
    </style:style>
    <style:style style:name="P28" style:family="paragraph" style:parent-style-name="Footnote">
      <style:paragraph-properties fo:margin-left="1.27cm" fo:margin-right="0cm" fo:text-indent="0cm" style:auto-text-indent="false"/>
      <style:text-properties fo:font-size="12pt" fo:font-style="italic" fo:font-weight="bold" officeooo:rsid="0064fc54" officeooo:paragraph-rsid="0064fc54" style:font-size-asian="12pt" style:font-style-asian="italic" style:font-weight-asian="bold" style:font-size-complex="12pt" style:font-style-complex="italic" style:font-weight-complex="bold"/>
    </style:style>
    <style:style style:name="P29" style:family="paragraph" style:parent-style-name="Footnote">
      <style:paragraph-properties fo:margin-left="1.27cm" fo:margin-right="0cm" fo:text-indent="0cm" style:auto-text-indent="false"/>
      <style:text-properties fo:font-size="12pt" fo:font-style="normal" fo:font-weight="normal" officeooo:rsid="002d6c8d" officeooo:paragraph-rsid="002d6c8d" style:font-size-asian="12pt" style:font-style-asian="normal" style:font-weight-asian="normal" style:font-size-complex="12pt" style:font-style-complex="normal" style:font-weight-complex="normal"/>
    </style:style>
    <style:style style:name="P30" style:family="paragraph" style:parent-style-name="Footnote">
      <style:paragraph-properties fo:margin-left="1.27cm" fo:margin-right="0cm" fo:text-indent="0cm" style:auto-text-indent="false"/>
      <style:text-properties fo:font-size="12pt" fo:font-style="normal" fo:font-weight="normal" officeooo:rsid="002d6c8d" officeooo:paragraph-rsid="002ce8fc" style:font-size-asian="12pt" style:font-style-asian="normal" style:font-weight-asian="normal" style:font-size-complex="12pt" style:font-style-complex="normal" style:font-weight-complex="normal"/>
    </style:style>
    <style:style style:name="P31" style:family="paragraph" style:parent-style-name="Footnote">
      <style:paragraph-properties fo:margin-left="1.27cm" fo:margin-right="0cm" fo:text-indent="0cm" style:auto-text-indent="false"/>
      <style:text-properties fo:font-size="12pt" fo:font-style="normal" fo:font-weight="normal" officeooo:rsid="002edeb6" officeooo:paragraph-rsid="002d6c8d" style:font-size-asian="12pt" style:font-style-asian="normal" style:font-weight-asian="normal" style:font-size-complex="12pt" style:font-style-complex="normal" style:font-weight-complex="normal"/>
    </style:style>
    <style:style style:name="P32" style:family="paragraph" style:parent-style-name="Footnote">
      <style:paragraph-properties fo:margin-left="1.27cm" fo:margin-right="0cm" fo:text-indent="0cm" style:auto-text-indent="false"/>
      <style:text-properties fo:font-size="12pt" fo:font-style="normal" fo:font-weight="normal" officeooo:rsid="003c25b8" officeooo:paragraph-rsid="003a8058" style:font-size-asian="12pt" style:font-style-asian="normal" style:font-weight-asian="normal" style:font-size-complex="12pt" style:font-style-complex="normal" style:font-weight-complex="normal"/>
    </style:style>
    <style:style style:name="P33" style:family="paragraph" style:parent-style-name="Footnote">
      <style:paragraph-properties fo:margin-left="1.27cm" fo:margin-right="0cm" fo:text-indent="0cm" style:auto-text-indent="false"/>
      <style:text-properties fo:font-size="12pt" fo:font-style="normal" fo:font-weight="normal" officeooo:rsid="003dcb62" officeooo:paragraph-rsid="003dcb62" style:font-size-asian="12pt" style:font-style-asian="normal" style:font-weight-asian="normal" style:font-size-complex="12pt" style:font-style-complex="normal" style:font-weight-complex="normal"/>
    </style:style>
    <style:style style:name="P34" style:family="paragraph" style:parent-style-name="Footnote">
      <style:paragraph-properties fo:margin-left="1.27cm" fo:margin-right="0cm" fo:text-indent="0cm" style:auto-text-indent="false"/>
      <style:text-properties fo:font-size="12pt" fo:font-style="normal" fo:font-weight="normal" officeooo:rsid="003e72b1" officeooo:paragraph-rsid="003e72b1" style:font-size-asian="12pt" style:font-style-asian="normal" style:font-weight-asian="normal" style:font-size-complex="12pt" style:font-style-complex="normal" style:font-weight-complex="normal"/>
    </style:style>
    <style:style style:name="P35" style:family="paragraph" style:parent-style-name="Footnote">
      <style:paragraph-properties fo:margin-left="1.27cm" fo:margin-right="0cm" fo:text-indent="0cm" style:auto-text-indent="false"/>
      <style:text-properties fo:font-size="12pt" fo:font-style="normal" fo:font-weight="normal" officeooo:rsid="0042aeca" officeooo:paragraph-rsid="0041fd16" style:font-size-asian="12pt" style:font-style-asian="normal" style:font-weight-asian="normal" style:font-size-complex="12pt" style:font-style-complex="normal" style:font-weight-complex="normal"/>
    </style:style>
    <style:style style:name="P36" style:family="paragraph" style:parent-style-name="Footnote">
      <style:paragraph-properties fo:margin-left="1.27cm" fo:margin-right="0cm" fo:text-indent="0cm" style:auto-text-indent="false"/>
      <style:text-properties fo:font-size="12pt" fo:font-style="normal" fo:font-weight="normal" officeooo:rsid="004b16df" officeooo:paragraph-rsid="004b16df" style:font-size-asian="12pt" style:font-style-asian="normal" style:font-weight-asian="normal" style:font-size-complex="12pt" style:font-style-complex="normal" style:font-weight-complex="normal"/>
    </style:style>
    <style:style style:name="P37" style:family="paragraph" style:parent-style-name="Footnote">
      <style:paragraph-properties fo:margin-left="1.27cm" fo:margin-right="0cm" fo:text-indent="0cm" style:auto-text-indent="false"/>
      <style:text-properties fo:font-size="12pt" fo:font-style="normal" fo:font-weight="normal" officeooo:rsid="004c7320" officeooo:paragraph-rsid="004c7320" style:font-size-asian="12pt" style:font-style-asian="normal" style:font-weight-asian="normal" style:font-size-complex="12pt" style:font-style-complex="normal" style:font-weight-complex="normal"/>
    </style:style>
    <style:style style:name="P38" style:family="paragraph" style:parent-style-name="Footnote">
      <style:paragraph-properties fo:margin-left="1.27cm" fo:margin-right="0cm" fo:text-indent="0cm" style:auto-text-indent="false"/>
      <style:text-properties fo:font-size="12pt" fo:font-style="normal" fo:font-weight="normal" officeooo:rsid="004db2cb" officeooo:paragraph-rsid="004db2cb" style:font-size-asian="12pt" style:font-style-asian="normal" style:font-weight-asian="normal" style:font-size-complex="12pt" style:font-style-complex="normal" style:font-weight-complex="normal"/>
    </style:style>
    <style:style style:name="P39" style:family="paragraph" style:parent-style-name="Footnote">
      <style:paragraph-properties fo:margin-left="1.27cm" fo:margin-right="0cm" fo:text-indent="0cm" style:auto-text-indent="false"/>
      <style:text-properties fo:font-size="12pt" fo:font-style="normal" fo:font-weight="normal" officeooo:rsid="004e3ac0" officeooo:paragraph-rsid="004e3ac0" style:font-size-asian="12pt" style:font-style-asian="normal" style:font-weight-asian="normal" style:font-size-complex="12pt" style:font-style-complex="normal" style:font-weight-complex="normal"/>
    </style:style>
    <style:style style:name="P40" style:family="paragraph" style:parent-style-name="Footnote">
      <style:paragraph-properties fo:margin-left="1.27cm" fo:margin-right="0cm" fo:text-indent="0cm" style:auto-text-indent="false"/>
      <style:text-properties fo:font-size="12pt" fo:font-style="normal" fo:font-weight="normal" officeooo:rsid="0056aeb3" officeooo:paragraph-rsid="0056aeb3" style:font-size-asian="12pt" style:font-style-asian="normal" style:font-weight-asian="normal" style:font-size-complex="12pt" style:font-style-complex="normal" style:font-weight-complex="normal"/>
    </style:style>
    <style:style style:name="P41" style:family="paragraph" style:parent-style-name="Footnote">
      <style:paragraph-properties fo:margin-left="1.27cm" fo:margin-right="0cm" fo:text-indent="0cm" style:auto-text-indent="false"/>
      <style:text-properties fo:font-size="12pt" fo:font-style="normal" fo:font-weight="normal" officeooo:rsid="005b7b39" officeooo:paragraph-rsid="005b7b39" style:font-size-asian="12pt" style:font-style-asian="normal" style:font-weight-asian="normal" style:font-size-complex="12pt" style:font-style-complex="normal" style:font-weight-complex="normal"/>
    </style:style>
    <style:style style:name="P42" style:family="paragraph" style:parent-style-name="Footnote">
      <style:paragraph-properties fo:margin-left="1.27cm" fo:margin-right="0cm" fo:text-indent="0cm" style:auto-text-indent="false"/>
      <style:text-properties fo:font-size="12pt" fo:font-style="normal" fo:font-weight="normal" officeooo:rsid="0060f81c" officeooo:paragraph-rsid="005effb0" style:font-size-asian="12pt" style:font-style-asian="normal" style:font-weight-asian="normal" style:font-size-complex="12pt" style:font-style-complex="normal" style:font-weight-complex="normal"/>
    </style:style>
    <style:style style:name="P43" style:family="paragraph" style:parent-style-name="Footnote">
      <style:paragraph-properties fo:margin-left="1.27cm" fo:margin-right="0cm" fo:text-indent="0cm" style:auto-text-indent="false"/>
      <style:text-properties fo:font-size="12pt" fo:font-style="normal" fo:font-weight="normal" officeooo:rsid="0068a4f8" officeooo:paragraph-rsid="0068a4f8" style:font-size-asian="12pt" style:font-style-asian="normal" style:font-weight-asian="normal" style:font-size-complex="12pt" style:font-style-complex="normal" style:font-weight-complex="normal"/>
    </style:style>
    <style:style style:name="P44" style:family="paragraph" style:parent-style-name="Footnote">
      <style:paragraph-properties fo:margin-left="1.27cm" fo:margin-right="0cm" fo:text-indent="0cm" style:auto-text-indent="false"/>
      <style:text-properties fo:font-size="12pt" fo:font-style="normal" fo:font-weight="normal" officeooo:rsid="006973e4" officeooo:paragraph-rsid="006973e4" style:font-size-asian="12pt" style:font-style-asian="normal" style:font-weight-asian="normal" style:font-size-complex="12pt" style:font-style-complex="normal" style:font-weight-complex="normal"/>
    </style:style>
    <style:style style:name="P45" style:family="paragraph" style:parent-style-name="Footnote">
      <style:paragraph-properties fo:margin-left="1.27cm" fo:margin-right="0cm" fo:text-indent="0cm" style:auto-text-indent="false"/>
      <style:text-properties fo:font-size="12pt" fo:font-style="normal" fo:font-weight="normal" officeooo:rsid="006d073d" officeooo:paragraph-rsid="006d073d" style:font-size-asian="12pt" style:font-style-asian="normal" style:font-weight-asian="normal" style:font-size-complex="12pt" style:font-style-complex="normal" style:font-weight-complex="normal"/>
    </style:style>
    <style:style style:name="P46" style:family="paragraph" style:parent-style-name="Footnote">
      <style:paragraph-properties fo:margin-left="1.27cm" fo:margin-right="0cm" fo:text-indent="0cm" style:auto-text-indent="false"/>
      <style:text-properties fo:font-size="12pt" fo:font-style="normal" fo:font-weight="normal" officeooo:rsid="006ea5a1" officeooo:paragraph-rsid="006ea5a1" style:font-size-asian="12pt" style:font-style-asian="normal" style:font-weight-asian="normal" style:font-size-complex="12pt" style:font-style-complex="normal" style:font-weight-complex="normal"/>
    </style:style>
    <style:style style:name="P47" style:family="paragraph" style:parent-style-name="Footnote">
      <style:paragraph-properties fo:margin-left="1.27cm" fo:margin-right="0cm" fo:text-indent="0cm" style:auto-text-indent="false"/>
      <style:text-properties fo:font-size="12pt" fo:font-style="normal" fo:font-weight="normal" officeooo:rsid="00794424" officeooo:paragraph-rsid="00794424" style:font-size-asian="12pt" style:font-style-asian="normal" style:font-weight-asian="normal" style:font-size-complex="12pt" style:font-style-complex="normal" style:font-weight-complex="normal"/>
    </style:style>
    <style:style style:name="P48" style:family="paragraph" style:parent-style-name="Footnote">
      <style:paragraph-properties fo:margin-left="1.27cm" fo:margin-right="0cm" fo:text-indent="0cm" style:auto-text-indent="false"/>
      <style:text-properties fo:font-size="12pt" fo:font-style="normal" fo:font-weight="normal" officeooo:rsid="007f30bf" officeooo:paragraph-rsid="008210d3"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text-indent="0cm" style:auto-text-indent="false"/>
      <style:text-properties fo:font-size="12pt" fo:font-style="normal" fo:font-weight="normal" officeooo:rsid="0011ac7e" officeooo:paragraph-rsid="0011ac7e"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indent="0cm" style:auto-text-indent="false"/>
      <style:text-properties fo:font-size="12pt" fo:font-style="normal" fo:font-weight="normal" officeooo:rsid="00160ca3" officeooo:paragraph-rsid="00160ca3"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indent="0cm" style:auto-text-indent="false"/>
      <style:text-properties fo:font-size="12pt" fo:font-style="normal" fo:font-weight="normal" officeooo:rsid="00159edf" officeooo:paragraph-rsid="00159ed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indent="0cm" style:auto-text-indent="false"/>
      <style:text-properties fo:font-size="12pt" fo:font-style="normal" fo:font-weight="normal" officeooo:rsid="001797df" officeooo:paragraph-rsid="001797d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indent="0cm" style:auto-text-indent="false"/>
      <style:text-properties fo:font-size="12pt" fo:font-style="normal" fo:font-weight="normal" officeooo:rsid="00197008" officeooo:paragraph-rsid="0017e0df"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indent="0cm" style:auto-text-indent="false"/>
      <style:text-properties fo:font-size="12pt" fo:font-style="normal" fo:font-weight="normal" officeooo:rsid="001ae0c9" officeooo:paragraph-rsid="001ae0c9"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indent="0cm" style:auto-text-indent="false"/>
      <style:text-properties fo:font-size="12pt" fo:font-style="normal" fo:font-weight="normal" officeooo:rsid="001d69ce" officeooo:paragraph-rsid="001d69ce"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indent="0cm" style:auto-text-indent="false"/>
      <style:text-properties fo:font-size="12pt" fo:font-style="normal" fo:font-weight="normal" officeooo:rsid="001f10de" officeooo:paragraph-rsid="001d7934"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indent="0cm" style:auto-text-indent="false"/>
      <style:text-properties fo:font-size="12pt" fo:font-style="normal" fo:font-weight="normal" officeooo:rsid="0021f976" officeooo:paragraph-rsid="00209540"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indent="0cm" style:auto-text-indent="false"/>
      <style:text-properties fo:font-size="12pt" fo:font-style="normal" fo:font-weight="normal" officeooo:rsid="002a71bf" officeooo:paragraph-rsid="002a71bf"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font-style="normal" fo:font-weight="normal" officeooo:rsid="002b361a" officeooo:paragraph-rsid="002a71bf"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indent="0cm" style:auto-text-indent="false"/>
      <style:text-properties fo:font-size="12pt" fo:font-weight="normal" officeooo:rsid="00159edf" officeooo:paragraph-rsid="00159edf" style:font-size-asian="12pt" style:font-weight-asian="normal" style:font-size-complex="12pt" style:font-weight-complex="normal"/>
    </style:style>
    <style:style style:name="P61" style:family="paragraph" style:parent-style-name="Standard">
      <style:paragraph-properties fo:margin-left="0cm" fo:margin-right="0cm" fo:text-indent="0cm" style:auto-text-indent="false"/>
      <style:text-properties fo:font-size="12pt" fo:font-weight="normal" officeooo:rsid="001797df" officeooo:paragraph-rsid="0017e0df" style:font-size-asian="12pt" style:font-weight-asian="normal" style:font-size-complex="12pt" style:font-weight-complex="normal"/>
    </style:style>
    <style:style style:name="P62" style:family="paragraph" style:parent-style-name="Standard">
      <style:paragraph-properties fo:margin-left="0cm" fo:margin-right="0cm" fo:text-indent="0cm" style:auto-text-indent="false"/>
      <style:text-properties fo:font-size="12pt" fo:font-style="italic" fo:font-weight="bold" officeooo:rsid="001797df" officeooo:paragraph-rsid="001797df" style:font-size-asian="12pt" style:font-style-asian="italic" style:font-weight-asian="bold" style:font-size-complex="12pt" style:font-style-complex="italic" style:font-weight-complex="bold"/>
    </style:style>
    <style:style style:name="P63" style:family="paragraph" style:parent-style-name="Standard">
      <style:paragraph-properties fo:margin-left="0cm" fo:margin-right="0cm" fo:text-indent="0cm" style:auto-text-indent="false"/>
      <style:text-properties fo:font-size="12pt" fo:font-style="italic" fo:font-weight="bold" officeooo:rsid="002a71bf" officeooo:paragraph-rsid="002a71bf" style:font-size-asian="12pt" style:font-style-asian="italic" style:font-weight-asian="bold" style:font-size-complex="12pt" style:font-style-complex="italic" style:font-weight-complex="bold"/>
    </style:style>
    <style:style style:name="P64" style:family="paragraph" style:parent-style-name="Standard">
      <style:paragraph-properties fo:margin-left="0cm" fo:margin-right="0cm" fo:text-indent="0cm" style:auto-text-indent="false"/>
      <style:text-properties fo:font-size="12pt" fo:font-style="italic" fo:font-weight="normal" officeooo:rsid="001797df" officeooo:paragraph-rsid="001797df"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cm" fo:margin-right="0cm" fo:text-indent="0cm" style:auto-text-indent="false"/>
      <style:text-properties fo:font-size="12pt" fo:font-style="italic" fo:font-weight="normal" officeooo:rsid="0017e0df" officeooo:paragraph-rsid="0017e0df"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cm" fo:margin-right="0cm" fo:text-indent="0cm" style:auto-text-indent="false"/>
      <style:text-properties fo:font-size="12pt" fo:font-style="italic" fo:font-weight="normal" officeooo:rsid="00197008" officeooo:paragraph-rsid="001ae0c9" style:font-size-asian="12pt" style:font-style-asian="italic" style:font-weight-asian="normal" style:font-size-complex="12pt" style:font-style-complex="italic" style:font-weight-complex="normal"/>
    </style:style>
    <style:style style:name="P67" style:family="paragraph" style:parent-style-name="Standard">
      <style:paragraph-properties fo:margin-left="0cm" fo:margin-right="0cm" fo:text-indent="0cm" style:auto-text-indent="false"/>
      <style:text-properties fo:font-size="12pt" fo:font-style="italic" fo:font-weight="normal" officeooo:rsid="001d7934" officeooo:paragraph-rsid="001d7934"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0cm" fo:margin-right="0cm" fo:text-indent="0cm" style:auto-text-indent="false"/>
      <style:text-properties fo:font-size="12pt" fo:font-style="italic" fo:font-weight="normal" officeooo:rsid="00209540" officeooo:paragraph-rsid="00209540" style:font-size-asian="12pt" style:font-style-asian="italic" style:font-weight-asian="normal" style:font-size-complex="12pt" style:font-style-complex="italic" style:font-weight-complex="normal"/>
    </style:style>
    <style:style style:name="P69" style:family="paragraph" style:parent-style-name="Footnote">
      <style:paragraph-properties fo:margin-left="0cm" fo:margin-right="0cm" fo:text-indent="0cm" style:auto-text-indent="false"/>
      <style:text-properties fo:font-size="12pt" fo:font-style="italic" fo:font-weight="bold" officeooo:rsid="002b361a" officeooo:paragraph-rsid="002e9383" style:font-size-asian="12pt" style:font-style-asian="italic" style:font-weight-asian="bold" style:font-size-complex="12pt" style:font-style-complex="italic" style:font-weight-complex="bold"/>
    </style:style>
    <style:style style:name="P70" style:family="paragraph" style:parent-style-name="Footnote">
      <style:paragraph-properties fo:margin-left="0cm" fo:margin-right="0cm" fo:text-indent="0cm" style:auto-text-indent="false"/>
      <style:text-properties fo:font-size="12pt" fo:font-style="italic" fo:font-weight="bold" officeooo:rsid="002d6c8d" officeooo:paragraph-rsid="002d6c8d" style:font-size-asian="12pt" style:font-style-asian="italic" style:font-weight-asian="bold" style:font-size-complex="12pt" style:font-style-complex="italic" style:font-weight-complex="bold"/>
    </style:style>
    <style:style style:name="P71" style:family="paragraph" style:parent-style-name="Footnote">
      <style:paragraph-properties fo:margin-left="0cm" fo:margin-right="0cm" fo:text-indent="0cm" style:auto-text-indent="false"/>
      <style:text-properties fo:font-size="12pt" fo:font-style="italic" fo:font-weight="bold" officeooo:rsid="0030649c" officeooo:paragraph-rsid="0030649c" style:font-size-asian="12pt" style:font-style-asian="italic" style:font-weight-asian="bold" style:font-size-complex="12pt" style:font-style-complex="italic" style:font-weight-complex="bold"/>
    </style:style>
    <style:style style:name="P72" style:family="paragraph" style:parent-style-name="Footnote">
      <style:paragraph-properties fo:margin-left="0cm" fo:margin-right="0cm" fo:text-indent="0cm" style:auto-text-indent="false"/>
      <style:text-properties fo:font-size="12pt" fo:font-style="italic" fo:font-weight="bold" officeooo:rsid="00323225" officeooo:paragraph-rsid="00323225" style:font-size-asian="12pt" style:font-style-asian="italic" style:font-weight-asian="bold" style:font-size-complex="12pt" style:font-style-complex="italic" style:font-weight-complex="bold"/>
    </style:style>
    <style:style style:name="P73" style:family="paragraph" style:parent-style-name="Footnote">
      <style:paragraph-properties fo:margin-left="0cm" fo:margin-right="0cm" fo:text-indent="0cm" style:auto-text-indent="false"/>
      <style:text-properties fo:font-size="12pt" fo:font-style="italic" fo:font-weight="bold" officeooo:rsid="003a5ebc" officeooo:paragraph-rsid="003a5ebc" style:font-size-asian="12pt" style:font-style-asian="italic" style:font-weight-asian="bold" style:font-size-complex="12pt" style:font-style-complex="italic" style:font-weight-complex="bold"/>
    </style:style>
    <style:style style:name="P74" style:family="paragraph" style:parent-style-name="Footnote">
      <style:paragraph-properties fo:margin-left="0cm" fo:margin-right="0cm" fo:text-indent="0cm" style:auto-text-indent="false"/>
      <style:text-properties fo:font-size="12pt" fo:font-style="italic" fo:font-weight="bold" officeooo:rsid="003dcb62" officeooo:paragraph-rsid="003dcb62" style:font-size-asian="12pt" style:font-style-asian="italic" style:font-weight-asian="bold" style:font-size-complex="12pt" style:font-style-complex="italic" style:font-weight-complex="bold"/>
    </style:style>
    <style:style style:name="P75" style:family="paragraph" style:parent-style-name="Footnote">
      <style:paragraph-properties fo:margin-left="0cm" fo:margin-right="0cm" fo:text-indent="0cm" style:auto-text-indent="false"/>
      <style:text-properties fo:font-size="12pt" fo:font-style="italic" fo:font-weight="bold" officeooo:rsid="003e72b1" officeooo:paragraph-rsid="003e72b1" style:font-size-asian="12pt" style:font-style-asian="italic" style:font-weight-asian="bold" style:font-size-complex="12pt" style:font-style-complex="italic" style:font-weight-complex="bold"/>
    </style:style>
    <style:style style:name="P76" style:family="paragraph" style:parent-style-name="Footnote">
      <style:paragraph-properties fo:margin-left="0cm" fo:margin-right="0cm" fo:text-indent="0cm" style:auto-text-indent="false"/>
      <style:text-properties fo:font-size="12pt" fo:font-style="italic" fo:font-weight="bold" officeooo:rsid="0041fd16" officeooo:paragraph-rsid="0046f2d3" style:font-size-asian="12pt" style:font-style-asian="italic" style:font-weight-asian="bold" style:font-size-complex="12pt" style:font-style-complex="italic" style:font-weight-complex="bold"/>
    </style:style>
    <style:style style:name="P77" style:family="paragraph" style:parent-style-name="Footnote">
      <style:paragraph-properties fo:margin-left="0cm" fo:margin-right="0cm" fo:text-indent="0cm" style:auto-text-indent="false"/>
      <style:text-properties fo:font-size="12pt" fo:font-style="italic" fo:font-weight="bold" officeooo:rsid="0042d2c7" officeooo:paragraph-rsid="0042d2c7" style:font-size-asian="12pt" style:font-style-asian="italic" style:font-weight-asian="bold" style:font-size-complex="12pt" style:font-style-complex="italic" style:font-weight-complex="bold"/>
    </style:style>
    <style:style style:name="P78" style:family="paragraph" style:parent-style-name="Footnote">
      <style:paragraph-properties fo:margin-left="0cm" fo:margin-right="0cm" fo:text-indent="0cm" style:auto-text-indent="false"/>
      <style:text-properties fo:font-size="12pt" fo:font-style="italic" fo:font-weight="bold" officeooo:rsid="0049d3c6" officeooo:paragraph-rsid="004c7320" style:font-size-asian="12pt" style:font-style-asian="italic" style:font-weight-asian="bold" style:font-size-complex="12pt" style:font-style-complex="italic" style:font-weight-complex="bold"/>
    </style:style>
    <style:style style:name="P79" style:family="paragraph" style:parent-style-name="Footnote">
      <style:paragraph-properties fo:margin-left="0cm" fo:margin-right="0cm" fo:text-indent="0cm" style:auto-text-indent="false"/>
      <style:text-properties fo:font-size="12pt" fo:font-style="italic" fo:font-weight="bold" officeooo:rsid="004c7320" officeooo:paragraph-rsid="004c7320" style:font-size-asian="12pt" style:font-style-asian="italic" style:font-weight-asian="bold" style:font-size-complex="12pt" style:font-style-complex="italic" style:font-weight-complex="bold"/>
    </style:style>
    <style:style style:name="P80" style:family="paragraph" style:parent-style-name="Footnote">
      <style:paragraph-properties fo:margin-left="0cm" fo:margin-right="0cm" fo:text-indent="0cm" style:auto-text-indent="false"/>
      <style:text-properties fo:font-size="12pt" fo:font-style="italic" fo:font-weight="bold" officeooo:rsid="004db2cb" officeooo:paragraph-rsid="004db2cb" style:font-size-asian="12pt" style:font-style-asian="italic" style:font-weight-asian="bold" style:font-size-complex="12pt" style:font-style-complex="italic" style:font-weight-complex="bold"/>
    </style:style>
    <style:style style:name="P81" style:family="paragraph" style:parent-style-name="Footnote">
      <style:paragraph-properties fo:margin-left="0cm" fo:margin-right="0cm" fo:text-indent="0cm" style:auto-text-indent="false"/>
      <style:text-properties fo:font-size="12pt" fo:font-style="italic" fo:font-weight="bold" officeooo:rsid="004e3ac0" officeooo:paragraph-rsid="004e3ac0" style:font-size-asian="12pt" style:font-style-asian="italic" style:font-weight-asian="bold" style:font-size-complex="12pt" style:font-style-complex="italic" style:font-weight-complex="bold"/>
    </style:style>
    <style:style style:name="P82" style:family="paragraph" style:parent-style-name="Footnote">
      <style:paragraph-properties fo:margin-left="0cm" fo:margin-right="0cm" fo:text-indent="0cm" style:auto-text-indent="false"/>
      <style:text-properties fo:font-size="12pt" fo:font-style="italic" fo:font-weight="bold" officeooo:rsid="00529c1d" officeooo:paragraph-rsid="00529c1d" style:font-size-asian="12pt" style:font-style-asian="italic" style:font-weight-asian="bold" style:font-size-complex="12pt" style:font-style-complex="italic" style:font-weight-complex="bold"/>
    </style:style>
    <style:style style:name="P83" style:family="paragraph" style:parent-style-name="Footnote">
      <style:paragraph-properties fo:margin-left="0cm" fo:margin-right="0cm" fo:text-indent="0cm" style:auto-text-indent="false"/>
      <style:text-properties fo:font-size="12pt" fo:font-style="italic" fo:font-weight="bold" officeooo:rsid="0053a217" officeooo:paragraph-rsid="0053a217" style:font-size-asian="12pt" style:font-style-asian="italic" style:font-weight-asian="bold" style:font-size-complex="12pt" style:font-style-complex="italic" style:font-weight-complex="bold"/>
    </style:style>
    <style:style style:name="P84" style:family="paragraph" style:parent-style-name="Footnote">
      <style:paragraph-properties fo:margin-left="0cm" fo:margin-right="0cm" fo:text-indent="0cm" style:auto-text-indent="false"/>
      <style:text-properties fo:font-size="12pt" fo:font-style="italic" fo:font-weight="bold" officeooo:rsid="0056aeb3" officeooo:paragraph-rsid="0056aeb3" style:font-size-asian="12pt" style:font-style-asian="italic" style:font-weight-asian="bold" style:font-size-complex="12pt" style:font-style-complex="italic" style:font-weight-complex="bold"/>
    </style:style>
    <style:style style:name="P85" style:family="paragraph" style:parent-style-name="Footnote">
      <style:paragraph-properties fo:margin-left="0cm" fo:margin-right="0cm" fo:text-indent="0cm" style:auto-text-indent="false"/>
      <style:text-properties fo:font-size="12pt" fo:font-style="italic" fo:font-weight="bold" officeooo:rsid="005dc4d4" officeooo:paragraph-rsid="005dc4d4" style:font-size-asian="12pt" style:font-style-asian="italic" style:font-weight-asian="bold" style:font-size-complex="12pt" style:font-style-complex="italic" style:font-weight-complex="bold"/>
    </style:style>
    <style:style style:name="P86" style:family="paragraph" style:parent-style-name="Footnote">
      <style:paragraph-properties fo:margin-left="0cm" fo:margin-right="0cm" fo:text-indent="0cm" style:auto-text-indent="false"/>
      <style:text-properties fo:font-size="12pt" fo:font-style="italic" fo:font-weight="bold" officeooo:rsid="0060f81c" officeooo:paragraph-rsid="0060f81c" style:font-size-asian="12pt" style:font-style-asian="italic" style:font-weight-asian="bold" style:font-size-complex="12pt" style:font-style-complex="italic" style:font-weight-complex="bold"/>
    </style:style>
    <style:style style:name="P87" style:family="paragraph" style:parent-style-name="Footnote">
      <style:paragraph-properties fo:margin-left="0cm" fo:margin-right="0cm" fo:text-indent="0cm" style:auto-text-indent="false"/>
      <style:text-properties fo:font-size="12pt" fo:font-style="italic" fo:font-weight="bold" officeooo:rsid="0064fc54" officeooo:paragraph-rsid="0064fc54" style:font-size-asian="12pt" style:font-style-asian="italic" style:font-weight-asian="bold" style:font-size-complex="12pt" style:font-style-complex="italic" style:font-weight-complex="bold"/>
    </style:style>
    <style:style style:name="P88" style:family="paragraph" style:parent-style-name="Footnote">
      <style:paragraph-properties fo:margin-left="0cm" fo:margin-right="0cm" fo:text-indent="0cm" style:auto-text-indent="false"/>
      <style:text-properties fo:font-size="12pt" fo:font-style="normal" fo:font-weight="normal" officeooo:rsid="002ce8fc" officeooo:paragraph-rsid="002e9383" style:font-size-asian="12pt" style:font-style-asian="normal" style:font-weight-asian="normal" style:font-size-complex="12pt" style:font-style-complex="normal" style:font-weight-complex="normal"/>
    </style:style>
    <style:style style:name="P89" style:family="paragraph" style:parent-style-name="Footnote">
      <style:paragraph-properties fo:margin-left="0cm" fo:margin-right="0cm" fo:text-indent="0cm" style:auto-text-indent="false"/>
      <style:text-properties fo:font-size="12pt" fo:font-style="normal" fo:font-weight="normal" officeooo:rsid="002e9383" officeooo:paragraph-rsid="002e9383" style:font-size-asian="12pt" style:font-style-asian="normal" style:font-weight-asian="normal" style:font-size-complex="12pt" style:font-style-complex="normal" style:font-weight-complex="normal"/>
    </style:style>
    <style:style style:name="P90" style:family="paragraph" style:parent-style-name="Footnote">
      <style:paragraph-properties fo:margin-left="0cm" fo:margin-right="0cm" fo:text-indent="0cm" style:auto-text-indent="false"/>
      <style:text-properties fo:font-size="12pt" fo:font-style="normal" fo:font-weight="normal" officeooo:rsid="002d6c8d" officeooo:paragraph-rsid="002e9383" style:font-size-asian="12pt" style:font-style-asian="normal" style:font-weight-asian="normal" style:font-size-complex="12pt" style:font-style-complex="normal" style:font-weight-complex="normal"/>
    </style:style>
    <style:style style:name="P91" style:family="paragraph" style:parent-style-name="Footnote">
      <style:paragraph-properties fo:margin-left="0cm" fo:margin-right="0cm" fo:text-indent="0cm" style:auto-text-indent="false"/>
      <style:text-properties fo:font-size="12pt" fo:font-style="normal" fo:font-weight="normal" officeooo:rsid="002d6c8d" officeooo:paragraph-rsid="002d6c8d" style:font-size-asian="12pt" style:font-style-asian="normal" style:font-weight-asian="normal" style:font-size-complex="12pt" style:font-style-complex="normal" style:font-weight-complex="normal"/>
    </style:style>
    <style:style style:name="P92" style:family="paragraph" style:parent-style-name="Footnote">
      <style:paragraph-properties fo:margin-left="0cm" fo:margin-right="0cm" fo:text-indent="0cm" style:auto-text-indent="false"/>
      <style:text-properties fo:font-size="12pt" fo:font-style="normal" fo:font-weight="normal" officeooo:rsid="002edeb6" officeooo:paragraph-rsid="0030649c" style:font-size-asian="12pt" style:font-style-asian="normal" style:font-weight-asian="normal" style:font-size-complex="12pt" style:font-style-complex="normal" style:font-weight-complex="normal"/>
    </style:style>
    <style:style style:name="P93" style:family="paragraph" style:parent-style-name="Footnote">
      <style:paragraph-properties fo:margin-left="0cm" fo:margin-right="0cm" fo:text-indent="0cm" style:auto-text-indent="false"/>
      <style:text-properties fo:font-size="12pt" fo:font-style="normal" fo:font-weight="normal" officeooo:rsid="00323225" officeooo:paragraph-rsid="00323225" style:font-size-asian="12pt" style:font-style-asian="normal" style:font-weight-asian="normal" style:font-size-complex="12pt" style:font-style-complex="normal" style:font-weight-complex="normal"/>
    </style:style>
    <style:style style:name="P94" style:family="paragraph" style:parent-style-name="Footnote">
      <style:paragraph-properties fo:margin-left="0cm" fo:margin-right="0cm" fo:text-indent="0cm" style:auto-text-indent="false"/>
      <style:text-properties fo:font-size="12pt" fo:font-style="normal" fo:font-weight="normal" officeooo:rsid="003a5ebc" officeooo:paragraph-rsid="003a5ebc" style:font-size-asian="12pt" style:font-style-asian="normal" style:font-weight-asian="normal" style:font-size-complex="12pt" style:font-style-complex="normal" style:font-weight-complex="normal"/>
    </style:style>
    <style:style style:name="P95" style:family="paragraph" style:parent-style-name="Footnote">
      <style:paragraph-properties fo:margin-left="0cm" fo:margin-right="0cm" fo:text-indent="0cm" style:auto-text-indent="false"/>
      <style:text-properties fo:font-size="12pt" fo:font-style="normal" fo:font-weight="normal" officeooo:rsid="003a8058" officeooo:paragraph-rsid="003a8058" style:font-size-asian="12pt" style:font-style-asian="normal" style:font-weight-asian="normal" style:font-size-complex="12pt" style:font-style-complex="normal" style:font-weight-complex="normal"/>
    </style:style>
    <style:style style:name="P96" style:family="paragraph" style:parent-style-name="Footnote">
      <style:paragraph-properties fo:margin-left="0cm" fo:margin-right="0cm" fo:text-indent="0cm" style:auto-text-indent="false"/>
      <style:text-properties fo:font-size="12pt" fo:font-style="normal" fo:font-weight="normal" officeooo:rsid="003dcb62" officeooo:paragraph-rsid="003dcb62" style:font-size-asian="12pt" style:font-style-asian="normal" style:font-weight-asian="normal" style:font-size-complex="12pt" style:font-style-complex="normal" style:font-weight-complex="normal"/>
    </style:style>
    <style:style style:name="P97" style:family="paragraph" style:parent-style-name="Footnote">
      <style:paragraph-properties fo:margin-left="0cm" fo:margin-right="0cm" fo:text-indent="0cm" style:auto-text-indent="false"/>
      <style:text-properties fo:font-size="12pt" fo:font-style="normal" fo:font-weight="normal" officeooo:rsid="003e72b1" officeooo:paragraph-rsid="003e72b1" style:font-size-asian="12pt" style:font-style-asian="normal" style:font-weight-asian="normal" style:font-size-complex="12pt" style:font-style-complex="normal" style:font-weight-complex="normal"/>
    </style:style>
    <style:style style:name="P98" style:family="paragraph" style:parent-style-name="Footnote">
      <style:paragraph-properties fo:margin-left="0cm" fo:margin-right="0cm" fo:text-indent="0cm" style:auto-text-indent="false"/>
      <style:text-properties fo:font-size="12pt" fo:font-style="normal" fo:font-weight="normal" officeooo:rsid="0041fd16" officeooo:paragraph-rsid="0041fd16" style:font-size-asian="12pt" style:font-style-asian="normal" style:font-weight-asian="normal" style:font-size-complex="12pt" style:font-style-complex="normal" style:font-weight-complex="normal"/>
    </style:style>
    <style:style style:name="P99" style:family="paragraph" style:parent-style-name="Footnote">
      <style:paragraph-properties fo:margin-left="0cm" fo:margin-right="0cm" fo:text-indent="0cm" style:auto-text-indent="false"/>
      <style:text-properties fo:font-size="12pt" fo:font-style="normal" fo:font-weight="normal" officeooo:rsid="0043826e" officeooo:paragraph-rsid="0042d2c7" style:font-size-asian="12pt" style:font-style-asian="normal" style:font-weight-asian="normal" style:font-size-complex="12pt" style:font-style-complex="normal" style:font-weight-complex="normal"/>
    </style:style>
    <style:style style:name="P100" style:family="paragraph" style:parent-style-name="Footnote">
      <style:paragraph-properties fo:margin-left="0cm" fo:margin-right="0cm" fo:text-indent="0cm" style:auto-text-indent="false"/>
      <style:text-properties fo:font-size="12pt" fo:font-style="normal" fo:font-weight="normal" officeooo:rsid="0049d3c6" officeooo:paragraph-rsid="0049d3c6" style:font-size-asian="12pt" style:font-style-asian="normal" style:font-weight-asian="normal" style:font-size-complex="12pt" style:font-style-complex="normal" style:font-weight-complex="normal"/>
    </style:style>
    <style:style style:name="P101" style:family="paragraph" style:parent-style-name="Footnote">
      <style:paragraph-properties fo:margin-left="0cm" fo:margin-right="0cm" fo:text-indent="0cm" style:auto-text-indent="false"/>
      <style:text-properties fo:font-size="12pt" fo:font-style="normal" fo:font-weight="normal" officeooo:rsid="004c7320" officeooo:paragraph-rsid="004c7320" style:font-size-asian="12pt" style:font-style-asian="normal" style:font-weight-asian="normal" style:font-size-complex="12pt" style:font-style-complex="normal" style:font-weight-complex="normal"/>
    </style:style>
    <style:style style:name="P102" style:family="paragraph" style:parent-style-name="Footnote">
      <style:paragraph-properties fo:margin-left="0cm" fo:margin-right="0cm" fo:text-indent="0cm" style:auto-text-indent="false"/>
      <style:text-properties fo:font-size="12pt" fo:font-style="normal" fo:font-weight="normal" officeooo:rsid="004b16df" officeooo:paragraph-rsid="004c7320" style:font-size-asian="12pt" style:font-style-asian="normal" style:font-weight-asian="normal" style:font-size-complex="12pt" style:font-style-complex="normal" style:font-weight-complex="normal"/>
    </style:style>
    <style:style style:name="P103" style:family="paragraph" style:parent-style-name="Footnote">
      <style:paragraph-properties fo:margin-left="0cm" fo:margin-right="0cm" fo:text-indent="0cm" style:auto-text-indent="false"/>
      <style:text-properties fo:font-size="12pt" fo:font-style="normal" fo:font-weight="normal" officeooo:rsid="004b16df" officeooo:paragraph-rsid="004b16df" style:font-size-asian="12pt" style:font-style-asian="normal" style:font-weight-asian="normal" style:font-size-complex="12pt" style:font-style-complex="normal" style:font-weight-complex="normal"/>
    </style:style>
    <style:style style:name="P104" style:family="paragraph" style:parent-style-name="Footnote">
      <style:paragraph-properties fo:margin-left="0cm" fo:margin-right="0cm" fo:text-indent="0cm" style:auto-text-indent="false"/>
      <style:text-properties fo:font-size="12pt" fo:font-style="normal" fo:font-weight="normal" officeooo:rsid="004db2cb" officeooo:paragraph-rsid="004db2cb" style:font-size-asian="12pt" style:font-style-asian="normal" style:font-weight-asian="normal" style:font-size-complex="12pt" style:font-style-complex="normal" style:font-weight-complex="normal"/>
    </style:style>
    <style:style style:name="P105" style:family="paragraph" style:parent-style-name="Footnote">
      <style:paragraph-properties fo:margin-left="0cm" fo:margin-right="0cm" fo:text-indent="0cm" style:auto-text-indent="false"/>
      <style:text-properties fo:font-size="12pt" fo:font-style="normal" fo:font-weight="normal" officeooo:rsid="00500b43" officeooo:paragraph-rsid="004db2cb" style:font-size-asian="12pt" style:font-style-asian="normal" style:font-weight-asian="normal" style:font-size-complex="12pt" style:font-style-complex="normal" style:font-weight-complex="normal"/>
    </style:style>
    <style:style style:name="P106" style:family="paragraph" style:parent-style-name="Footnote">
      <style:paragraph-properties fo:margin-left="0cm" fo:margin-right="0cm" fo:text-indent="0cm" style:auto-text-indent="false"/>
      <style:text-properties fo:font-size="12pt" fo:font-style="normal" fo:font-weight="normal" officeooo:rsid="0050d316" officeooo:paragraph-rsid="00500b43" style:font-size-asian="12pt" style:font-style-asian="normal" style:font-weight-asian="normal" style:font-size-complex="12pt" style:font-style-complex="normal" style:font-weight-complex="normal"/>
    </style:style>
    <style:style style:name="P107" style:family="paragraph" style:parent-style-name="Footnote">
      <style:paragraph-properties fo:margin-left="0cm" fo:margin-right="0cm" fo:text-indent="0cm" style:auto-text-indent="false"/>
      <style:text-properties fo:font-size="12pt" fo:font-style="normal" fo:font-weight="normal" officeooo:rsid="0050d316" officeooo:paragraph-rsid="00529c1d" style:font-size-asian="12pt" style:font-style-asian="normal" style:font-weight-asian="normal" style:font-size-complex="12pt" style:font-style-complex="normal" style:font-weight-complex="normal"/>
    </style:style>
    <style:style style:name="P108" style:family="paragraph" style:parent-style-name="Footnote">
      <style:paragraph-properties fo:margin-left="0cm" fo:margin-right="0cm" fo:text-indent="0cm" style:auto-text-indent="false"/>
      <style:text-properties fo:font-size="12pt" fo:font-style="normal" fo:font-weight="normal" officeooo:rsid="0053a217" officeooo:paragraph-rsid="00529c1d" style:font-size-asian="12pt" style:font-style-asian="normal" style:font-weight-asian="normal" style:font-size-complex="12pt" style:font-style-complex="normal" style:font-weight-complex="normal"/>
    </style:style>
    <style:style style:name="P109" style:family="paragraph" style:parent-style-name="Footnote">
      <style:paragraph-properties fo:margin-left="0cm" fo:margin-right="0cm" fo:text-indent="0cm" style:auto-text-indent="false"/>
      <style:text-properties fo:font-size="12pt" fo:font-style="normal" fo:font-weight="normal" officeooo:rsid="0056aeb3" officeooo:paragraph-rsid="0056aeb3" style:font-size-asian="12pt" style:font-style-asian="normal" style:font-weight-asian="normal" style:font-size-complex="12pt" style:font-style-complex="normal" style:font-weight-complex="normal"/>
    </style:style>
    <style:style style:name="P110" style:family="paragraph" style:parent-style-name="Footnote">
      <style:paragraph-properties fo:margin-left="0cm" fo:margin-right="0cm" fo:text-indent="0cm" style:auto-text-indent="false"/>
      <style:text-properties fo:font-size="12pt" fo:font-style="normal" fo:font-weight="normal" officeooo:rsid="005b7b39" officeooo:paragraph-rsid="005b7b39" style:font-size-asian="12pt" style:font-style-asian="normal" style:font-weight-asian="normal" style:font-size-complex="12pt" style:font-style-complex="normal" style:font-weight-complex="normal"/>
    </style:style>
    <style:style style:name="P111" style:family="paragraph" style:parent-style-name="Footnote">
      <style:paragraph-properties fo:margin-left="0cm" fo:margin-right="0cm" fo:text-indent="0cm" style:auto-text-indent="false"/>
      <style:text-properties fo:font-size="12pt" fo:font-style="normal" fo:font-weight="normal" officeooo:rsid="005effb0" officeooo:paragraph-rsid="005dc4d4" style:font-size-asian="12pt" style:font-style-asian="normal" style:font-weight-asian="normal" style:font-size-complex="12pt" style:font-style-complex="normal" style:font-weight-complex="normal"/>
    </style:style>
    <style:style style:name="P112" style:family="paragraph" style:parent-style-name="Footnote">
      <style:paragraph-properties fo:margin-left="0cm" fo:margin-right="0cm" fo:text-indent="0cm" style:auto-text-indent="false"/>
      <style:text-properties fo:font-size="12pt" fo:font-style="normal" fo:font-weight="normal" officeooo:rsid="005effb0" officeooo:paragraph-rsid="005effb0" style:font-size-asian="12pt" style:font-style-asian="normal" style:font-weight-asian="normal" style:font-size-complex="12pt" style:font-style-complex="normal" style:font-weight-complex="normal"/>
    </style:style>
    <style:style style:name="P113" style:family="paragraph" style:parent-style-name="Footnote">
      <style:paragraph-properties fo:margin-left="0cm" fo:margin-right="0cm" fo:text-indent="0cm" style:auto-text-indent="false"/>
      <style:text-properties fo:font-size="12pt" fo:font-style="normal" fo:font-weight="normal" officeooo:rsid="00627b54" officeooo:paragraph-rsid="0060f81c" style:font-size-asian="12pt" style:font-style-asian="normal" style:font-weight-asian="normal" style:font-size-complex="12pt" style:font-style-complex="normal" style:font-weight-complex="normal"/>
    </style:style>
    <style:style style:name="P114" style:family="paragraph" style:parent-style-name="Footnote">
      <style:paragraph-properties fo:margin-left="0cm" fo:margin-right="0cm" fo:text-indent="0cm" style:auto-text-indent="false"/>
      <style:text-properties fo:font-size="12pt" fo:font-style="normal" fo:font-weight="normal" officeooo:rsid="0064fc54" officeooo:paragraph-rsid="0064fc54" style:font-size-asian="12pt" style:font-style-asian="normal" style:font-weight-asian="normal" style:font-size-complex="12pt" style:font-style-complex="normal" style:font-weight-complex="normal"/>
    </style:style>
    <style:style style:name="P115" style:family="paragraph" style:parent-style-name="Footnote">
      <style:paragraph-properties fo:margin-left="0cm" fo:margin-right="0cm" fo:text-indent="0cm" style:auto-text-indent="false"/>
      <style:text-properties fo:font-size="12pt" fo:font-style="normal" fo:font-weight="normal" officeooo:rsid="0062ee80" officeooo:paragraph-rsid="00627b54" style:font-size-asian="12pt" style:font-style-asian="normal" style:font-weight-asian="normal" style:font-size-complex="12pt" style:font-style-complex="normal" style:font-weight-complex="normal"/>
    </style:style>
    <style:style style:name="P116" style:family="paragraph" style:parent-style-name="Footnote">
      <style:paragraph-properties fo:margin-left="0cm" fo:margin-right="0cm" fo:text-indent="0cm" style:auto-text-indent="false"/>
      <style:text-properties fo:font-size="12pt" fo:font-style="normal" fo:font-weight="normal" officeooo:rsid="0068a4f8" officeooo:paragraph-rsid="0068a4f8" style:font-size-asian="12pt" style:font-style-asian="normal" style:font-weight-asian="normal" style:font-size-complex="12pt" style:font-style-complex="normal" style:font-weight-complex="normal"/>
    </style:style>
    <style:style style:name="P117" style:family="paragraph" style:parent-style-name="Footnote">
      <style:paragraph-properties fo:margin-left="0cm" fo:margin-right="0cm" fo:text-indent="0cm" style:auto-text-indent="false"/>
      <style:text-properties fo:font-size="12pt" fo:font-style="normal" fo:font-weight="normal" officeooo:rsid="006973e4" officeooo:paragraph-rsid="006973e4" style:font-size-asian="12pt" style:font-style-asian="normal" style:font-weight-asian="normal" style:font-size-complex="12pt" style:font-style-complex="normal" style:font-weight-complex="normal"/>
    </style:style>
    <style:style style:name="P118" style:family="paragraph" style:parent-style-name="Footnote">
      <style:paragraph-properties fo:margin-left="0cm" fo:margin-right="0cm" fo:text-indent="0cm" style:auto-text-indent="false"/>
      <style:text-properties fo:font-size="12pt" fo:font-style="normal" fo:font-weight="normal" officeooo:rsid="006d073d" officeooo:paragraph-rsid="006d073d" style:font-size-asian="12pt" style:font-style-asian="normal" style:font-weight-asian="normal" style:font-size-complex="12pt" style:font-style-complex="normal" style:font-weight-complex="normal"/>
    </style:style>
    <style:style style:name="P119" style:family="paragraph" style:parent-style-name="Footnote">
      <style:paragraph-properties fo:margin-left="0cm" fo:margin-right="0cm" fo:text-indent="0cm" style:auto-text-indent="false"/>
      <style:text-properties fo:font-size="12pt" fo:font-style="normal" fo:font-weight="normal" officeooo:rsid="006d1184" officeooo:paragraph-rsid="006d1184" style:font-size-asian="12pt" style:font-style-asian="normal" style:font-weight-asian="normal" style:font-size-complex="12pt" style:font-style-complex="normal" style:font-weight-complex="normal"/>
    </style:style>
    <style:style style:name="P120" style:family="paragraph" style:parent-style-name="Footnote">
      <style:paragraph-properties fo:margin-left="0cm" fo:margin-right="0cm" fo:text-indent="0cm" style:auto-text-indent="false"/>
      <style:text-properties fo:font-size="12pt" fo:font-style="normal" fo:font-weight="normal" officeooo:rsid="006d1184" officeooo:paragraph-rsid="006ea5a1" style:font-size-asian="12pt" style:font-style-asian="normal" style:font-weight-asian="normal" style:font-size-complex="12pt" style:font-style-complex="normal" style:font-weight-complex="normal"/>
    </style:style>
    <style:style style:name="P121" style:family="paragraph" style:parent-style-name="Footnote">
      <style:paragraph-properties fo:margin-left="0cm" fo:margin-right="0cm" fo:text-indent="0cm" style:auto-text-indent="false"/>
      <style:text-properties fo:font-size="12pt" fo:font-style="normal" fo:font-weight="normal" officeooo:rsid="007025cb" officeooo:paragraph-rsid="007025cb" style:font-size-asian="12pt" style:font-style-asian="normal" style:font-weight-asian="normal" style:font-size-complex="12pt" style:font-style-complex="normal" style:font-weight-complex="normal"/>
    </style:style>
    <style:style style:name="P122" style:family="paragraph" style:parent-style-name="Footnote">
      <style:paragraph-properties fo:margin-left="0cm" fo:margin-right="0cm" fo:text-indent="0cm" style:auto-text-indent="false"/>
      <style:text-properties fo:font-size="12pt" fo:font-style="normal" fo:font-weight="normal" officeooo:rsid="007025cb" officeooo:paragraph-rsid="00794424" style:font-size-asian="12pt" style:font-style-asian="normal" style:font-weight-asian="normal" style:font-size-complex="12pt" style:font-style-complex="normal" style:font-weight-complex="normal"/>
    </style:style>
    <style:style style:name="P123" style:family="paragraph" style:parent-style-name="Footnote">
      <style:paragraph-properties fo:margin-left="0cm" fo:margin-right="0cm" fo:text-indent="0cm" style:auto-text-indent="false"/>
      <style:text-properties fo:font-size="12pt" fo:font-style="normal" fo:font-weight="normal" officeooo:rsid="006ea5a1" officeooo:paragraph-rsid="006ea5a1" style:font-size-asian="12pt" style:font-style-asian="normal" style:font-weight-asian="normal" style:font-size-complex="12pt" style:font-style-complex="normal" style:font-weight-complex="normal"/>
    </style:style>
    <style:style style:name="P124" style:family="paragraph" style:parent-style-name="Footnote">
      <style:paragraph-properties fo:margin-left="0cm" fo:margin-right="0cm" fo:text-indent="0cm" style:auto-text-indent="false"/>
      <style:text-properties fo:font-size="12pt" fo:font-style="normal" fo:font-weight="normal" officeooo:rsid="007542f1" officeooo:paragraph-rsid="007542f1" style:font-size-asian="12pt" style:font-style-asian="normal" style:font-weight-asian="normal" style:font-size-complex="12pt" style:font-style-complex="normal" style:font-weight-complex="normal"/>
    </style:style>
    <style:style style:name="P125" style:family="paragraph" style:parent-style-name="Footnote">
      <style:paragraph-properties fo:margin-left="0cm" fo:margin-right="0cm" fo:text-indent="0cm" style:auto-text-indent="false"/>
      <style:text-properties fo:font-size="12pt" fo:font-style="normal" fo:font-weight="normal" officeooo:rsid="007ce38f" officeooo:paragraph-rsid="007ce38f" style:font-size-asian="12pt" style:font-style-asian="normal" style:font-weight-asian="normal" style:font-size-complex="12pt" style:font-style-complex="normal" style:font-weight-complex="normal"/>
    </style:style>
    <style:style style:name="P126" style:family="paragraph" style:parent-style-name="Footnote">
      <style:paragraph-properties fo:margin-left="0cm" fo:margin-right="0cm" fo:text-indent="0cm" style:auto-text-indent="false"/>
      <style:text-properties fo:font-size="12pt" fo:font-style="normal" fo:font-weight="bold" officeooo:rsid="0049d3c6" officeooo:paragraph-rsid="0049d3c6" style:font-size-asian="12pt" style:font-style-asian="normal" style:font-weight-asian="bold" style:font-size-complex="12pt" style:font-style-complex="normal" style:font-weight-complex="bold"/>
    </style:style>
    <style:style style:name="P127" style:family="paragraph" style:parent-style-name="Footnote">
      <style:paragraph-properties fo:margin-left="0cm" fo:margin-right="0cm" fo:text-indent="0cm" style:auto-text-indent="false"/>
      <style:text-properties fo:font-size="12pt" fo:font-style="normal" fo:font-weight="bold" officeooo:rsid="006a4b70" officeooo:paragraph-rsid="006a4b70" style:font-size-asian="12pt" style:font-style-asian="normal" style:font-weight-asian="bold" style:font-size-complex="12pt" style:font-style-complex="normal" style:font-weight-complex="bold"/>
    </style:style>
    <style:style style:name="P128" style:family="paragraph" style:parent-style-name="Standard">
      <style:text-properties fo:font-size="12pt" fo:font-weight="normal" officeooo:rsid="000dc1bb" officeooo:paragraph-rsid="000eddca" style:font-size-asian="12pt" style:font-weight-asian="normal" style:font-size-complex="12pt" style:font-weight-complex="normal"/>
    </style:style>
    <style:style style:name="P129" style:family="paragraph" style:parent-style-name="Standard">
      <style:text-properties fo:font-size="12pt" fo:font-weight="normal" officeooo:rsid="000f696a" officeooo:paragraph-rsid="000f696a" style:font-size-asian="12pt" style:font-weight-asian="normal" style:font-size-complex="12pt" style:font-weight-complex="normal"/>
    </style:style>
    <style:style style:name="P130" style:family="paragraph" style:parent-style-name="Standard">
      <style:text-properties fo:font-size="12pt" fo:font-weight="normal" officeooo:rsid="000fad62" officeooo:paragraph-rsid="000fad62" style:font-size-asian="12pt" style:font-weight-asian="normal" style:font-size-complex="12pt" style:font-weight-complex="normal"/>
    </style:style>
    <style:style style:name="P131" style:family="paragraph" style:parent-style-name="Standard">
      <style:text-properties fo:font-size="12pt" fo:font-weight="normal" officeooo:rsid="000fad62" officeooo:paragraph-rsid="00159edf" style:font-size-asian="12pt" style:font-weight-asian="normal" style:font-size-complex="12pt" style:font-weight-complex="normal"/>
    </style:style>
    <style:style style:name="P132" style:family="paragraph" style:parent-style-name="Standard">
      <style:text-properties fo:font-size="12pt" fo:font-style="normal" fo:font-weight="normal" officeooo:rsid="000f42ec" officeooo:paragraph-rsid="000eddca" style:font-size-asian="12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0fad62" officeooo:paragraph-rsid="000fad62" style:font-size-asian="12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1061de" officeooo:paragraph-rsid="000fad62" style:font-size-asian="12pt" style:font-style-asian="normal" style:font-weight-asian="normal" style:font-size-complex="12pt" style:font-style-complex="normal" style:font-weight-complex="normal"/>
    </style:style>
    <style:style style:name="P135" style:family="paragraph" style:parent-style-name="Standard">
      <style:text-properties fo:font-size="12pt" fo:font-weight="bold" officeooo:rsid="000dc1bb" officeooo:paragraph-rsid="000dc1bb" style:font-size-asian="12pt" style:font-weight-asian="bold" style:font-size-complex="12pt" style:font-weight-complex="bold"/>
    </style:style>
    <style:style style:name="P136" style:family="paragraph" style:parent-style-name="Standard">
      <style:paragraph-properties fo:margin-left="1.251cm" fo:margin-right="0cm" fo:text-indent="0cm" style:auto-text-indent="false"/>
      <style:text-properties fo:font-size="12pt" fo:font-weight="normal" officeooo:rsid="000f42ec" officeooo:paragraph-rsid="000f42ec" style:font-size-asian="12pt" style:font-weight-asian="normal" style:font-size-complex="12pt" style:font-weight-complex="normal"/>
    </style:style>
    <style:style style:name="P137" style:family="paragraph" style:parent-style-name="Footnote">
      <style:text-properties officeooo:rsid="002d6c8d" officeooo:paragraph-rsid="002d6c8d"/>
    </style:style>
    <style:style style:name="P138" style:family="paragraph" style:parent-style-name="Footnote">
      <style:text-properties officeooo:rsid="003a8058" officeooo:paragraph-rsid="003a8058"/>
    </style:style>
    <style:style style:name="P139" style:family="paragraph" style:parent-style-name="Footnote">
      <style:text-properties officeooo:rsid="0042aeca" officeooo:paragraph-rsid="0042aeca"/>
    </style:style>
    <style:style style:name="P140" style:family="paragraph" style:parent-style-name="Footnote">
      <style:text-properties officeooo:rsid="0060f81c" officeooo:paragraph-rsid="0060f81c"/>
    </style:style>
    <style:style style:name="P141" style:family="paragraph" style:parent-style-name="Footnote">
      <style:text-properties fo:font-variant="normal" fo:text-transform="none" style:text-position="0% 100%" fo:font-style="normal" style:text-underline-style="none" fo:font-weight="normal"/>
    </style:style>
    <style:style style:name="P142" style:family="paragraph" style:parent-style-name="Footnote">
      <style:text-properties fo:font-variant="normal" fo:text-transform="none" style:text-position="0% 100%" fo:font-style="normal" style:text-underline-style="none" fo:font-weight="normal"/>
    </style:style>
    <style:style style:name="P143" style:family="paragraph" style:parent-style-name="Footnote">
      <style:paragraph-properties fo:margin-left="0cm" fo:margin-right="0cm" fo:text-indent="0cm" style:auto-text-indent="false"/>
      <style:text-properties fo:font-size="12pt" fo:font-style="normal" fo:font-weight="normal" officeooo:rsid="00794424" officeooo:paragraph-rsid="00794424" style:font-size-asian="12pt" style:font-style-asian="normal" style:font-weight-asian="normal" style:font-size-complex="12pt" style:font-style-complex="normal" style:font-weight-complex="normal"/>
    </style:style>
    <style:style style:name="P144" style:family="paragraph" style:parent-style-name="Footnote">
      <style:paragraph-properties fo:margin-left="0cm" fo:margin-right="0cm" fo:text-indent="0cm" style:auto-text-indent="false"/>
      <style:text-properties fo:font-size="12pt" fo:font-style="normal" fo:font-weight="normal" officeooo:rsid="007f30bf" officeooo:paragraph-rsid="008210d3" style:font-size-asian="12pt" style:font-style-asian="normal" style:font-weight-asian="normal" style:font-size-complex="12pt" style:font-style-complex="normal" style:font-weight-complex="normal"/>
    </style:style>
    <style:style style:name="P145" style:family="paragraph" style:parent-style-name="Footnote">
      <style:paragraph-properties fo:margin-left="0cm" fo:margin-right="0cm" fo:text-indent="0cm" style:auto-text-indent="false"/>
      <style:text-properties fo:font-size="12pt" fo:font-style="normal" fo:font-weight="normal" officeooo:rsid="008bf6d7" officeooo:paragraph-rsid="008bf6d7" style:font-size-asian="12pt" style:font-style-asian="normal" style:font-weight-asian="normal" style:font-size-complex="12pt" style:font-style-complex="normal" style:font-weight-complex="normal"/>
    </style:style>
    <style:style style:name="P146" style:family="paragraph" style:parent-style-name="Footnote">
      <style:paragraph-properties fo:margin-left="0cm" fo:margin-right="0cm" fo:text-indent="0cm" style:auto-text-indent="false"/>
      <style:text-properties fo:font-size="12pt" fo:font-style="normal" fo:font-weight="normal" officeooo:rsid="008bf72e" officeooo:paragraph-rsid="008bf72e" style:font-size-asian="12pt" style:font-style-asian="normal" style:font-weight-asian="normal" style:font-size-complex="12pt" style:font-style-complex="normal" style:font-weight-complex="normal"/>
    </style:style>
    <style:style style:name="P147" style:family="paragraph" style:parent-style-name="Footnote">
      <style:paragraph-properties fo:margin-left="0cm" fo:margin-right="0cm" fo:text-indent="0cm" style:auto-text-indent="false"/>
      <style:text-properties fo:font-size="12pt" fo:font-style="normal" fo:font-weight="normal" officeooo:rsid="008cc1bf" officeooo:paragraph-rsid="008cc1bf" style:font-size-asian="12pt" style:font-style-asian="normal" style:font-weight-asian="normal" style:font-size-complex="12pt" style:font-style-complex="normal" style:font-weight-complex="normal"/>
    </style:style>
    <style:style style:name="P148" style:family="paragraph" style:parent-style-name="Footnote">
      <style:paragraph-properties fo:margin-left="0cm" fo:margin-right="0cm" fo:text-indent="0cm" style:auto-text-indent="false"/>
      <style:text-properties fo:font-size="12pt" fo:font-style="normal" fo:font-weight="normal" officeooo:rsid="008dba1e" officeooo:paragraph-rsid="008dba1e" style:font-size-asian="12pt" style:font-style-asian="normal" style:font-weight-asian="normal" style:font-size-complex="12pt" style:font-style-complex="normal" style:font-weight-complex="normal"/>
    </style:style>
    <style:style style:name="P149" style:family="paragraph" style:parent-style-name="Footnote">
      <style:paragraph-properties fo:margin-left="0cm" fo:margin-right="0cm" fo:text-indent="0cm" style:auto-text-indent="false"/>
      <style:text-properties fo:font-size="12pt" fo:font-style="normal" fo:font-weight="normal" officeooo:rsid="008edd98" officeooo:paragraph-rsid="00907c74" style:font-size-asian="12pt" style:font-style-asian="normal" style:font-weight-asian="normal" style:font-size-complex="12pt" style:font-style-complex="normal" style:font-weight-complex="normal"/>
    </style:style>
    <style:style style:name="P150" style:family="paragraph" style:parent-style-name="Footnote">
      <style:paragraph-properties fo:margin-left="1.27cm" fo:margin-right="0cm" fo:text-indent="0cm" style:auto-text-indent="false"/>
      <style:text-properties fo:font-size="12pt" fo:font-style="normal" fo:font-weight="normal" officeooo:rsid="008bf72e" officeooo:paragraph-rsid="008bf72e" style:font-size-asian="12pt" style:font-style-asian="normal" style:font-weight-asian="normal" style:font-size-complex="12pt" style:font-style-complex="normal" style:font-weight-complex="normal"/>
    </style:style>
    <style:style style:name="P151" style:family="paragraph" style:parent-style-name="Footnote">
      <style:paragraph-properties fo:margin-left="1.27cm" fo:margin-right="0cm" fo:text-indent="0cm" style:auto-text-indent="false"/>
      <style:text-properties fo:font-size="12pt" fo:font-style="normal" fo:font-weight="normal" officeooo:rsid="008cc1bf" officeooo:paragraph-rsid="008cc1bf" style:font-size-asian="12pt" style:font-style-asian="normal" style:font-weight-asian="normal" style:font-size-complex="12pt" style:font-style-complex="normal" style:font-weight-complex="normal"/>
    </style:style>
    <style:style style:name="T1" style:family="text">
      <style:text-properties officeooo:rsid="000eddca"/>
    </style:style>
    <style:style style:name="T2" style:family="text">
      <style:text-properties fo:font-style="italic" style:font-style-asian="italic" style:font-style-complex="italic"/>
    </style:style>
    <style:style style:name="T3" style:family="text">
      <style:text-properties fo:font-style="italic" officeooo:rsid="000efbde" style:font-style-asian="italic" style:font-style-complex="italic"/>
    </style:style>
    <style:style style:name="T4" style:family="text">
      <style:text-properties fo:font-style="italic" officeooo:rsid="000f42ec" style:font-style-asian="italic" style:font-style-complex="italic"/>
    </style:style>
    <style:style style:name="T5" style:family="text">
      <style:text-properties fo:font-style="italic" officeooo:rsid="006a4b70" style:font-style-asian="italic" style:font-style-complex="italic"/>
    </style:style>
    <style:style style:name="T6" style:family="text">
      <style:text-properties fo:font-style="italic" officeooo:rsid="006ea5a1" style:font-style-asian="italic" style:font-style-complex="italic"/>
    </style:style>
    <style:style style:name="T7" style:family="text">
      <style:text-properties fo:font-style="italic" officeooo:rsid="00766a5e" style:font-style-asian="italic" style:font-style-complex="italic"/>
    </style:style>
    <style:style style:name="T8" style:family="text">
      <style:text-properties fo:font-style="italic" officeooo:rsid="00773002" style:font-style-asian="italic" style:font-style-complex="italic"/>
    </style:style>
    <style:style style:name="T9" style:family="text">
      <style:text-properties fo:font-style="italic" officeooo:rsid="007e2ddf" style:font-style-asian="italic" style:font-style-complex="italic"/>
    </style:style>
    <style:style style:name="T10" style:family="text">
      <style:text-properties fo:font-style="italic" officeooo:rsid="007025cb" style:font-style-asian="italic" style:font-style-complex="italic"/>
    </style:style>
    <style:style style:name="T11" style:family="text">
      <style:text-properties fo:font-style="italic" officeooo:rsid="008210d3" style:font-style-asian="italic" style:font-style-complex="italic"/>
    </style:style>
    <style:style style:name="T12" style:family="text">
      <style:text-properties fo:font-style="italic" officeooo:rsid="008bf6d7" style:font-style-asian="italic" style:font-style-complex="italic"/>
    </style:style>
    <style:style style:name="T13" style:family="text">
      <style:text-properties fo:font-style="italic" officeooo:rsid="008dba1e" style:font-style-asian="italic" style:font-style-complex="italic"/>
    </style:style>
    <style:style style:name="T14" style:family="text">
      <style:text-properties fo:font-style="italic" officeooo:rsid="00907c7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efbde" style:font-style-asian="normal" style:font-style-complex="normal"/>
    </style:style>
    <style:style style:name="T17" style:family="text">
      <style:text-properties fo:font-style="normal" officeooo:rsid="000f42ec" style:font-style-asian="normal" style:font-style-complex="normal"/>
    </style:style>
    <style:style style:name="T18" style:family="text">
      <style:text-properties fo:font-style="normal" officeooo:rsid="001061de" style:font-style-asian="normal" style:font-style-complex="normal"/>
    </style:style>
    <style:style style:name="T19" style:family="text">
      <style:text-properties fo:font-style="normal" officeooo:rsid="00118dec" style:font-style-asian="normal" style:font-style-complex="normal"/>
    </style:style>
    <style:style style:name="T20" style:family="text">
      <style:text-properties fo:font-style="normal" officeooo:rsid="00159edf" style:font-style-asian="normal" style:font-style-complex="normal"/>
    </style:style>
    <style:style style:name="T21" style:family="text">
      <style:text-properties fo:font-style="normal" officeooo:rsid="00160ca3" style:font-style-asian="normal" style:font-style-complex="normal"/>
    </style:style>
    <style:style style:name="T22" style:family="text">
      <style:text-properties fo:font-style="normal" officeooo:rsid="0017e0df" style:font-style-asian="normal" style:font-style-complex="normal"/>
    </style:style>
    <style:style style:name="T23" style:family="text">
      <style:text-properties fo:font-style="normal" officeooo:rsid="00197008" style:font-style-asian="normal" style:font-style-complex="normal"/>
    </style:style>
    <style:style style:name="T24" style:family="text">
      <style:text-properties fo:font-style="normal" officeooo:rsid="001ae0c9" style:font-style-asian="normal" style:font-style-complex="normal"/>
    </style:style>
    <style:style style:name="T25" style:family="text">
      <style:text-properties fo:font-style="normal" officeooo:rsid="001d9a1c" style:font-style-asian="normal" style:font-style-complex="normal"/>
    </style:style>
    <style:style style:name="T26" style:family="text">
      <style:text-properties fo:font-style="normal" officeooo:rsid="001ec0ff" style:font-style-asian="normal" style:font-style-complex="normal"/>
    </style:style>
    <style:style style:name="T27" style:family="text">
      <style:text-properties fo:font-style="normal" officeooo:rsid="001f10de" style:font-style-asian="normal" style:font-style-complex="normal"/>
    </style:style>
    <style:style style:name="T28" style:family="text">
      <style:text-properties fo:font-style="normal" officeooo:rsid="0021f976" style:font-style-asian="normal" style:font-style-complex="normal"/>
    </style:style>
    <style:style style:name="T29" style:family="text">
      <style:text-properties fo:font-style="normal" officeooo:rsid="0028db2e" style:font-style-asian="normal" style:font-style-complex="normal"/>
    </style:style>
    <style:style style:name="T30" style:family="text">
      <style:text-properties fo:font-style="normal" officeooo:rsid="002ce8f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b361a" style:font-style-asian="normal" style:font-weight-asian="normal" style:font-style-complex="normal" style:font-weight-complex="normal"/>
    </style:style>
    <style:style style:name="T33" style:family="text">
      <style:text-properties fo:font-style="normal" fo:font-weight="normal" officeooo:rsid="002ce8fc" style:font-style-asian="normal" style:font-weight-asian="normal" style:font-style-complex="normal" style:font-weight-complex="normal"/>
    </style:style>
    <style:style style:name="T34" style:family="text">
      <style:text-properties fo:font-style="normal" fo:font-weight="normal" officeooo:rsid="002d6c8d" style:font-style-asian="normal" style:font-weight-asian="normal" style:font-style-complex="normal" style:font-weight-complex="normal"/>
    </style:style>
    <style:style style:name="T35" style:family="text">
      <style:text-properties fo:font-style="normal" fo:font-weight="normal" officeooo:rsid="002e9383" style:font-style-asian="normal" style:font-weight-asian="normal" style:font-style-complex="normal" style:font-weight-complex="normal"/>
    </style:style>
    <style:style style:name="T36" style:family="text">
      <style:text-properties fo:font-style="normal" fo:font-weight="normal" officeooo:rsid="002edeb6" style:font-style-asian="normal" style:font-weight-asian="normal" style:font-style-complex="normal" style:font-weight-complex="normal"/>
    </style:style>
    <style:style style:name="T37" style:family="text">
      <style:text-properties fo:font-style="normal" fo:font-weight="normal" officeooo:rsid="0030649c" style:font-style-asian="normal" style:font-weight-asian="normal" style:font-style-complex="normal" style:font-weight-complex="normal"/>
    </style:style>
    <style:style style:name="T38" style:family="text">
      <style:text-properties fo:font-style="normal" fo:font-weight="normal" officeooo:rsid="00323225" style:font-style-asian="normal" style:font-weight-asian="normal" style:font-style-complex="normal" style:font-weight-complex="normal"/>
    </style:style>
    <style:style style:name="T39" style:family="text">
      <style:text-properties fo:font-style="normal" fo:font-weight="normal" officeooo:rsid="0035617a" style:font-style-asian="normal" style:font-weight-asian="normal" style:font-style-complex="normal" style:font-weight-complex="normal"/>
    </style:style>
    <style:style style:name="T40" style:family="text">
      <style:text-properties fo:font-style="normal" fo:font-weight="normal" officeooo:rsid="0036789e" style:font-style-asian="normal" style:font-weight-asian="normal" style:font-style-complex="normal" style:font-weight-complex="normal"/>
    </style:style>
    <style:style style:name="T41" style:family="text">
      <style:text-properties fo:font-style="normal" fo:font-weight="normal" officeooo:rsid="00386256" style:font-style-asian="normal" style:font-weight-asian="normal" style:font-style-complex="normal" style:font-weight-complex="normal"/>
    </style:style>
    <style:style style:name="T42" style:family="text">
      <style:text-properties fo:font-style="normal" fo:font-weight="normal" officeooo:rsid="003a5ebc" style:font-style-asian="normal" style:font-weight-asian="normal" style:font-style-complex="normal" style:font-weight-complex="normal"/>
    </style:style>
    <style:style style:name="T43" style:family="text">
      <style:text-properties fo:font-style="normal" fo:font-weight="normal" officeooo:rsid="003c25b8" style:font-style-asian="normal" style:font-weight-asian="normal" style:font-style-complex="normal" style:font-weight-complex="normal"/>
    </style:style>
    <style:style style:name="T44" style:family="text">
      <style:text-properties fo:font-style="normal" fo:font-weight="normal" officeooo:rsid="003f4512" style:font-style-asian="normal" style:font-weight-asian="normal" style:font-style-complex="normal" style:font-weight-complex="normal"/>
    </style:style>
    <style:style style:name="T45" style:family="text">
      <style:text-properties fo:font-style="normal" fo:font-weight="normal" officeooo:rsid="00404a19" style:font-style-asian="normal" style:font-weight-asian="normal" style:font-style-complex="normal" style:font-weight-complex="normal"/>
    </style:style>
    <style:style style:name="T46" style:family="text">
      <style:text-properties fo:font-style="normal" fo:font-weight="normal" officeooo:rsid="0042aeca" style:font-style-asian="normal" style:font-weight-asian="normal" style:font-style-complex="normal" style:font-weight-complex="normal"/>
    </style:style>
    <style:style style:name="T47" style:family="text">
      <style:text-properties fo:font-style="normal" fo:font-weight="normal" officeooo:rsid="0043826e" style:font-style-asian="normal" style:font-weight-asian="normal" style:font-style-complex="normal" style:font-weight-complex="normal"/>
    </style:style>
    <style:style style:name="T48" style:family="text">
      <style:text-properties fo:font-style="normal" fo:font-weight="normal" officeooo:rsid="0046f2d3" style:font-style-asian="normal" style:font-weight-asian="normal" style:font-style-complex="normal" style:font-weight-complex="normal"/>
    </style:style>
    <style:style style:name="T49" style:family="text">
      <style:text-properties fo:font-style="normal" fo:font-weight="normal" officeooo:rsid="0047eb7e" style:font-style-asian="normal" style:font-weight-asian="normal" style:font-style-complex="normal" style:font-weight-complex="normal"/>
    </style:style>
    <style:style style:name="T50" style:family="text">
      <style:text-properties fo:font-style="normal" fo:font-weight="normal" officeooo:rsid="004b16df" style:font-style-asian="normal" style:font-weight-asian="normal" style:font-style-complex="normal" style:font-weight-complex="normal"/>
    </style:style>
    <style:style style:name="T51" style:family="text">
      <style:text-properties fo:font-style="normal" fo:font-weight="normal" officeooo:rsid="004c7320" style:font-style-asian="normal" style:font-weight-asian="normal" style:font-style-complex="normal" style:font-weight-complex="normal"/>
    </style:style>
    <style:style style:name="T52" style:family="text">
      <style:text-properties fo:font-style="normal" fo:font-weight="normal" officeooo:rsid="004dbe70" style:font-style-asian="normal" style:font-weight-asian="normal" style:font-style-complex="normal" style:font-weight-complex="normal"/>
    </style:style>
    <style:style style:name="T53" style:family="text">
      <style:text-properties fo:font-style="normal" fo:font-weight="normal" officeooo:rsid="004e3ac0" style:font-style-asian="normal" style:font-weight-asian="normal" style:font-style-complex="normal" style:font-weight-complex="normal"/>
    </style:style>
    <style:style style:name="T54" style:family="text">
      <style:text-properties fo:font-style="normal" fo:font-weight="normal" officeooo:rsid="00500b43" style:font-style-asian="normal" style:font-weight-asian="normal" style:font-style-complex="normal" style:font-weight-complex="normal"/>
    </style:style>
    <style:style style:name="T55" style:family="text">
      <style:text-properties fo:font-style="normal" fo:font-weight="normal" officeooo:rsid="0050d316" style:font-style-asian="normal" style:font-weight-asian="normal" style:font-style-complex="normal" style:font-weight-complex="normal"/>
    </style:style>
    <style:style style:name="T56" style:family="text">
      <style:text-properties fo:font-style="normal" fo:font-weight="normal" officeooo:rsid="005257fb" style:font-style-asian="normal" style:font-weight-asian="normal" style:font-style-complex="normal" style:font-weight-complex="normal"/>
    </style:style>
    <style:style style:name="T57" style:family="text">
      <style:text-properties fo:font-style="normal" fo:font-weight="normal" officeooo:rsid="0053a217" style:font-style-asian="normal" style:font-weight-asian="normal" style:font-style-complex="normal" style:font-weight-complex="normal"/>
    </style:style>
    <style:style style:name="T58" style:family="text">
      <style:text-properties fo:font-style="normal" fo:font-weight="normal" officeooo:rsid="0054c6c7" style:font-style-asian="normal" style:font-weight-asian="normal" style:font-style-complex="normal" style:font-weight-complex="normal"/>
    </style:style>
    <style:style style:name="T59" style:family="text">
      <style:text-properties fo:font-style="normal" fo:font-weight="normal" officeooo:rsid="0059a5bb" style:font-style-asian="normal" style:font-weight-asian="normal" style:font-style-complex="normal" style:font-weight-complex="normal"/>
    </style:style>
    <style:style style:name="T60" style:family="text">
      <style:text-properties fo:font-style="normal" fo:font-weight="normal" officeooo:rsid="005b7b39" style:font-style-asian="normal" style:font-weight-asian="normal" style:font-style-complex="normal" style:font-weight-complex="normal"/>
    </style:style>
    <style:style style:name="T61" style:family="text">
      <style:text-properties fo:font-style="normal" fo:font-weight="normal" officeooo:rsid="005effb0" style:font-style-asian="normal" style:font-weight-asian="normal" style:font-style-complex="normal" style:font-weight-complex="normal"/>
    </style:style>
    <style:style style:name="T62" style:family="text">
      <style:text-properties fo:font-style="normal" fo:font-weight="normal" officeooo:rsid="0060f81c" style:font-style-asian="normal" style:font-weight-asian="normal" style:font-style-complex="normal" style:font-weight-complex="normal"/>
    </style:style>
    <style:style style:name="T63" style:family="text">
      <style:text-properties fo:font-style="normal" fo:font-weight="normal" officeooo:rsid="00627b54" style:font-style-asian="normal" style:font-weight-asian="normal" style:font-style-complex="normal" style:font-weight-complex="normal"/>
    </style:style>
    <style:style style:name="T64" style:family="text">
      <style:text-properties fo:font-style="normal" fo:font-weight="normal" officeooo:rsid="0062ee80" style:font-style-asian="normal" style:font-weight-asian="normal" style:font-style-complex="normal" style:font-weight-complex="normal"/>
    </style:style>
    <style:style style:name="T65" style:family="text">
      <style:text-properties fo:font-style="normal" fo:font-weight="normal" officeooo:rsid="0064b601" style:font-style-asian="normal" style:font-weight-asian="normal" style:font-style-complex="normal" style:font-weight-complex="normal"/>
    </style:style>
    <style:style style:name="T66" style:family="text">
      <style:text-properties fo:font-style="normal" fo:font-weight="normal" officeooo:rsid="007a0852" style:font-style-asian="normal" style:font-weight-asian="normal" style:font-style-complex="normal" style:font-weight-complex="normal"/>
    </style:style>
    <style:style style:name="T67" style:family="text">
      <style:text-properties fo:font-variant="normal" fo:text-transform="none" style:text-position="0% 100%" style:text-underline-style="none" fo:font-weight="normal"/>
    </style:style>
    <style:style style:name="T68" style:family="text">
      <style:text-properties fo:font-variant="normal" fo:text-transform="none" style:text-position="0% 100%" style:text-underline-style="none" fo:font-weight="normal" officeooo:rsid="004b16df"/>
    </style:style>
    <style:style style:name="T69" style:family="text">
      <style:text-properties fo:font-variant="normal" fo:text-transform="none" style:text-position="0% 100%" fo:font-style="italic" style:text-underline-style="none" fo:font-weight="normal" style:font-style-asian="italic"/>
    </style:style>
    <style:style style:name="T70" style:family="text">
      <style:text-properties officeooo:rsid="000f696a"/>
    </style:style>
    <style:style style:name="T71" style:family="text">
      <style:text-properties officeooo:rsid="00159edf"/>
    </style:style>
    <style:style style:name="T72" style:family="text">
      <style:text-properties fo:font-weight="normal" style:font-weight-asian="normal" style:font-weight-complex="normal"/>
    </style:style>
    <style:style style:name="T73" style:family="text">
      <style:text-properties fo:font-weight="normal" officeooo:rsid="002edeb6" style:font-weight-asian="normal" style:font-weight-complex="normal"/>
    </style:style>
    <style:style style:name="T74" style:family="text">
      <style:text-properties fo:font-weight="normal" officeooo:rsid="004c7320" style:font-weight-asian="normal" style:font-weight-complex="normal"/>
    </style:style>
    <style:style style:name="T75" style:family="text">
      <style:text-properties fo:font-weight="normal" officeooo:rsid="00627b54" style:font-weight-asian="normal" style:font-weight-complex="normal"/>
    </style:style>
    <style:style style:name="T76" style:family="text">
      <style:text-properties officeooo:rsid="006973e4"/>
    </style:style>
    <style:style style:name="T77" style:family="text">
      <style:text-properties officeooo:rsid="006a4b70"/>
    </style:style>
    <style:style style:name="T78" style:family="text">
      <style:text-properties officeooo:rsid="006ea5a1"/>
    </style:style>
    <style:style style:name="T79" style:family="text">
      <style:text-properties officeooo:rsid="00736efb"/>
    </style:style>
    <style:style style:name="T80" style:family="text">
      <style:text-properties officeooo:rsid="007542f1"/>
    </style:style>
    <style:style style:name="T81" style:family="text">
      <style:text-properties officeooo:rsid="0075c561"/>
    </style:style>
    <style:style style:name="T82" style:family="text">
      <style:text-properties officeooo:rsid="00766a5e"/>
    </style:style>
    <style:style style:name="T83" style:family="text">
      <style:text-properties officeooo:rsid="00773002"/>
    </style:style>
    <style:style style:name="T84" style:family="text">
      <style:text-properties officeooo:rsid="00794424"/>
    </style:style>
    <style:style style:name="T85" style:family="text">
      <style:text-properties officeooo:rsid="007e2ddf"/>
    </style:style>
    <style:style style:name="T86" style:family="text">
      <style:text-properties officeooo:rsid="007025cb"/>
    </style:style>
    <style:style style:name="T87" style:family="text">
      <style:text-properties officeooo:rsid="008210d3"/>
    </style:style>
    <style:style style:name="T88" style:family="text">
      <style:text-properties officeooo:rsid="008bdeb1"/>
    </style:style>
    <style:style style:name="T89" style:family="text">
      <style:text-properties officeooo:rsid="008bf72e"/>
    </style:style>
    <style:style style:name="T90" style:family="text">
      <style:text-properties officeooo:rsid="008dba1e"/>
    </style:style>
    <style:style style:name="T91" style:family="text">
      <style:text-properties officeooo:rsid="008edd98"/>
    </style:style>
    <style:style style:name="T92" style:family="text">
      <style:text-properties officeooo:rsid="00907c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In the last chapter we saw how <text:span text:style-name="T1">McDowell’s non-traditional empiricism is divided into two arguments, the epistemological and the metaphysical. We saw how McDowell’s epistemological argument makes good on many of the elements of the Sellarsian philosophical legacy. McDowell’s metaphysical argument is added to make good on one of the elements of the Sellarsian legacy the epistemological argument doesn’t deal with: adherence to naturalism. Naturalism is usually taken to mean an identification of the space of nature with the realm of law, the realm of natural-scientific intelligibility. On this usual account, the space of nature is devoid of meaning. The realm of human meaning, the space of reasons, can be treated in a few ways after this position has been taken. It can <text:s/>be excluded from the space of nature, and therefore be considered in some sense supernatural. The space of reasons can then be considered either benign or damaging to conceptions of truth that adhere to the austere conception of nature. Another route is to </text:span><text:span text:style-name="T3">reduce </text:span><text:span text:style-name="T16">the space of reasons to the realm of law, and deny that the space of reasons is a </text:span><text:span text:style-name="T3">sui generis </text:span><text:span text:style-name="T16">conceptual meta-framework. On this account, one should attempt to construct the realm of human meaning out of disenchanted, value-free natural scientific concepts and explanations.</text:span></text:p>
      <text:p text:style-name="P128"/>
      <text:p text:style-name="P128"><text:span text:style-name="T1">The metaphysical argument’s naturalism, however, does hold a place for meaning within the space of nature. The naturalism that the metaphysical argument espouses is not the traditional, austere kind. McDowell asserts that humans possess two “natures”: a first nature and a second nature. On this account, </text:span><text:span text:style-name="T4">both</text:span><text:span text:style-name="T17"> the space of nature and the realm of law inhabit the space of nature. While McDowell holds respect for the explanations of the natural sciences,</text:span></text:p>
      <text:p text:style-name="P132"/>
      <text:p text:style-name="P136"><text:span text:style-name="T17">[</text:span><text:span text:style-name="T15">once] it is acknowledged that nature must not be identified with the realm of law (which McDowell in turn identifies with first nature), one gets conceptual room for an understanding of human potentialities [such as rationality] as thoroughly natural: An active exercise of conceptual capacities is as much part of the natural development of human beings as the natural capacity for intentional action. On such a concept of nature the fact that the notion of spontaneity can only be made intelligible within a framework that differs from that appropriate for the realm of law is no longer incompatible with understanding it as part of the natural powers of [a human]—it is part of [a person’s] second nature.</text:span><text:span text:style-name="T15"><text:note text:id="ftn1" text:note-class="footnote"><text:note-citation>1</text:note-citation><text:note-body><text:p text:style-name="Footnote"><text:reference-mark-start text:name="ZOTERO_ITEM CSL_CITATION {&quot;citationID&quot;:&quot;fJbuhIfv&quot;,&quot;properties&quot;:{&quot;formattedCitation&quot;:&quot;{\\rtf Christoph Halbig, \\uc0\\u8216{}Varieties of Nature in Hegel and McDowell\\uc0\\u8217{} (2006) 14 {\\i{}European Journal of Philosophy} 222, 226.}&quot;,&quot;plainCitation&quot;:&quot;Christoph Halbig, ‘Varieties of Nature in Hegel and McDowell’ (2006) 14 European Journal of Philosophy 222, 226.&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6&quot;}],&quot;schema&quot;:&quot;https://github.com/citation-style-language/schema/raw/master/csl-citation.json&quot;} RND6lUkichmaD"/><text:span text:style-name="T67">Christoph Halbig, ‘Varieties of Nature in Hegel and McDowell’ (2006) 14 </text:span><text:span text:style-name="T69">European Journal of Philosophy</text:span><text:span text:style-name="T67"> 222, 226.</text:span><text:reference-mark-end text:name="ZOTERO_ITEM CSL_CITATION {&quot;citationID&quot;:&quot;fJbuhIfv&quot;,&quot;properties&quot;:{&quot;formattedCitation&quot;:&quot;{\\rtf Christoph Halbig, \\uc0\\u8216{}Varieties of Nature in Hegel and McDowell\\uc0\\u8217{} (2006) 14 {\\i{}European Journal of Philosophy} 222, 226.}&quot;,&quot;plainCitation&quot;:&quot;Christoph Halbig, ‘Varieties of Nature in Hegel and McDowell’ (2006) 14 European Journal of Philosophy 222, 226.&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6&quot;}],&quot;schema&quot;:&quot;https://github.com/citation-style-language/schema/raw/master/csl-citation.json&quot;} RND6lUkichmaD"/></text:p></text:note-body></text:note></text:span></text:p>
      <text:p text:style-name="P135"/>
      <text:p text:style-name="P135">MCDOWELL’S <text:span text:style-name="T70">ARGUMENT</text:span> FOR DIVIDING NATURE IN TWO</text:p>
      <text:p text:style-name="P135"/>
      <text:p text:style-name="P129">In the last chapter we summarised McDowell’s metaphysical argument, but we did n<text:span text:style-name="T88">o</text:span>t go into much depth about the reasons he provides for it. The first part of this chapter will examine more fully the argument McDowell provides in the metaphysical component of <text:span text:style-name="T2">Mind and World. </text:span><text:span text:style-name="T15">The second part of this chapter will</text:span> discuss and evaluate the criticism that the metaphysical argument has met in the literature. Performing a brief but more careful overview of McDowell’s metaphysical argument should help better inform our discussion of its criticism.</text:p>
      <text:p text:style-name="P129"/>
      <text:p text:style-name="P130">McDowell provides an in-depth discussion of his <text:span text:style-name="T2">Mind and World </text:span>metaphysical argument in<text:span text:style-name="T15"> his article </text:span><text:span text:style-name="T2">Two Sorts of Naturalism</text:span><text:span text:style-name="T15">. In </text:span><text:span text:style-name="T2">Two Sorts</text:span><text:span text:style-name="T15">, McDowell explains more fully the particular picture of Aristotle to which he adheres. This was relevant for his discussion because the paper was written for a festschrift for Philippa Foot, a towering figure in analytic philosophy who was famous for turning to Aristotle in order to intervene in moral philosophy.</text:span></text:p>
      <text:p text:style-name="P133"/>
      <text:p text:style-name="P131"><text:span text:style-name="T15">McDowell argues </text:span><text:span text:style-name="T18">against what he claims is the familiar picture of Aristotle, made famous by figures such as Bernard Williams. On this conception, Aristotle </text:span><text:span text:style-name="T19">can only be read </text:span><text:span text:style-name="T20">two ways </text:span><text:span text:style-name="T18">when filling out his picture of human morality. </text:span><text:span text:style-name="T20">He is </text:span><text:span text:style-name="T19">either </text:span><text:span text:style-name="T18">advanc</text:span><text:span text:style-name="T19">ing</text:span><text:span text:style-name="T18"> an austere conception of nature, </text:span><text:span text:style-name="T19">or an unacceptably pre-modern enchanted picture of nature,</text:span><text:span text:style-name="T18">:</text:span></text:p>
      <text:p text:style-name="P134"/>
      <text:p text:style-name="P1"><text:soft-page-break/><text:span text:style-name="T15">And by my lights, Williams’s reading is a historical monstrosity; it attributes to Aristotle a felt need for foundations, and a conception of nature as where the foundations must be, that make sense only as a product of modern philosophy, and then represents him as trying to satisfy the need with an archaic picture of nature.</text:span><text:span text:style-name="T15"><text:note text:id="ftn2" text:note-class="footnote"><text:note-citation>2</text:note-citation><text:note-body><text:p text:style-name="Footnote"><text:reference-mark-start text:name="ZOTERO_ITEM CSL_CITATION {&quot;citationID&quot;:&quot;h7UJ4xts&quot;,&quot;properties&quot;:{&quot;formattedCitation&quot;:&quot;{\\rtf John McDowell, \\uc0\\u8216{}Two Sorts of Naturalism\\uc0\\u8217{} in {\\i{}Mind, Value, and Reality} (Harvard University Press, 1998) 167, 195.}&quot;,&quot;plainCitation&quot;:&quot;John McDowell, ‘Two Sorts of Naturalism’ in Mind, Value, and Reality (Harvard University Press, 1998) 167, 19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5&quot;}],&quot;schema&quot;:&quot;https://github.com/citation-style-language/schema/raw/master/csl-citation.json&quot;} RNDNumuPnPUgP"/><text:span text:style-name="T67">John McDowell, ‘Two Sorts of Naturalism’ in </text:span><text:span text:style-name="T69">Mind, Value, and Reality</text:span><text:span text:style-name="T67"> (Harvard University Press, 1998) 167, 195.</text:span><text:reference-mark-end text:name="ZOTERO_ITEM CSL_CITATION {&quot;citationID&quot;:&quot;h7UJ4xts&quot;,&quot;properties&quot;:{&quot;formattedCitation&quot;:&quot;{\\rtf John McDowell, \\uc0\\u8216{}Two Sorts of Naturalism\\uc0\\u8217{} in {\\i{}Mind, Value, and Reality} (Harvard University Press, 1998) 167, 195.}&quot;,&quot;plainCitation&quot;:&quot;John McDowell, ‘Two Sorts of Naturalism’ in Mind, Value, and Reality (Harvard University Press, 1998) 167, 19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5&quot;}],&quot;schema&quot;:&quot;https://github.com/citation-style-language/schema/raw/master/csl-citation.json&quot;} RNDNumuPnPUgP"/></text:p></text:note-body></text:note></text:span></text:p>
      <text:p text:style-name="P4"/>
      <text:p text:style-name="P49">Earlier on in the paper, <text:span text:style-name="T71">in the context of discussing neo-Humean versions of moral realism,</text:span> McDowell says this of Williams’s reading of Aristotle:</text:p>
      <text:p text:style-name="P49"/>
      <text:p text:style-name="P2"><text:span text:style-name="T15">What I have sketched here can look like a cogent argument by elimination, forcing us to try to ground the rationality of ethics in something like what it is for the life of the species to go well. Williams’s reading of Aristotle fits here in a way, as a response to the fact that such a grounding has its own problems, which means that the framework of available options is under stress. It is as if, barring subjectivism, the appeal to the supernatural has to show up somewhere, and only in a primitive conception of nature could it pass unnoticed that something supernatural is being smuggled into nature.</text:span><text:span text:style-name="T15"><text:note text:id="ftn3" text:note-class="footnote"><text:note-citation>3</text:note-citation><text:note-body><text:p text:style-name="Footnote"><text:reference-mark-start text:name="ZOTERO_ITEM CSL_CITATION {&quot;citationID&quot;:&quot;cThcXiqy&quot;,&quot;properties&quot;:{&quot;formattedCitation&quot;:&quot;Ibid 177.&quot;,&quot;plainCitation&quot;:&quot;Ibid 17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7&quot;}],&quot;schema&quot;:&quot;https://github.com/citation-style-language/schema/raw/master/csl-citation.json&quot;} RNDbdLqa2mdZo"/>Ibid 177.<text:reference-mark-end text:name="ZOTERO_ITEM CSL_CITATION {&quot;citationID&quot;:&quot;cThcXiqy&quot;,&quot;properties&quot;:{&quot;formattedCitation&quot;:&quot;Ibid 177.&quot;,&quot;plainCitation&quot;:&quot;Ibid 17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7&quot;}],&quot;schema&quot;:&quot;https://github.com/citation-style-language/schema/raw/master/csl-citation.json&quot;} RNDbdLqa2mdZo"/></text:p></text:note-body></text:note></text:span></text:p>
      <text:p text:style-name="P5"/>
      <text:p text:style-name="P50">This picture of the Aristotelian conception of ethical naturalism, in addition to “smuggling” in the supernatural into its fold, commits the added error of having a bad conception of objectivity:</text:p>
      <text:p text:style-name="P50"/>
      <text:p text:style-name="P3"><text:span text:style-name="T15">In Williams’s reading, [the virtues that Aristotle lists that] are necessary for proper realisation of human nature … figure in an accurate depiction of the view from nowhere—a thesis that Williams rightly says we cannot now believe, about any lists of virtues, even ones we ourselves admire and aspire to.</text:span><text:span text:style-name="T15"><text:note text:id="ftn4" text:note-class="footnote"><text:note-citation>4</text:note-citation><text:note-body><text:p text:style-name="Footnote"><text:reference-mark-start text:name="ZOTERO_ITEM CSL_CITATION {&quot;citationID&quot;:&quot;3pGPbpO2&quot;,&quot;properties&quot;:{&quot;formattedCitation&quot;:&quot;Ibid 195.&quot;,&quot;plainCitation&quot;:&quot;Ibid 19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5&quot;}],&quot;schema&quot;:&quot;https://github.com/citation-style-language/schema/raw/master/csl-citation.json&quot;} RNDB40Syh16sc"/>Ibid 195.<text:reference-mark-end text:name="ZOTERO_ITEM CSL_CITATION {&quot;citationID&quot;:&quot;3pGPbpO2&quot;,&quot;properties&quot;:{&quot;formattedCitation&quot;:&quot;Ibid 195.&quot;,&quot;plainCitation&quot;:&quot;Ibid 19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5&quot;}],&quot;schema&quot;:&quot;https://github.com/citation-style-language/schema/raw/master/csl-citation.json&quot;} RNDB40Syh16sc"/></text:p></text:note-body></text:note></text:span></text:p>
      <text:p text:style-name="P51"/>
      <text:p text:style-name="P60"><text:span text:style-name="T15">It is McDowell’s position that this reading of Aristotle is incorrect. This interpretation of Aristotle comes about due to the same kind of modern anxieties that powered the oscillation between the Myth of the Given, and coherentism in the first part of </text:span><text:span text:style-name="T2">Mind and World</text:span><text:span text:style-name="T15">. The anxiety </text:span><text:span text:style-name="T21">in this domain</text:span><text:span text:style-name="T15"> is that we </text:span><text:span text:style-name="T21">seem to </text:span><text:span text:style-name="T15">only have two options about how to relate human value to nature. The first is that we must construct domains of human value like morality out of the realm of law, out of natural-scientific explanations. The second is that we have no choice but to be anti-naturalists about human value, and hold that human value is fundamentally not natural. These anxieties are, on McDowell’s account, clouding our vision. They have infected our picture of Aristotle. It is actually the case that an Aristotlean naturalistic conception of human value actually affords us a way of escaping from this antinomy.</text:span></text:p>
      <text:p text:style-name="P51"/>
      <text:p text:style-name="P61"><text:span text:style-name="T15">To better understand the position that McDowell takes, it is important to recount his discussion of the two antinomies. Understanding how the oscillation between the two antinomies works will provide a clear picture about how to escape the oscillation. McDowell shows in </text:span><text:span text:style-name="T2">Two Sorts</text:span><text:span text:style-name="T15"> how when we normally consider Aristotle’s ethical naturalism, we normally have recourse to two other modern conceptions of ethics. These are the neo-Humean and Kantian conceptions. We recoil from one to the other. </text:span><text:span text:style-name="T22">The conceptual toolkit of each conception proves to have a debilitating blind-spot, so we attempt to patch that blind-spot up by turning to the other conception. The oscillation then continues.</text:span></text:p>
      <text:p text:style-name="P52"/>
      <text:p text:style-name="P62">The neo-Humean Conception of Ethical Naturalism</text:p>
      <text:p text:style-name="P52"/>
      <text:p text:style-name="P64"><text:span text:style-name="T22">McDowell argues that n</text:span><text:span text:style-name="T15">eo-Humean conceptions of ethical naturalism terminate in both subjectivism and reductionism. </text:span><text:span text:style-name="T29">Neo-Humean conceptions of ethical naturalism are therefore inadequate conceptions, because these two paths vitiate any appeal to giving reasons for </text:span><text:soft-page-break/><text:span text:style-name="T29">explanations for ethical claims. These two forms of ethical naturalism place a great focus on being descriptive in place of being explanatory. </text:span><text:span text:style-name="T15">McDowell provides a useful explanation of what these two labels mean right at the end of </text:span>Two Sorts<text:span text:style-name="T15">:</text:span></text:p>
      <text:p text:style-name="P52"/>
      <text:p text:style-name="P10"><text:span text:style-name="T15">Naturalism of the neo-Humean variety seems doomed to oscillate between the idea that the attractions of virtuous conduct just happen to appeal to some people, like the attractions of stamp-collecting, and the idea that the appeal of virtue to reason can be grounded on first nature … .</text:span><text:span text:style-name="T15"><text:note text:id="ftn5" text:note-class="footnote"><text:note-citation>5</text:note-citation><text:note-body><text:p text:style-name="Footnote"><text:reference-mark-start text:name="ZOTERO_ITEM CSL_CITATION {&quot;citationID&quot;:&quot;k3vBWEoH&quot;,&quot;properties&quot;:{&quot;formattedCitation&quot;:&quot;Ibid 197.&quot;,&quot;plainCitation&quot;:&quot;Ibid 19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7&quot;}],&quot;schema&quot;:&quot;https://github.com/citation-style-language/schema/raw/master/csl-citation.json&quot;} RNDa09rBY1maQ"/>Ibid 197.<text:reference-mark-end text:name="ZOTERO_ITEM CSL_CITATION {&quot;citationID&quot;:&quot;k3vBWEoH&quot;,&quot;properties&quot;:{&quot;formattedCitation&quot;:&quot;Ibid 197.&quot;,&quot;plainCitation&quot;:&quot;Ibid 19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97&quot;}],&quot;schema&quot;:&quot;https://github.com/citation-style-language/schema/raw/master/csl-citation.json&quot;} RNDa09rBY1maQ"/></text:p></text:note-body></text:note></text:span></text:p>
      <text:p text:style-name="P6"/>
      <text:p text:style-name="P65"><text:span text:style-name="T15">Neo-Humean ethical naturalism is concerned to purge the space of nature of meaning</text:span><text:span text:style-name="T23">:</text:span></text:p>
      <text:p text:style-name="P53"/>
      <text:p text:style-name="P11"><text:span text:style-name="T15">It is a commonplace that modern science has given us a disenchanted conception of the natural world. A proper appreciation of science makes it impossible to retain except perhaps in symbolic guise, the common mediaeval conception of nature as filled with meaning … . The tendency of the scientific outlook is to purge the world of meaning—the object of reason, in an old sense that is threatened by just this development. Hume is the prophet </text:span>par excellence <text:span text:style-name="T15">of this tendency, although he is quite unconscious of the historical explanation for it.</text:span><text:span text:style-name="T15"><text:note text:id="ftn6" text:note-class="footnote"><text:note-citation>6</text:note-citation><text:note-body><text:p text:style-name="Footnote"><text:reference-mark-start text:name="ZOTERO_ITEM CSL_CITATION {&quot;citationID&quot;:&quot;ph6LqUzW&quot;,&quot;properties&quot;:{&quot;formattedCitation&quot;:&quot;Ibid 174.&quot;,&quot;plainCitation&quot;:&quot;Ibid 174.&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4&quot;}],&quot;schema&quot;:&quot;https://github.com/citation-style-language/schema/raw/master/csl-citation.json&quot;} RNDvhuUEBPtXi"/>Ibid 174.<text:reference-mark-end text:name="ZOTERO_ITEM CSL_CITATION {&quot;citationID&quot;:&quot;ph6LqUzW&quot;,&quot;properties&quot;:{&quot;formattedCitation&quot;:&quot;Ibid 174.&quot;,&quot;plainCitation&quot;:&quot;Ibid 174.&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4&quot;}],&quot;schema&quot;:&quot;https://github.com/citation-style-language/schema/raw/master/csl-citation.json&quot;} RNDvhuUEBPtXi"/></text:p></text:note-body></text:note></text:span></text:p>
      <text:p text:style-name="P7"/>
      <text:p text:style-name="P66"><text:span text:style-name="T15">This is most likely not a very good picture of the metaphysics of natural science, but that is not really the point. </text:span><text:span text:style-name="T24">We could take what McDowell means by “disenchanted” in this context and subsume it under the concept “</text:span><text:span text:style-name="T29">impartial</text:span><text:span text:style-name="T24">”. </text:span><text:span text:style-name="T15">On many accounts, the disenchanted </text:span><text:span text:style-name="T24">or better rendered “</text:span><text:span text:style-name="T29">impartial</text:span><text:span text:style-name="T24">”</text:span><text:span text:style-name="T15"> picture of nature is very useful for the purpose of natural science. As McDowell says, “science is committed to a dispassionate and dehumanised stance for investigation”.</text:span><text:span text:style-name="T15"><text:note text:id="ftn7" text:note-class="footnote"><text:note-citation>7</text:note-citation><text:note-body><text:p text:style-name="Footnote"><text:reference-mark-start text:name="ZOTERO_ITEM CSL_CITATION {&quot;citationID&quot;:&quot;vvqKJs53&quot;,&quot;properties&quot;:{&quot;formattedCitation&quot;:&quot;Ibid 175.&quot;,&quot;plainCitation&quot;:&quot;Ibid 17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5&quot;}],&quot;schema&quot;:&quot;https://github.com/citation-style-language/schema/raw/master/csl-citation.json&quot;} RNDo37hRgV7r1"/>Ibid 175.<text:reference-mark-end text:name="ZOTERO_ITEM CSL_CITATION {&quot;citationID&quot;:&quot;vvqKJs53&quot;,&quot;properties&quot;:{&quot;formattedCitation&quot;:&quot;Ibid 175.&quot;,&quot;plainCitation&quot;:&quot;Ibid 175.&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5&quot;}],&quot;schema&quot;:&quot;https://github.com/citation-style-language/schema/raw/master/csl-citation.json&quot;} RNDo37hRgV7r1"/></text:p></text:note-body></text:note></text:span><text:span text:style-name="T15"> </text:span><text:span text:style-name="T24">The word “dispassionate” is here much more the point. </text:span></text:p>
      <text:p text:style-name="P54"/>
      <text:p text:style-name="P66"><text:span text:style-name="T24">Things change when considering a framework for working out a naturalistic ethics, however. The disenchantment of nature that neo-Humeans might advocate “can seem to point to a conception of nature as an ineffable lump, devoid of structure or order”.</text:span><text:span text:style-name="T24"><text:note text:id="ftn8" text:note-class="footnote"><text:note-citation>8</text:note-citation><text:note-body><text:p text:style-name="Footnote"><text:reference-mark-start text:name="ZOTERO_ITEM CSL_CITATION {&quot;citationID&quot;:&quot;wbgHTk6S&quot;,&quot;properties&quot;:{&quot;formattedCitation&quot;:&quot;Ibid 178.&quot;,&quot;plainCitation&quot;:&quot;Ibid 17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8&quot;}],&quot;schema&quot;:&quot;https://github.com/citation-style-language/schema/raw/master/csl-citation.json&quot;} RNDoYd08jXv9w"/>Ibid 178.<text:reference-mark-end text:name="ZOTERO_ITEM CSL_CITATION {&quot;citationID&quot;:&quot;wbgHTk6S&quot;,&quot;properties&quot;:{&quot;formattedCitation&quot;:&quot;Ibid 178.&quot;,&quot;plainCitation&quot;:&quot;Ibid 17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8&quot;}],&quot;schema&quot;:&quot;https://github.com/citation-style-language/schema/raw/master/csl-citation.json&quot;} RNDoYd08jXv9w"/></text:p></text:note-body></text:note></text:span><text:span text:style-name="T24"> McDowell is right when he points out that </text:span></text:p>
      <text:p text:style-name="P54"/>
      <text:p text:style-name="P12"><text:span text:style-name="T24">… we cannot entertain such a conception. If we did, we would lose our right to the idea that the world of nature is a world at all (something that breaks up into things that are the case), let alone the world (everything that is the case).</text:span><text:span text:style-name="T24"><text:note text:id="ftn9" text:note-class="footnote"><text:note-citation>9</text:note-citation><text:note-body><text:p text:style-name="Footnote"><text:reference-mark-start text:name="ZOTERO_ITEM CSL_CITATION {&quot;citationID&quot;:&quot;WL5wnW7O&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8&quot;}],&quot;schema&quot;:&quot;https://github.com/citation-style-language/schema/raw/master/csl-citation.json&quot;} RNDtZpqVL6zFA"/>Ibid.<text:reference-mark-end text:name="ZOTERO_ITEM CSL_CITATION {&quot;citationID&quot;:&quot;WL5wnW7O&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8&quot;}],&quot;schema&quot;:&quot;https://github.com/citation-style-language/schema/raw/master/csl-citation.json&quot;} RNDtZpqVL6zFA"/></text:p></text:note-body></text:note></text:span></text:p>
      <text:p text:style-name="P8"/>
      <text:p text:style-name="P55">From the perspective of holding to an ethical naturalism, purging the space of nature of meaning makes formulating any kind of intelligible ethical realism impossible. Purging the space of reasons from the space of nature, or trying to reduce the former to the latter, leads to a conception of nature as completely ethically unstructured, an “ineffable lump”, as McDowell claims.</text:p>
      <text:p text:style-name="P55"/>
      <text:p text:style-name="P67"><text:span text:style-name="T15">One way around this is to resort to subjectivism. </text:span><text:span text:style-name="T25">Neo-Humeans resort to subjectivism in an attempt to hold on to a commitment to </text:span><text:span text:style-name="T26">this</text:span><text:span text:style-name="T25"> disenchanted conception of nature. </text:span><text:span text:style-name="T26">Doing so supposedly allows them to </text:span><text:span text:style-name="T25">avoid the consequence </text:span><text:span text:style-name="T26">of this commitment: nature seems impossible to accommodate any kind of intelligibility in ethical terms. The general upshot of subjectivism is that one does their best to be descriptive about the state of affairs one finds an agent in when they have to make an ethical decision. The reasons an ethical agent gave for making a decision would then be a description of the state of </text:span><text:span text:style-name="T27">that </text:span><text:span text:style-name="T26">affairs. McDowell points out that the enormous shortcoming of this particular attempt </text:span><text:soft-page-break/><text:span text:style-name="T26">to save </text:span><text:span text:style-name="T27">the neo-Humean conception of ethical naturalism is that it “gives up the project of certifying that ethical considerations genuinely constitute reasons”.</text:span><text:span text:style-name="T27"><text:note text:id="ftn10" text:note-class="footnote"><text:note-citation>10</text:note-citation><text:note-body><text:p text:style-name="Footnote"><text:reference-mark-start text:name="ZOTERO_ITEM CSL_CITATION {&quot;citationID&quot;:&quot;aGor3Xlz&quot;,&quot;properties&quot;:{&quot;formattedCitation&quot;:&quot;Ibid 176.&quot;,&quot;plainCitation&quot;:&quot;Ibid 176.&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6&quot;}],&quot;schema&quot;:&quot;https://github.com/citation-style-language/schema/raw/master/csl-citation.json&quot;} RND0CymQzP6nI"/>Ibid 176.<text:reference-mark-end text:name="ZOTERO_ITEM CSL_CITATION {&quot;citationID&quot;:&quot;aGor3Xlz&quot;,&quot;properties&quot;:{&quot;formattedCitation&quot;:&quot;Ibid 176.&quot;,&quot;plainCitation&quot;:&quot;Ibid 176.&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76&quot;}],&quot;schema&quot;:&quot;https://github.com/citation-style-language/schema/raw/master/csl-citation.json&quot;} RND0CymQzP6nI"/></text:p></text:note-body></text:note></text:span></text:p>
      <text:p text:style-name="P56"/>
      <text:p text:style-name="P68"><text:span text:style-name="T27">T</text:span><text:span text:style-name="T15">he failure of subjectivism to build into an acceptable ethical naturalism helps provide a little more clarification about what McDowell means when he claims that a fully disenchanted picture of the space of nature would lead to the world being ethically unstructured. Subjectivism gives up on the attempt to provide reasons for ethical claims and decisions. This is the same with neo-Humean ethical reductionism or eliminativism. On the neo-Humean picture of nature, reasons don’t factor into the fabric of nature. A reason for something cannot possibly “be the case” in the world. We are left with a picture of the space of nature as devoid of </text:span><text:span text:style-name="T28">the space of reasons, or a domesticated version of it</text:span><text:span text:style-name="T15">. </text:span><text:span text:style-name="T28">The ethical content of human experience is fundamentally situated in the space of reasons, so if we lose the independence or reality of the space of reasons, we similarly lose these aspects of ethical dimensions to human experience.</text:span></text:p>
      <text:p text:style-name="P57"/>
      <text:p text:style-name="P63">The Kantian Response</text:p>
      <text:p text:style-name="P58"/>
      <text:p text:style-name="P63"><text:span text:style-name="T31">McDowell goes on to describe how we are left dissatisfied with the end result of neo-Humean ethical naturalism. We are left with a picture of morality which is distinctly nihilistic. It appears there are no reasons to give when explaining an ethical position. Further, the neo-Humean conception presents itself as quite passive. On this account, we are not involved in the process of forging new meanings and understandings, we are simply observing and then </text:span><text:span text:style-name="T39">generalising them</text:span><text:span text:style-name="T31"> outwards </text:span><text:span text:style-name="T39">to cover new situations</text:span><text:span text:style-name="T31">. We merely discover new ethical viewpoints, we are not actively involved in making them.</text:span></text:p>
      <text:p text:style-name="P58"/>
      <text:p text:style-name="P63"><text:span text:style-name="T31">McDowell explains that because of this, we turn to a Kantian conception of morality. </text:span><text:span text:style-name="T32">Importantly, the Kantian conception will turn out to be unsatisfactory as well. This is because it agrees with the neo-Humean conception on a key point: it conceives the space of nature to be devoid of meaning. The Kantian conception identifies the space of nature with the realm of law, in much the same way as the neo-Humean conception. McDowell writes that</text:span></text:p>
      <text:p text:style-name="P59"/>
      <text:p text:style-name="P15"><text:span text:style-name="T34">[m</text:span><text:span text:style-name="T35">eaning</text:span><text:span text:style-name="T34">]</text:span><text:span text:style-name="T35"> is not in nature, on the disen</text:span><text:span text:style-name="T34">chanted conception, and transcendental philosophy attempts to show us how to live with the thought that the disenchanted conception of nature is </text:span><text:span text:style-name="T35">indispensable</text:span><text:span text:style-name="T34"> to what has become our paradigm for intellectual respectability. In the philosophy of nature, we have the idea that behind an empirical transaction in which a fact impresses itself on a knowing subject, perhaps causally, there lies a transaction between subjectivity and the “in itself”</text:span><text:span text:style-name="T34"><text:note text:id="ftn11" text:note-class="footnote"><text:note-citation>11</text:note-citation><text:note-body><text:p text:style-name="P137">Remember, “in itself” means “disenchanted nature” here.</text:p></text:note-body></text:note></text:span><text:span text:style-name="T34"> that constitutes the fact—a transaction that cannot be causal, since causation operates within the constituted empirical world. </text:span></text:p>
      <text:p text:style-name="P9"/>
      <text:p text:style-name="P69"><text:span text:style-name="T33">What McDowell means by “in itself” here is the </text:span><text:span text:style-name="T40">Kantian conception of the </text:span><text:span text:style-name="T33">noumenal realm of the universe, the part of the world that is beyond the concepts of the understanding, and outside the realm of experience. </text:span><text:span text:style-name="T40">We saw how neo-Humean conceptions of ethical naturalism picture nature in this way. To them, nature is an unstructured “lump”. </text:span><text:span text:style-name="T35">I</text:span><text:span text:style-name="T34">n stark contrast to neo-Humean ethical naturalism, M</text:span><text:span text:style-name="T33">cDowell </text:span><text:span text:style-name="T34">notices that </text:span><text:span text:style-name="T35">the Kantian conception of the space of nature is in some sense conceptually articulated, and therefore rational:</text:span></text:p>
      <text:p text:style-name="P88"/>
      <text:p text:style-name="P13"><text:span text:style-name="T33">[Kant] keeps something wholly alien to subjectivity in the picture, and that means the philosophy of nature has to take the following shape: although empirically speaking we find meaning or intelligible order in the world, transcendentally speaking we co-operate with the “in itself” to make it. The idea of making meaning fits action, so perhaps we can understand </text:span><text:soft-page-break/><text:span text:style-name="T33">Kantian philosophy of practice as shaped by the thought that there is a general lesson to be learned here: all making of meaning has a transcendental aspect.</text:span><text:span text:style-name="T33"><text:note text:id="ftn12" text:note-class="footnote"><text:note-citation>12</text:note-citation><text:note-body><text:p text:style-name="P141"><text:reference-mark-start text:name="ZOTERO_ITEM CSL_CITATION {&quot;citationID&quot;:&quot;AkvTLUvJ&quot;,&quot;properties&quot;:{&quot;formattedCitation&quot;:&quot;{\\rtf McDowell, \\uc0\\u8216{}Two Sorts of Naturalism\\uc0\\u8217{}, above n 2, 182\\uc0\\u8211{}183.}&quot;,&quot;plainCitation&quot;:&quot;McDowell, ‘Two Sorts of Naturalism’, above n 2, 182–183.&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183&quot;}],&quot;schema&quot;:&quot;https://github.com/citation-style-language/schema/raw/master/csl-citation.json&quot;} RNDIYOwZlZQL0"/>McDowell, ‘Two Sorts of Naturalism’, above n 2, 182–183.<text:reference-mark-end text:name="ZOTERO_ITEM CSL_CITATION {&quot;citationID&quot;:&quot;AkvTLUvJ&quot;,&quot;properties&quot;:{&quot;formattedCitation&quot;:&quot;{\\rtf McDowell, \\uc0\\u8216{}Two Sorts of Naturalism\\uc0\\u8217{}, above n 2, 182\\uc0\\u8211{}183.}&quot;,&quot;plainCitation&quot;:&quot;McDowell, ‘Two Sorts of Naturalism’, above n 2, 182–183.&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2-183&quot;}],&quot;schema&quot;:&quot;https://github.com/citation-style-language/schema/raw/master/csl-citation.json&quot;} RNDIYOwZlZQL0"/></text:p></text:note-body></text:note></text:span></text:p>
      <text:p text:style-name="P89"/>
      <text:p text:style-name="P69"><text:span text:style-name="T35">But the point here is that there is a separation between Practical Reason and Theoretical Reason. </text:span><text:span text:style-name="T34">On the classical Kantian conception, t</text:span><text:span text:style-name="T33">he space of nature is to be identified with the Kantian analogue for the realm of law, the realm of Theoretical Reason. Although Kant’s conception of the realm of law </text:span><text:span text:style-name="T41">is </text:span><text:span text:style-name="T33">obviously inadequate as a conception of natural scientific intelligibility because it is entirely </text:span><text:span text:style-name="T34">mechanically causal, the upshot in ethical terms is still the same.</text:span><text:span text:style-name="T33"> </text:span><text:span text:style-name="T34">The Kantian conception of ethics that McDowell considers still conceives the space of nature as identified with the realm of law. </text:span><text:span text:style-name="T35">While Theoretical Reason is still a conceptually articulated realm of experience, it is meaningless. Only Practical Reason possesses meaning. </text:span><text:span text:style-name="T33">Practical Reason co-operates with Theoretical Reason to fully constitute the totality of McDowell’s model Kantian system of morality. </text:span></text:p>
      <text:p text:style-name="P90"/>
      <text:p text:style-name="P70"><text:span text:style-name="T31">It is important to point something out. The Kantian and neo-Humean conceptions of disenchanted nature here apparently conceive the realm of law as purely “causal” in some sense. </text:span><text:span text:style-name="T36">They also hold that</text:span><text:span text:style-name="T31"> there is only one conception of causation in operation in natural scientific intelligibility, </text:span><text:span text:style-name="T36">in the realm of law</text:span><text:span text:style-name="T31">. The conception of causation to which both the Kantian and neo-Humean conception of morality are adhering is the distinctly neo-Humean concept of efficient causation. This type of causation is roughly mechanical, conceiving causes a logically and temporally prior to and separate from their effects. </text:span><text:span text:style-name="T37">This is a poor conception of causation and natural scientific intelligibility. But this</text:span><text:span text:style-name="T31"> is not the point. The point is that these conceptions of morality deem that something can only happen to be the case in the space of nature if it is devoid of meaning.</text:span></text:p>
      <text:p text:style-name="P91"/>
      <text:p text:style-name="P91">How do ethical claims and reasons have a reality, then, on the Kantian account? How do they factor into the space of nature? McDowell explains:</text:p>
      <text:p text:style-name="P29"/>
      <text:p text:style-name="P14"><text:span text:style-name="T34">In the philosophy of practice, we have the roughly corresponding idea that behind the causal goings-on involved in an action, there is a transcendental injection of meaning into the world from outside: necessarily not a causal transaction for the same reason. … </text:span><text:span text:style-name="T36">If the meaning action has by virtue of being the expression of </text:span><text:span text:style-name="T73">logos</text:span><text:span text:style-name="T36"> is injected into the natural world from the outside, the </text:span><text:span text:style-name="T73">logos </text:span><text:span text:style-name="T36">that expresses itself in action cannot be part of the natural world. So Kant’s philosophy of practice needs to reject naturalistic ways of giving substance to practical reason. The central concept must be the concept of pure practical reason, constrained only by considerations of form. If we supposed that correctness in practical reason might be non-formally determined, that would deprive practical reason of its capacity to be the transcendental originator of the meaning of action.</text:span><text:span text:style-name="T36"><text:note text:id="ftn13" text:note-class="footnote"><text:note-citation>13</text:note-citation><text:note-body><text:p text:style-name="Footnote"><text:reference-mark-start text:name="ZOTERO_ITEM CSL_CITATION {&quot;citationID&quot;:&quot;91vCauNP&quot;,&quot;properties&quot;:{&quot;formattedCitation&quot;:&quot;Ibid 183.&quot;,&quot;plainCitation&quot;:&quot;Ibid 183.&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3&quot;}],&quot;schema&quot;:&quot;https://github.com/citation-style-language/schema/raw/master/csl-citation.json&quot;} RNDrT3RLme1mA"/>Ibid 183.<text:reference-mark-end text:name="ZOTERO_ITEM CSL_CITATION {&quot;citationID&quot;:&quot;91vCauNP&quot;,&quot;properties&quot;:{&quot;formattedCitation&quot;:&quot;Ibid 183.&quot;,&quot;plainCitation&quot;:&quot;Ibid 183.&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3&quot;}],&quot;schema&quot;:&quot;https://github.com/citation-style-language/schema/raw/master/csl-citation.json&quot;} RNDrT3RLme1mA"/></text:p></text:note-body></text:note></text:span></text:p>
      <text:p text:style-name="P31"/>
      <text:p text:style-name="P71"><text:span text:style-name="T31">The result is to give up on conceiving morality naturalistically. McDowell’s model Kantian fully endorses the neo-Humean conception of the space of nature, but baldly affirms the idea that there are processes and relations which are real that are not natural. The idea here is to reverse the priority between </text:span><text:span text:style-name="T38">what is real and what is natural. The Kantian asserts that the concept of the natural world does not exhaust all that is real. For the purpose of constructing a response to the inadequacies of neo-Humean ethical naturalism, McDowell’s model Kantian affirms the reality of the supernatural powers of Practical Reason.</text:span></text:p>
      <text:p text:style-name="P92"/>
      <text:p text:style-name="P72"><text:span text:style-name="T31">But this completely fails to meet the key criterion by which McDowell was judging the plausibility of formulating a system of meta-ethics. For McDowell, what is natural </text:span><text:span text:style-name="T72">just does</text:span><text:span text:style-name="T31"> exhaust the real. </text:span><text:span text:style-name="T42">The purpose of having a coherent meta-ethical system here was that it should be naturalist.</text:span><text:span text:style-name="T31"> But if we still conceive of the space of nature as identified with the realm of natural-scientific </text:span><text:soft-page-break/><text:span text:style-name="T31">intelligibility, we are thrown back into the oscillation. We return to the neo-Humean conception of ethical naturalism:</text:span></text:p>
      <text:p text:style-name="P93"/>
      <text:p text:style-name="P16"><text:span text:style-name="T31">Rehearsing these features of Kant’s philosophy of practice may reinforce the temptation to think a recoil into a neo-Humean naturalism is common sense: if we want to recognise practical reason, we must construct the requisite idea of getting things right out of the facts of disenchanted nature.</text:span><text:span text:style-name="T31"><text:note text:id="ftn14" text:note-class="footnote"><text:note-citation>14</text:note-citation><text:note-body><text:p text:style-name="Footnote"><text:reference-mark-start text:name="ZOTERO_ITEM CSL_CITATION {&quot;citationID&quot;:&quot;b5rWF1rm&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3&quot;}],&quot;schema&quot;:&quot;https://github.com/citation-style-language/schema/raw/master/csl-citation.json&quot;} RNDYgqHLlaFAP"/>Ibid.<text:reference-mark-end text:name="ZOTERO_ITEM CSL_CITATION {&quot;citationID&quot;:&quot;b5rWF1rm&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3&quot;}],&quot;schema&quot;:&quot;https://github.com/citation-style-language/schema/raw/master/csl-citation.json&quot;} RNDYgqHLlaFAP"/></text:p></text:note-body></text:note></text:span></text:p>
      <text:p text:style-name="P30"/>
      <text:p text:style-name="P73"><text:span text:style-name="T30">A </text:span><text:span text:style-name="T15">Richer Conception of Nature: McDowell’s Aristotelian Naturalism</text:span></text:p>
      <text:p text:style-name="P94"/>
      <text:p text:style-name="P95">In the preceding discussion, McDowell hoped to show how excluding the space of reasons from the space of nature lead to an unsolvable antinomy when trying to formulate a satisfying ethical naturalism. One of the locutions McDowell uses in describing this program of purging the space of nature of meaning is “empiricistic naturalism”. McDowell concludes at this stage of the dialectic that</text:p>
      <text:p text:style-name="P95"/>
      <text:p text:style-name="P17"><text:span text:style-name="T43">[o</text:span><text:span text:style-name="T31">ne</text:span><text:span text:style-name="T43">]</text:span><text:span text:style-name="T31"> supposed ground for doubt that practical thought should be allowed its aspiration to objectivity,</text:span><text:span text:style-name="T31"><text:note text:id="ftn15" text:note-class="footnote"><text:note-citation>15</text:note-citation><text:note-body><text:p text:style-name="P138">Read: “that the space of reasons should be incorporated into the space of nature”, or: “that normative dimensions to human experience should be allowed some kind of reality, like the natural sciences are”.</text:p></text:note-body></text:note></text:span><text:span text:style-name="T31"> in that general sense, is that practical thought does not aspire to a kind of truth that one could conceive in terms of mirroring the disenchanted natural world. An empiricistic naturalism restricts us to the following options for ethics: deny that ethical truth would have to be practical, or, if we hold on to the idea of ethical truth, if any, </text:span><text:span text:style-name="T43">as a species of practical truth, either force practical truth into the form of mirroring disenchanted nature or else—for those who doubt that that is feasible—renounce the aspiration to ethical truth: for instance embrace a position like emotivism, but there are more sophisticated ways of taking this last option.</text:span><text:span text:style-name="T43"><text:note text:id="ftn16" text:note-class="footnote"><text:note-citation>16</text:note-citation><text:note-body><text:p text:style-name="P141"><text:reference-mark-start text:name="ZOTERO_ITEM CSL_CITATION {&quot;citationID&quot;:&quot;7Tvfqox6&quot;,&quot;properties&quot;:{&quot;formattedCitation&quot;:&quot;{\\rtf McDowell, \\uc0\\u8216{}Two Sorts of Naturalism\\uc0\\u8217{}, above n 2, 185\\uc0\\u8211{}186.}&quot;,&quot;plainCitation&quot;:&quot;McDowell, ‘Two Sorts of Naturalism’, above n 2, 185–186.&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5-186&quot;}],&quot;schema&quot;:&quot;https://github.com/citation-style-language/schema/raw/master/csl-citation.json&quot;} RNDFR7u3MFlsr"/>McDowell, ‘Two Sorts of Naturalism’, above n 2, 185–186.<text:reference-mark-end text:name="ZOTERO_ITEM CSL_CITATION {&quot;citationID&quot;:&quot;7Tvfqox6&quot;,&quot;properties&quot;:{&quot;formattedCitation&quot;:&quot;{\\rtf McDowell, \\uc0\\u8216{}Two Sorts of Naturalism\\uc0\\u8217{}, above n 2, 185\\uc0\\u8211{}186.}&quot;,&quot;plainCitation&quot;:&quot;McDowell, ‘Two Sorts of Naturalism’, above n 2, 185–186.&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5-186&quot;}],&quot;schema&quot;:&quot;https://github.com/citation-style-language/schema/raw/master/csl-citation.json&quot;} RNDFR7u3MFlsr"/></text:p></text:note-body></text:note></text:span></text:p>
      <text:p text:style-name="P32"/>
      <text:p text:style-name="P74"><text:span text:style-name="T43">M</text:span><text:span text:style-name="T31">cDowell instead suggests we incorporate the space of reasons into the space of nature. The neo-Humean and Kantian conceptions of nature were unable to secure a satisfying meta-ethics. Ethical claims and states of affairs were denied a place in the space of nature, and as such could not be something that “was the ca</text:span><text:span text:style-name="T45">s</text:span><text:span text:style-name="T31">e”. </text:span><text:span text:style-name="T45">This was because they were objects and processes fundamentally constituted by reasons and meanings, things which were not permitted in their conception of the space of nature.</text:span></text:p>
      <text:p text:style-name="P96"/>
      <text:p text:style-name="P74"><text:span text:style-name="T31">McDowell argues that incorporating something like a Kantian Practical Reason into the space of nature would lead to a kind of Aristotelian ethical naturalism. Human ethical agents would on this account possess a first, and a second nature. An ethical agent’s first nature would be “controlled” by the disenchanted picture of nature advocated by the natural sciences.</text:span><text:span text:style-name="T31"><text:note text:id="ftn17" text:note-class="footnote"><text:note-citation>17</text:note-citation><text:note-body><text:p text:style-name="Footnote"><text:reference-mark-start text:name="ZOTERO_ITEM CSL_CITATION {&quot;citationID&quot;:&quot;8q6JBEh1&quot;,&quot;properties&quot;:{&quot;formattedCitation&quot;:&quot;Ibid 188.&quot;,&quot;plainCitation&quot;:&quot;Ibid 18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8&quot;}],&quot;schema&quot;:&quot;https://github.com/citation-style-language/schema/raw/master/csl-citation.json&quot;} RNDxT3KrRVzN1"/>Ibid 188.<text:reference-mark-end text:name="ZOTERO_ITEM CSL_CITATION {&quot;citationID&quot;:&quot;8q6JBEh1&quot;,&quot;properties&quot;:{&quot;formattedCitation&quot;:&quot;Ibid 188.&quot;,&quot;plainCitation&quot;:&quot;Ibid 18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8&quot;}],&quot;schema&quot;:&quot;https://github.com/citation-style-language/schema/raw/master/csl-citation.json&quot;} RNDxT3KrRVzN1"/></text:p></text:note-body></text:note></text:span><text:span text:style-name="T31"> An agent’s second nature, would be governed by an “enchanted” picture of nature: that part of the space of nature which was inhabited by the space of reasons. McDowell elaborates:</text:span></text:p>
      <text:p text:style-name="P96"/>
      <text:p text:style-name="P18"><text:span text:style-name="T31">In acquiring one’s second nature—that is, in acquiring </text:span><text:span text:style-name="T72">logos—</text:span><text:span text:style-name="T31">one learned to take a distinctive pleasure in acting in certain ways, and one acquired conceptual equipment suited to characterise a distinctive worthwhileness one learned to see in such actions, that is, a distinctive range of reasons one learned to see for acting in those ways.</text:span><text:span text:style-name="T31"><text:note text:id="ftn18" text:note-class="footnote"><text:note-citation>18</text:note-citation><text:note-body><text:p text:style-name="Footnote"><text:reference-mark-start text:name="ZOTERO_ITEM CSL_CITATION {&quot;citationID&quot;:&quot;2QyZbtjp&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8&quot;}],&quot;schema&quot;:&quot;https://github.com/citation-style-language/schema/raw/master/csl-citation.json&quot;} RNDhggT3x2UNP"/>Ibid.<text:reference-mark-end text:name="ZOTERO_ITEM CSL_CITATION {&quot;citationID&quot;:&quot;2QyZbtjp&quot;,&quot;properties&quot;:{&quot;formattedCitation&quot;:&quot;Ibid.&quot;,&quot;plainCitation&quot;:&quot;Ibid.&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8&quot;}],&quot;schema&quot;:&quot;https://github.com/citation-style-language/schema/raw/master/csl-citation.json&quot;} RNDhggT3x2UNP"/></text:p></text:note-body></text:note></text:span></text:p>
      <text:p text:style-name="P33"/>
      <text:p text:style-name="P75"><text:span text:style-name="T31">An agent’s second nature would be that part of its natural way of being that was governed by an “ethical upbringing”. It is part of an agent’s “second” nature to “have the world in view”, and have </text:span><text:soft-page-break/><text:span text:style-name="T31">reasons for acting. More than this, an agent’s second nature would equip them with the ability to interrogate the reasons they have for acting.</text:span></text:p>
      <text:p text:style-name="P97"/>
      <text:p text:style-name="P75"><text:span text:style-name="T31">McDowell argues that this conception of the naturalised space of reasons is a modern interpretation of Aristotle. We can have a satisfying ethical realism on this conception of ethical naturalism without resorting to the “view from nowhere”. This was the disenchanted conception of the space of nature to which both the neo-Humean and Kantian ethical postures held. </text:span><text:span text:style-name="T44">On their account, the space of nature was not a place where reasons could obtain for ethical claims. On the McDowellian Aristotelian ethical naturalism, however,</text:span></text:p>
      <text:p text:style-name="P97"/>
      <text:p text:style-name="P19"><text:span text:style-name="T44">[a</text:span><text:span text:style-name="T31">ny</text:span><text:span text:style-name="T44">]</text:span><text:span text:style-name="T31"> second nature of the relevant kind, not just virtue, will seem to its possessor to open his eyes to reasons for acting. What is distinctive about virtue, in the Aristotelian view, is that the reasons a virtuous person takes himself to discern really are reasons; a virtuous person gets this kind of thing right. Aristotle himself is notably unconcerned to defend, against potential competitors, the way things look to the kind of person he thinks of as virtuous. And we should not play that fact down; one thing it reflects is his immunity to the metaphysical sources of our modern diffidence about such things.</text:span><text:span text:style-name="T31"><text:note text:id="ftn19" text:note-class="footnote"><text:note-citation>19</text:note-citation><text:note-body><text:p text:style-name="Footnote"><text:reference-mark-start text:name="ZOTERO_ITEM CSL_CITATION {&quot;citationID&quot;:&quot;mfL4hUXZ&quot;,&quot;properties&quot;:{&quot;formattedCitation&quot;:&quot;Ibid 189.&quot;,&quot;plainCitation&quot;:&quot;Ibid 189.&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9&quot;}],&quot;schema&quot;:&quot;https://github.com/citation-style-language/schema/raw/master/csl-citation.json&quot;} RNDnqR3737vJV"/>Ibid 189.<text:reference-mark-end text:name="ZOTERO_ITEM CSL_CITATION {&quot;citationID&quot;:&quot;mfL4hUXZ&quot;,&quot;properties&quot;:{&quot;formattedCitation&quot;:&quot;Ibid 189.&quot;,&quot;plainCitation&quot;:&quot;Ibid 189.&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9&quot;}],&quot;schema&quot;:&quot;https://github.com/citation-style-language/schema/raw/master/csl-citation.json&quot;} RNDnqR3737vJV"/></text:p></text:note-body></text:note></text:span></text:p>
      <text:p text:style-name="P34"/>
      <text:p text:style-name="P76"><text:span text:style-name="T31">This conception of ethical naturalism is “critical” in quite an exciting </text:span><text:span text:style-name="T48">way</text:span><text:span text:style-name="T31">, in the sense explained in the first chapter. </text:span><text:span text:style-name="T49">T</text:span><text:span text:style-name="T31">he ethical realism that McDowell is putting forward is able to justify itself with its own conceptual toolkit. We can,</text:span></text:p>
      <text:p text:style-name="P98"/>
      <text:p text:style-name="P20"><text:span text:style-name="T31">without abandoning a fundamentally Aristotelian outlook, … let the question arise whether the space of reasons really is laid out as it seems to be from the viewpoint of a particular shaping of practical </text:span><text:span text:style-name="T72">logos</text:span><text:span text:style-name="T31">. What we must insist is that there is no addressing the question in a way that holds that apparent layout in suspense, and aims to reconstruct its correctness from a vantage-point outside the ways of thinking acquired in ethical upbringing. This allows for radical ethical reflection, as Aristotle himself seems not to. But, like any reflection about the credentials of a seeming aspect of </text:span><text:span text:style-name="T72">logos</text:span><text:span text:style-name="T31">,</text:span><text:span text:style-name="T31"><text:note text:id="ftn20" text:note-class="footnote"><text:note-citation>20</text:note-citation><text:note-body><text:p text:style-name="P139">Read: “a seeming aspect of the layout of the space of reasons”.</text:p></text:note-body></text:note></text:span><text:span text:style-name="T31"> </text:span><text:span text:style-name="T46">this reflection must be Neurathian; we cannot escape the burden of reflective thought—the obligation to weigh, by the best lights we have, the credentials of considerations purporting to appeal to reason—by a fantasy of having some suitable first-natural facts force themselves on us in a way that would bypass the need for thought.</text:span><text:span text:style-name="T46"><text:note text:id="ftn21" text:note-class="footnote"><text:note-citation>21</text:note-citation><text:note-body><text:p text:style-name="P141"><text:reference-mark-start text:name="ZOTERO_ITEM CSL_CITATION {&quot;citationID&quot;:&quot;Bnqy43z0&quot;,&quot;properties&quot;:{&quot;formattedCitation&quot;:&quot;{\\rtf McDowell, \\uc0\\u8216{}Two Sorts of Naturalism\\uc0\\u8217{}, above n 2, 189.}&quot;,&quot;plainCitation&quot;:&quot;McDowell, ‘Two Sorts of Naturalism’, above n 2, 189.&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9&quot;}],&quot;schema&quot;:&quot;https://github.com/citation-style-language/schema/raw/master/csl-citation.json&quot;} RNDZNajaBIKOb"/>McDowell, ‘Two Sorts of Naturalism’, above n 2, 189.<text:reference-mark-end text:name="ZOTERO_ITEM CSL_CITATION {&quot;citationID&quot;:&quot;Bnqy43z0&quot;,&quot;properties&quot;:{&quot;formattedCitation&quot;:&quot;{\\rtf McDowell, \\uc0\\u8216{}Two Sorts of Naturalism\\uc0\\u8217{}, above n 2, 189.}&quot;,&quot;plainCitation&quot;:&quot;McDowell, ‘Two Sorts of Naturalism’, above n 2, 189.&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9&quot;}],&quot;schema&quot;:&quot;https://github.com/citation-style-language/schema/raw/master/csl-citation.json&quot;} RNDZNajaBIKOb"/></text:p></text:note-body></text:note></text:span></text:p>
      <text:p text:style-name="P35"/>
      <text:p text:style-name="P77"><text:span text:style-name="T46">T</text:span><text:span text:style-name="T31">he move McDowell makes in order to secure this account of ethical naturalism is very simple. He argues that the kinds of reflective, reason-guided behaviours and processes we learn as social beings are part of the natural way humans exist. The space of reasons should be incorporated into the space of nature because humans are “rational animals”. </text:span><text:span text:style-name="T47">It is natural for humans to practice reason.</text:span></text:p>
      <text:p text:style-name="P99"/>
      <text:p text:style-name="P126">CRITICISMS OF MCDOWELL’S DIVIDED NATURE</text:p>
      <text:p text:style-name="P100"/>
      <text:p text:style-name="P78"><text:span text:style-name="T31">Commentators have questioned whether McDowell’s metaphysical argument is convincing. They do so partly because the process McDowell goes through in naturalising the space of reasons is incredibly simple. The move that he makes is to claim that </text:span><text:span text:style-name="T72">both</text:span><text:span text:style-name="T31"> the realm of law and the space of reasons fall under the heading of the space of nature. </text:span><text:span text:style-name="T50">Christoph Halbig asks, “… is this reconceiving of nature just a terminological sleight of hand or is it the liberating move which, as McDowell promises us, gives philosophy peace?”</text:span><text:span text:style-name="T50"><text:note text:id="ftn22" text:note-class="footnote"><text:note-citation>22</text:note-citation><text:note-body><text:p text:style-name="Footnote"><text:reference-mark-start text:name="ZOTERO_ITEM CSL_CITATION {&quot;citationID&quot;:&quot;iU2UfHGE&quot;,&quot;properties&quot;:{&quot;formattedCitation&quot;:&quot;Halbig, above n 1, 226.&quot;,&quot;plainCitation&quot;:&quot;Halbig, above n 1, 226.&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6&quot;}],&quot;schema&quot;:&quot;https://github.com/citation-style-language/schema/raw/master/csl-citation.json&quot;} RNDXjBV4mWSpo"/>Halbig, above n 1, 226.<text:reference-mark-end text:name="ZOTERO_ITEM CSL_CITATION {&quot;citationID&quot;:&quot;iU2UfHGE&quot;,&quot;properties&quot;:{&quot;formattedCitation&quot;:&quot;Halbig, above n 1, 226.&quot;,&quot;plainCitation&quot;:&quot;Halbig, above n 1, 226.&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6&quot;}],&quot;schema&quot;:&quot;https://github.com/citation-style-language/schema/raw/master/csl-citation.json&quot;} RNDXjBV4mWSpo"/></text:p></text:note-body></text:note></text:span><text:span text:style-name="T50"> </text:span><text:span text:style-name="T51">In the argument of </text:span><text:span text:style-name="T74">Two Sorts</text:span><text:span text:style-name="T51"> at least, it seemed that McDowell was </text:span><text:span text:style-name="T55">simply </text:span><text:span text:style-name="T51">quite impressed with the Kantian meta-ethical story, and </text:span><text:span text:style-name="T55">deeming their </text:span><text:soft-page-break/><text:span text:style-name="T55">lack of commitment to naturalism a problem, </text:span><text:span text:style-name="T51">decided to </text:span><text:span text:style-name="T55">incorporate</text:span><text:span text:style-name="T51"> their </text:span><text:span text:style-name="T55">meta-ethical </text:span><text:span text:style-name="T51">position into the space of nature.</text:span></text:p>
      <text:p text:style-name="P101"/>
      <text:p text:style-name="P82">How is McDowell’s Dual Nature Unified Categorically?</text:p>
      <text:p text:style-name="P102"/>
      <text:p text:style-name="P78"><text:span text:style-name="T50">McDowell is sure to provoke a little frustration when questioned on the issue. To the question, “what holds these two parts together in a way that would justify subsuming them under the heading of ‘nature’ … ?”,</text:span><text:span text:style-name="T50"><text:note text:id="ftn23" text:note-class="footnote"><text:note-citation>23</text:note-citation><text:note-body><text:p text:style-name="Footnote"><text:reference-mark-start text:name="ZOTERO_ITEM CSL_CITATION {&quot;citationID&quot;:&quot;78D3KbBI&quot;,&quot;properties&quot;:{&quot;formattedCitation&quot;:&quot;Ibid 227.&quot;,&quot;plainCitation&quot;:&quot;Ibid 227.&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7&quot;}],&quot;schema&quot;:&quot;https://github.com/citation-style-language/schema/raw/master/csl-citation.json&quot;} RNDRxeJvzbhhX"/>Ibid 227.<text:reference-mark-end text:name="ZOTERO_ITEM CSL_CITATION {&quot;citationID&quot;:&quot;78D3KbBI&quot;,&quot;properties&quot;:{&quot;formattedCitation&quot;:&quot;Ibid 227.&quot;,&quot;plainCitation&quot;:&quot;Ibid 227.&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7&quot;}],&quot;schema&quot;:&quot;https://github.com/citation-style-language/schema/raw/master/csl-citation.json&quot;} RNDRxeJvzbhhX"/></text:p></text:note-body></text:note></text:span><text:span text:style-name="T50"> he responds:</text:span></text:p>
      <text:p text:style-name="P103"/>
      <text:p text:style-name="P21"><text:span text:style-name="T50">… the only unity there needs to be in the idea of the natural, as it applies, on the one hand, to the intelligibility of physical and merely biological phenomena […], and, on the other, to the intelligibility of rational activity, is captured by a contrast with the idea of the supernatural, the spooky or the occult.</text:span><text:span text:style-name="T50"><text:note text:id="ftn24" text:note-class="footnote"><text:note-citation>24</text:note-citation><text:note-body><text:p text:style-name="Footnote"><text:reference-mark-start text:name="ZOTERO_ITEM CSL_CITATION {&quot;citationID&quot;:&quot;N5BRCtWL&quot;,&quot;properties&quot;:{&quot;formattedCitation&quot;:&quot;{\\rtf John McDowell, \\uc0\\u8216{}Responses\\uc0\\u8217{} in Marcus Willaschek (ed), {\\i{}John Mcdowell: Reason and Nature} (LitVerlag, 2000) 99.}&quot;,&quot;plainCitation&quot;:&quot;John McDowell, ‘Responses’ in Marcus Willaschek (ed), John Mcdowell: Reason and Nature (LitVerlag, 2000) 99.&quot;},&quot;citationItems&quot;:[{&quot;id&quot;:98,&quot;uris&quot;:[&quot;http://zotero.org/users/2391293/items/954XURT8&quot;],&quot;uri&quot;:[&quot;http://zotero.org/users/2391293/items/954XURT8&quot;],&quot;itemData&quot;:{&quot;id&quot;:98,&quot;type&quot;:&quot;chapter&quot;,&quot;title&quot;:&quot;Responses&quot;,&quot;container-title&quot;:&quot;John Mcdowell: Reason and Nature&quot;,&quot;publisher&quot;:&quot;LitVerlag&quot;,&quot;publisher-place&quot;:&quot;Munster&quot;,&quot;source&quot;:&quot;PhilPapers&quot;,&quot;event-place&quot;:&quot;Munster&quot;,&quot;language&quot;:&quot;91-114&quot;,&quot;author&quot;:[{&quot;family&quot;:&quot;McDowell&quot;,&quot;given&quot;:&quot;John&quot;}],&quot;editor&quot;:[{&quot;family&quot;:&quot;Willaschek&quot;,&quot;given&quot;:&quot;Marcus&quot;}],&quot;issued&quot;:{&quot;date-parts&quot;:[[&quot;2000&quot;]]}},&quot;locator&quot;:&quot;99&quot;}],&quot;schema&quot;:&quot;https://github.com/citation-style-language/schema/raw/master/csl-citation.json&quot;} RNDVravQP4aJw"/><text:span text:style-name="T67">John McDowell, ‘Responses’ in Marcus Willaschek (ed), </text:span><text:span text:style-name="T69">John Mcdowell: Reason and Nature</text:span><text:span text:style-name="T67"> (LitVerlag, 2000) 99.</text:span><text:reference-mark-end text:name="ZOTERO_ITEM CSL_CITATION {&quot;citationID&quot;:&quot;N5BRCtWL&quot;,&quot;properties&quot;:{&quot;formattedCitation&quot;:&quot;{\\rtf John McDowell, \\uc0\\u8216{}Responses\\uc0\\u8217{} in Marcus Willaschek (ed), {\\i{}John Mcdowell: Reason and Nature} (LitVerlag, 2000) 99.}&quot;,&quot;plainCitation&quot;:&quot;John McDowell, ‘Responses’ in Marcus Willaschek (ed), John Mcdowell: Reason and Nature (LitVerlag, 2000) 99.&quot;},&quot;citationItems&quot;:[{&quot;id&quot;:98,&quot;uris&quot;:[&quot;http://zotero.org/users/2391293/items/954XURT8&quot;],&quot;uri&quot;:[&quot;http://zotero.org/users/2391293/items/954XURT8&quot;],&quot;itemData&quot;:{&quot;id&quot;:98,&quot;type&quot;:&quot;chapter&quot;,&quot;title&quot;:&quot;Responses&quot;,&quot;container-title&quot;:&quot;John Mcdowell: Reason and Nature&quot;,&quot;publisher&quot;:&quot;LitVerlag&quot;,&quot;publisher-place&quot;:&quot;Munster&quot;,&quot;source&quot;:&quot;PhilPapers&quot;,&quot;event-place&quot;:&quot;Munster&quot;,&quot;language&quot;:&quot;91-114&quot;,&quot;author&quot;:[{&quot;family&quot;:&quot;McDowell&quot;,&quot;given&quot;:&quot;John&quot;}],&quot;editor&quot;:[{&quot;family&quot;:&quot;Willaschek&quot;,&quot;given&quot;:&quot;Marcus&quot;}],&quot;issued&quot;:{&quot;date-parts&quot;:[[&quot;2000&quot;]]}},&quot;locator&quot;:&quot;99&quot;}],&quot;schema&quot;:&quot;https://github.com/citation-style-language/schema/raw/master/csl-citation.json&quot;} RNDVravQP4aJw"/><text:span text:style-name="T67"> </text:span><text:span text:style-name="T68">Halbig’s interpolation. </text:span></text:p></text:note-body></text:note></text:span></text:p>
      <text:p text:style-name="P36"/>
      <text:p text:style-name="P79"><text:span text:style-name="T50">M</text:span><text:span text:style-name="T31">cDowell’s comments in </text:span><text:span text:style-name="T72">Two Sorts </text:span><text:span text:style-name="T31">on the relationship between the space of reasons and the realm of law within the space of nature do n</text:span><text:span text:style-name="T66">o</text:span><text:span text:style-name="T31">t shed any more light on the issue. Nearing the end of </text:span><text:span text:style-name="T72">Two Sorts</text:span><text:span text:style-name="T31"> he repeats his slogan that all we need to do is merely make room for the space of reasons within the space of nature:</text:span></text:p>
      <text:p text:style-name="P101"/>
      <text:p text:style-name="P22"><text:span text:style-name="T31">But it is a mistake to think we cannot show proper respect for science unless we suppose that truth about disenchanted nature is the sole context in which the material good standing of an exercise of intellect can be directly apparent, so that any good standing that is not that must be either merely formal or indirectly grounded on such truth. Good standing is, everywhere, for </text:span><text:span text:style-name="T72">logos</text:span><text:span text:style-name="T31"> to pronounce on, using whatever standards it can lay hands on; nothing but bad metaphysics suggests that the standards in ethics must be somehow constructed out of facts of disenchanted nature.</text:span><text:span text:style-name="T31"><text:note text:id="ftn25" text:note-class="footnote"><text:note-citation>25</text:note-citation><text:note-body><text:p text:style-name="P141"><text:reference-mark-start text:name="ZOTERO_ITEM CSL_CITATION {&quot;citationID&quot;:&quot;ZfHuFq8G&quot;,&quot;properties&quot;:{&quot;formattedCitation&quot;:&quot;{\\rtf McDowell, \\uc0\\u8216{}Two Sorts of Naturalism\\uc0\\u8217{}, above n 2, 187.}&quot;,&quot;plainCitation&quot;:&quot;McDowell, ‘Two Sorts of Naturalism’, above n 2, 18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7&quot;}],&quot;schema&quot;:&quot;https://github.com/citation-style-language/schema/raw/master/csl-citation.json&quot;} RND5KThwV5Fdk"/>McDowell, ‘Two Sorts of Naturalism’, above n 2, 187.<text:reference-mark-end text:name="ZOTERO_ITEM CSL_CITATION {&quot;citationID&quot;:&quot;ZfHuFq8G&quot;,&quot;properties&quot;:{&quot;formattedCitation&quot;:&quot;{\\rtf McDowell, \\uc0\\u8216{}Two Sorts of Naturalism\\uc0\\u8217{}, above n 2, 187.}&quot;,&quot;plainCitation&quot;:&quot;McDowell, ‘Two Sorts of Naturalism’, above n 2, 187.&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7&quot;}],&quot;schema&quot;:&quot;https://github.com/citation-style-language/schema/raw/master/csl-citation.json&quot;} RND5KThwV5Fdk"/></text:p></text:note-body></text:note></text:span></text:p>
      <text:p text:style-name="P37"/>
      <text:p text:style-name="P104">The start of the next paragraph is also important to quote. The platitudes continue:</text:p>
      <text:p text:style-name="P104"/>
      <text:p text:style-name="P23"><text:span text:style-name="T31">I have insisted that the point does not involve debunking the scientific way of understanding nature. And it is part of my correction to Kant that exercises of the practical intellect do not impinge on nature from outside. So there can be nothing against looking for a scientific explanation of the place of, say, ethical discourse in disenchanted nature. There might be a question whether the disenchanted conception of nature contains the resources to recognise the topic as discourse, as expressive of thought. But we need not worry about that; in any case the availability of such an explanation would not </text:span><text:span text:style-name="T72">compete</text:span><text:span text:style-name="T31"> with inquiry into how well supported by reasons a particular bit of discourse is. The sheer possibility of doing science here cannot show that there is no room for a mode of assessment that might certify what is expressed as a thought that is simply correct, without needing to base that correctness on the thought’s relation to extra-ethical reality.</text:span><text:span text:style-name="T31"><text:note text:id="ftn26" text:note-class="footnote"><text:note-citation>26</text:note-citation><text:note-body><text:p text:style-name="P141"><text:reference-mark-start text:name="ZOTERO_ITEM CSL_CITATION {&quot;citationID&quot;:&quot;FPsjGR1P&quot;,&quot;properties&quot;:{&quot;formattedCitation&quot;:&quot;{\\rtf Ibid 187\\uc0\\u8211{}188.}&quot;,&quot;plainCitation&quot;:&quot;Ibid 187–18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7-188&quot;}],&quot;schema&quot;:&quot;https://github.com/citation-style-language/schema/raw/master/csl-citation.json&quot;} RNDfMXFNZ3FUZ"/>Ibid 187–188.<text:reference-mark-end text:name="ZOTERO_ITEM CSL_CITATION {&quot;citationID&quot;:&quot;FPsjGR1P&quot;,&quot;properties&quot;:{&quot;formattedCitation&quot;:&quot;{\\rtf Ibid 187\\uc0\\u8211{}188.}&quot;,&quot;plainCitation&quot;:&quot;Ibid 187–188.&quot;},&quot;citationItems&quot;:[{&quot;id&quot;:96,&quot;uris&quot;:[&quot;http://zotero.org/users/2391293/items/DZ65AI2C&quot;],&quot;uri&quot;:[&quot;http://zotero.org/users/2391293/items/DZ65AI2C&quot;],&quot;itemData&quot;:{&quot;id&quot;:96,&quot;type&quot;:&quot;chapter&quot;,&quot;title&quot;:&quot;Two Sorts of Naturalism&quot;,&quot;container-title&quot;:&quot;Mind, Value, and Reality&quot;,&quot;publisher&quot;:&quot;Harvard University Press&quot;,&quot;publisher-place&quot;:&quot;Cambridge, Massachusetts&quot;,&quot;page&quot;:&quot;167-197&quot;,&quot;event-place&quot;:&quot;Cambridge, Massachusetts&quot;,&quot;author&quot;:[{&quot;family&quot;:&quot;McDowell&quot;,&quot;given&quot;:&quot;John&quot;}],&quot;issued&quot;:{&quot;date-parts&quot;:[[&quot;1998&quot;]]}},&quot;locator&quot;:&quot;187-188&quot;}],&quot;schema&quot;:&quot;https://github.com/citation-style-language/schema/raw/master/csl-citation.json&quot;} RNDfMXFNZ3FUZ"/></text:p></text:note-body></text:note></text:span></text:p>
      <text:p text:style-name="P38"/>
      <text:p text:style-name="P80"><text:span text:style-name="T31">The argument </text:span><text:span text:style-name="T53">McDowell is making </text:span><text:span text:style-name="T31">here is that the sheer possibility of scientific understanding does not or should not necessarily lead to the identification of the realm of law with the space of </text:span><text:span text:style-name="T52">nature</text:span><text:span text:style-name="T31">. </text:span><text:span text:style-name="T53">But this argument assumes the priority of categories of reality that we discussed above. As we saw above, McDowell holds that the real can only ever be something natural. The Kantians get around the problems associated with identifying the realm of law with the space of nature by reversing the priority of the real and the natural. From this position, supernatural relations and processes can be real. This is clearly a non-starter for naturalists, and there are good reasons for resisting the anti-</text:span><text:soft-page-break/><text:span text:style-name="T53">naturalist case for ethical realism. The point here, though, is that McDowell hasn’t actually provided an argument for his ordering of the priority of the categories of reality. </text:span><text:span text:style-name="T54">On this point, at least the neo-Humeans and Kantians have an explanation for their definitions of what is non-meaningful and meaningful: one is natural, exhausted by the descriptions of natural science, and the other is non-natural, with a more or less complex relationship to natural-scientific intelligibility. </text:span><text:span text:style-name="T56">McDowell's definitions for these categories seems a little strange: what is natural boils down to everything that is real. Both meaningful and non-meaningful relations and processes are natural, which is really to say they are both real.</text:span></text:p>
      <text:p text:style-name="P105"/>
      <text:p text:style-name="P81"><text:span text:style-name="T56">On this point, </text:span><text:span text:style-name="T31">Halbig should be seen as putting forward a very serious concern when he points out that </text:span><text:span text:style-name="T54">simply incorporating the space of reasons into the space of nature by claiming that it is not supernatural</text:span></text:p>
      <text:p text:style-name="P39"/>
      <text:p text:style-name="P24"><text:span text:style-name="T31">threatens to turn the unity of the natural into a triviality. Bernard Williams has recently drawn attention to a dilemma that faces the naturalist, i.e. that of ‘stabilising the idea of “nature” so that naturalism is not either trivially true or implausible to such an extent as to be uninteresting’. McDowell’s relaxed naturalism seems to come dangerously close to the first horn of Williams’ dilemma: If entities as different as the denizens of the realm of law on the one hand and, for example, </text:span><text:span text:style-name="T55">ethical and aesthetical </text:span><text:span text:style-name="T58">[sic] </text:span><text:span text:style-name="T55">values on the other are yoked together under the common term of the ‘natural’ simply because neither of them turns out to be spooky, wouldn’t the term lose all its bite? Wouldn’t it be less misleading to replace the label of the ‘natural’ by the neutral ‘real’ of which the natural would then form one part amongst others?</text:span><text:span text:style-name="T55"><text:note text:id="ftn27" text:note-class="footnote"><text:note-citation>27</text:note-citation><text:note-body><text:p text:style-name="P141"><text:reference-mark-start text:name="ZOTERO_ITEM CSL_CITATION {&quot;citationID&quot;:&quot;OED62UkN&quot;,&quot;properties&quot;:{&quot;formattedCitation&quot;:&quot;{\\rtf Halbig, above n 1, 227\\uc0\\u8211{}228.}&quot;,&quot;plainCitation&quot;:&quot;Halbig, above n 1, 227–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7-228&quot;}],&quot;schema&quot;:&quot;https://github.com/citation-style-language/schema/raw/master/csl-citation.json&quot;} RNDGPvwa2aQOX"/>Halbig, above n 1, 227–228.<text:reference-mark-end text:name="ZOTERO_ITEM CSL_CITATION {&quot;citationID&quot;:&quot;OED62UkN&quot;,&quot;properties&quot;:{&quot;formattedCitation&quot;:&quot;{\\rtf Halbig, above n 1, 227\\uc0\\u8211{}228.}&quot;,&quot;plainCitation&quot;:&quot;Halbig, above n 1, 227–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7-228&quot;}],&quot;schema&quot;:&quot;https://github.com/citation-style-language/schema/raw/master/csl-citation.json&quot;} RNDGPvwa2aQOX"/></text:p></text:note-body></text:note></text:span></text:p>
      <text:p text:style-name="P106"/>
      <text:p text:style-name="P83">How Are the Two Components of McDowell’s Dual Nature Related?</text:p>
      <text:p text:style-name="P107"/>
      <text:p text:style-name="P82"><text:span text:style-name="T57">Halbig points out that t</text:span><text:span text:style-name="T31">here is a second </text:span><text:span text:style-name="T57">problem with McDowell’s incorporation of the space of reasons into the space of nature, alongside the realm of law. In addition to seeming to emptying out the meaning behind the category of the space of nature, it seems difficult to understand how the space of reasons and realm of law are related. In fact the two logical spaces of human thought seem so different and mutually exclusive that they lead to an antinomy within the space of nature.</text:span></text:p>
      <text:p text:style-name="P108"/>
      <text:p text:style-name="P84"><text:span text:style-name="T57">H</text:span><text:span text:style-name="T31">albig summarises the substance of McDowell’s position on how first and second nature are meant to be related. The overall upshot is that a human’s second nature is integrated “within” its first nature.</text:span><text:span text:style-name="T31"><text:note text:id="ftn28" text:note-class="footnote"><text:note-citation>28</text:note-citation><text:note-body><text:p text:style-name="Footnote"><text:reference-mark-start text:name="ZOTERO_ITEM CSL_CITATION {&quot;citationID&quot;:&quot;dgviZziW&quot;,&quot;properties&quot;:{&quot;formattedCitation&quot;:&quot;Ibid 228.&quot;,&quot;plainCitation&quot;:&quot;Ibid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eWYSJpsBR2"/>Ibid 228.<text:reference-mark-end text:name="ZOTERO_ITEM CSL_CITATION {&quot;citationID&quot;:&quot;dgviZziW&quot;,&quot;properties&quot;:{&quot;formattedCitation&quot;:&quot;Ibid 228.&quot;,&quot;plainCitation&quot;:&quot;Ibid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eWYSJpsBR2"/></text:p></text:note-body></text:note></text:span><text:span text:style-name="T31"> </text:span><text:span text:style-name="T59">Per McDowell’s story, a</text:span><text:span text:style-name="T31"> human’s first nature is </text:span><text:span text:style-name="T59">d</text:span><text:span text:style-name="T31">etermined by biological natural scientific intelligibility. It has a set of potentialities which proceed along predictable paths. A human’s second nature is partially consistent with this, but transforms a human’s mode of living into a conceptually articulated orientation to its environment. It is through a human animal’s second nature that they “have the world in view”</text:span><text:span text:style-name="T60">—</text:span><text:span text:style-name="T31">they develop a flourishing conception of the objectivity of the world. As McDowell says,</text:span></text:p>
      <text:p text:style-name="P109"/>
      <text:p text:style-name="P25"><text:span text:style-name="T31">Second nature could not float free of potentialities that belong to a normal human organism. This gives human reason enough of a foothold in the realm of law to satisfy any proper respect for modern natural science.</text:span><text:span text:style-name="T31"><text:note text:id="ftn29" text:note-class="footnote"><text:note-citation>29</text:note-citation><text:note-body><text:p text:style-name="Footnote"><text:reference-mark-start text:name="ZOTERO_ITEM CSL_CITATION {&quot;citationID&quot;:&quot;k4vpq5rq&quot;,&quot;properties&quot;:{&quot;formattedCitation&quot;:&quot;{\\rtf John McDowell, {\\i{}Mind and World} (Harvard University Press, 1996) 84.}&quot;,&quot;plainCitation&quot;:&quot;John McDowell, Mind and World (Harvard University Press, 1996) 8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4&quot;}],&quot;schema&quot;:&quot;https://github.com/citation-style-language/schema/raw/master/csl-citation.json&quot;} RNDuJhgJmJUKT"/><text:span text:style-name="T67">John McDowell, </text:span><text:span text:style-name="T69">Mind and World</text:span><text:span text:style-name="T67"> (Harvard University Press, 1996) 84.</text:span><text:reference-mark-end text:name="ZOTERO_ITEM CSL_CITATION {&quot;citationID&quot;:&quot;k4vpq5rq&quot;,&quot;properties&quot;:{&quot;formattedCitation&quot;:&quot;{\\rtf John McDowell, {\\i{}Mind and World} (Harvard University Press, 1996) 84.}&quot;,&quot;plainCitation&quot;:&quot;John McDowell, Mind and World (Harvard University Press, 1996) 8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4&quot;}],&quot;schema&quot;:&quot;https://github.com/citation-style-language/schema/raw/master/csl-citation.json&quot;} RNDuJhgJmJUKT"/></text:p></text:note-body></text:note></text:span></text:p>
      <text:p text:style-name="P40"/>
      <text:p text:style-name="P110">The metaphor that second nature has a “foothold” in first nature is crucial for understanding what kind of relation McDowell pictures for the two natures. It is however quite vague. Luckily Halbig provides a useful elaboration on what McDowell means. He writes,</text:p>
      <text:p text:style-name="P110"/>
      <text:p text:style-name="P26"><text:soft-page-break/><text:span text:style-name="T31">[first, first nature] … acts as a constraint on what passes as an intelligible candidate for the way second nature should be. (1) A configuration of second nature which would systematically stifle basic human potentialities like that of developing deep social relationships disqualifies that for reason. Secondly it provides input for the reflection which takes place within a formed second nature (2): If a rational wolf, in McDowell’s example, who has been accustomed to hunt in a pack comes to ask itself about the rational credentials of this practice it might have recourse to the wolfish need to hunt in a way which is impossible for an individual on its own.</text:span><text:span text:style-name="T31"><text:note text:id="ftn30" text:note-class="footnote"><text:note-citation>30</text:note-citation><text:note-body><text:p text:style-name="Footnote"><text:reference-mark-start text:name="ZOTERO_ITEM CSL_CITATION {&quot;citationID&quot;:&quot;tdZ8ImiL&quot;,&quot;properties&quot;:{&quot;formattedCitation&quot;:&quot;Halbig, above n 1, 228.&quot;,&quot;plainCitation&quot;:&quot;Halbig, above n 1,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WasmJdUwa1"/>Halbig, above n 1, 228.<text:reference-mark-end text:name="ZOTERO_ITEM CSL_CITATION {&quot;citationID&quot;:&quot;tdZ8ImiL&quot;,&quot;properties&quot;:{&quot;formattedCitation&quot;:&quot;Halbig, above n 1, 228.&quot;,&quot;plainCitation&quot;:&quot;Halbig, above n 1,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WasmJdUwa1"/></text:p></text:note-body></text:note></text:span></text:p>
      <text:p text:style-name="P41"/>
      <text:p text:style-name="P85"><text:span text:style-name="T31">However there are deep complications with McDowell’s metaphysical argument if this is the conception of the “foothold” he imagined second nature to have in first nature. </text:span><text:span text:style-name="T61">On this point we can again summon Halbig. Halbig has two criticisms to level at McDowell’s “foothold” metaphor. These two criticisms do a great job of drawing out the logical conclusions of the metaphysical component of McDowell’s “system”. Both criticisms concern the epistemological status of the two radically different logical spaces which are the realm of law and space of reasons. The overall point Halbig tries to make is that first nature and second nature seem so radically distinct and mutually exclusive that it seems difficult to see how they could ever be related. Both are apparently natural, on McDowell’s account, but one is radically normative, and the other radically non-normative.</text:span></text:p>
      <text:p text:style-name="P111"/>
      <text:p text:style-name="P112">Halbig says of McDowell’s second point from the quot above, where McDowell argues that first nature can be related to second nature by serving as an input to rational ethical reflection:</text:p>
      <text:p text:style-name="P112"/>
      <text:p text:style-name="P27"><text:span text:style-name="T31">In (2) first nature figures not as it is in itself qua part of the realm of law, but </text:span><text:span text:style-name="T72">as seen from within </text:span><text:span text:style-name="T31">the perspective of an already formed second nature. … </text:span><text:span text:style-name="T62">The truths about first nature which are to provide justifications for elements of second nature one finds oneself with are, to under another term forged by McDowell, ‘naturally shapeless’:</text:span><text:span text:style-name="T62"><text:note text:id="ftn31" text:note-class="footnote"><text:note-citation>31</text:note-citation><text:note-body><text:p text:style-name="P140">The terms ‘ineffable lump’ and ‘ethically unstructured’ used in the above discussion are synonymous here.</text:p></text:note-body></text:note></text:span><text:span text:style-name="T62"> If approached via the epistemic means of the realm of law they lose all intelligible shape; they come into view only from within a Neurathian reflection by which a configuration of second nature tries to assure itself of its own credentials.</text:span><text:span text:style-name="T62"><text:note text:id="ftn32" text:note-class="footnote"><text:note-citation>32</text:note-citation><text:note-body><text:p text:style-name="Footnote"><text:reference-mark-start text:name="ZOTERO_ITEM CSL_CITATION {&quot;citationID&quot;:&quot;Xuc6zo8w&quot;,&quot;properties&quot;:{&quot;formattedCitation&quot;:&quot;Halbig, above n 1, 228.&quot;,&quot;plainCitation&quot;:&quot;Halbig, above n 1,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UeeBQX9gQS"/>Halbig, above n 1, 228.<text:reference-mark-end text:name="ZOTERO_ITEM CSL_CITATION {&quot;citationID&quot;:&quot;Xuc6zo8w&quot;,&quot;properties&quot;:{&quot;formattedCitation&quot;:&quot;Halbig, above n 1, 228.&quot;,&quot;plainCitation&quot;:&quot;Halbig, above n 1, 228.&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quot;}],&quot;schema&quot;:&quot;https://github.com/citation-style-language/schema/raw/master/csl-citation.json&quot;} RNDUeeBQX9gQS"/></text:p></text:note-body></text:note></text:span></text:p>
      <text:p text:style-name="P42"/>
      <text:p text:style-name="P86"><text:span text:style-name="T31">A human’s first nature is completely ethically (or rationally) unstructured. It is difficult to see how something non-normative could serve as an important component of content in a judgement by the faculty of spontaneity. As we saw in the first chapter, the Myth of the Given was rejected as a way of securing a relationship between the mind and the world because it meant the faculty of receptivity would deliver up content about the world which could not be interrogated for or with reasons. It seems strange that McDowell would make an analogous argument in the metaphysical domain of his “system”. </text:span><text:span text:style-name="T63">In the quote above we did see that McDowell left open the question of what the status of natural scientific intelligibility had for forming content within the space of reasons.</text:span><text:span text:style-name="T31"> </text:span><text:span text:style-name="T63">In his</text:span><text:span text:style-name="T31"> epistemological argument </text:span><text:span text:style-name="T64">McDowell</text:span><text:span text:style-name="T63"> </text:span><text:span text:style-name="T31">could allow that it was possible, </text:span><text:span text:style-name="T63">yet definitely </text:span><text:span text:style-name="T65">false</text:span><text:span text:style-name="T31"> to have content about the world which was non-normative, </text:span><text:span text:style-name="T63">but </text:span><text:span text:style-name="T31">in the metaphysical domain McDowell </text:span><text:span text:style-name="T63">passes over the possibility t</text:span><text:span text:style-name="T31">hat the realm of law </text:span><text:span text:style-name="T63">could </text:span><text:span text:style-name="T31">form any ethical content whatsoever. </text:span><text:span text:style-name="T63">It is perhaps important to note that McDowell never considers it a possibility that the realm of law could form content for ethical reflection </text:span><text:span text:style-name="T75">on its own</text:span><text:span text:style-name="T63">, it would always be in conjunction with the space of reasons.</text:span></text:p>
      <text:p text:style-name="P113"/>
      <text:p text:style-name="P87"><text:span text:style-name="T64">M</text:span><text:span text:style-name="T31">cDowell’s first point in the quote above was that a human’s first nature would constrain the potentialities of their second nature. Halbig’s example was that humans are deeply social by first nature. The fact that humans form deep and complex social relationships is a natural scientific fact. A configuration of the space of reasons which stifled or frustrated this fact of science would not just </text:span><text:soft-page-break/><text:span text:style-name="T31">be “floating free” of the potentialities of a human’s first nature, but flatly contradicting the laws of nature. As Halbig says,</text:span></text:p>
      <text:p text:style-name="P114"/>
      <text:p text:style-name="P28"><text:span text:style-name="T31">The claim that first nature constrains the field of candidates for the way second nature could be, is ambiguous between a normative and factive [sic] reading: On a factive reading it just means that some configurations of second nature would violate laws of nature and are therefore impossible. On a normative reading it would mean that a configuration of second nature like a radical ascetism [sic] which looks for salvation in systematically stifling basic human needs should be rejected. But this thesis could, as McDowell himself has to admit, only be intelligibly defended from within an historically evolved space of reasons—on pain of rehabilitating a concept of human nature as an external foundation for ethics.</text:span><text:span text:style-name="T31"><text:note text:id="ftn33" text:note-class="footnote"><text:note-citation>33</text:note-citation><text:note-body><text:p text:style-name="P141"><text:reference-mark-start text:name="ZOTERO_ITEM CSL_CITATION {&quot;citationID&quot;:&quot;oexhLznF&quot;,&quot;properties&quot;:{&quot;formattedCitation&quot;:&quot;{\\rtf Ibid 228\\uc0\\u8211{}229.}&quot;,&quot;plainCitation&quot;:&quot;Ibid 228–229.&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229&quot;}],&quot;schema&quot;:&quot;https://github.com/citation-style-language/schema/raw/master/csl-citation.json&quot;} RNDKJH2iAwMF4"/>Ibid 228–229.<text:reference-mark-end text:name="ZOTERO_ITEM CSL_CITATION {&quot;citationID&quot;:&quot;oexhLznF&quot;,&quot;properties&quot;:{&quot;formattedCitation&quot;:&quot;{\\rtf Ibid 228\\uc0\\u8211{}229.}&quot;,&quot;plainCitation&quot;:&quot;Ibid 228–229.&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8-229&quot;}],&quot;schema&quot;:&quot;https://github.com/citation-style-language/schema/raw/master/csl-citation.json&quot;} RNDKJH2iAwMF4"/></text:p></text:note-body></text:note></text:span></text:p>
      <text:p text:style-name="P115"/>
      <text:p text:style-name="P116">The two problems Halbig identifies with McDowell’s account of second nature’s “foothold” in first nature terminate in a fundamental question: “What is the ontological status of the distinction between first and second nature?”<text:note text:id="ftn34" text:note-class="footnote"><text:note-citation>34</text:note-citation><text:note-body><text:p text:style-name="Footnote"><text:reference-mark-start text:name="ZOTERO_ITEM CSL_CITATION {&quot;citationID&quot;:&quot;B1vh7M7m&quot;,&quot;properties&quot;:{&quot;formattedCitation&quot;:&quot;Ibid 229.&quot;,&quot;plainCitation&quot;:&quot;Ibid 229.&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9&quot;}],&quot;schema&quot;:&quot;https://github.com/citation-style-language/schema/raw/master/csl-citation.json&quot;} RNDSPHZEh5PdW"/>Ibid 229.<text:reference-mark-end text:name="ZOTERO_ITEM CSL_CITATION {&quot;citationID&quot;:&quot;B1vh7M7m&quot;,&quot;properties&quot;:{&quot;formattedCitation&quot;:&quot;Ibid 229.&quot;,&quot;plainCitation&quot;:&quot;Ibid 229.&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9&quot;}],&quot;schema&quot;:&quot;https://github.com/citation-style-language/schema/raw/master/csl-citation.json&quot;} RNDSPHZEh5PdW"/></text:p></text:note-body></text:note> Halbig notes that there seems to be two ways of going about answering this basic question. It makes a final determination on McDowell’s position equivocal. On the one hand, McDowell seems to leave the question of the ontological status of the relation between the two natures open, making the distinction purely methodological. McDowell says in<text:span text:style-name="T2"> Mind and World </text:span>that the distinction between the two natures is based on a</text:p>
      <text:p text:style-name="P116"/>
      <text:p text:style-name="P43">… contrast between two kinds of intelligibility: the kind that is sought by (as we call it) natural science, and the kind we find in something when we place it in relation to other occupants of the ‘logical space of reasons’.<text:note text:id="ftn35" text:note-class="footnote"><text:note-citation>35</text:note-citation><text:note-body><text:p text:style-name="Footnote"><text:reference-mark-start text:name="ZOTERO_ITEM CSL_CITATION {&quot;citationID&quot;:&quot;2PKdf3pq&quot;,&quot;properties&quot;:{&quot;formattedCitation&quot;:&quot;McDowell, above n 29, 70.&quot;,&quot;plainCitation&quot;:&quot;McDowell, above n 29, 70.&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0&quot;}],&quot;schema&quot;:&quot;https://github.com/citation-style-language/schema/raw/master/csl-citation.json&quot;} RND4EC3vmBv3V"/>McDowell, above n 29, 70.<text:reference-mark-end text:name="ZOTERO_ITEM CSL_CITATION {&quot;citationID&quot;:&quot;2PKdf3pq&quot;,&quot;properties&quot;:{&quot;formattedCitation&quot;:&quot;McDowell, above n 29, 70.&quot;,&quot;plainCitation&quot;:&quot;McDowell, above n 29, 70.&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70&quot;}],&quot;schema&quot;:&quot;https://github.com/citation-style-language/schema/raw/master/csl-citation.json&quot;} RND4EC3vmBv3V"/></text:p></text:note-body></text:note></text:p>
      <text:p text:style-name="P43"/>
      <text:p text:style-name="P116">The second way of going about determining McDowell’s ontology of the relationship between the two natures is informed by McDowell’s thorough-going realism about the objects and relations that inhabit both logical spaces. <text:span text:style-name="T76">Halbig notes again that</text:span></text:p>
      <text:p text:style-name="P116"/>
      <text:p text:style-name="P44">[not] only entities of first nature like trees or tables with which we enter into contact through sense experience, but also entities like values which belong to second nature are characterised [by McDowell] in the realist way of entities to be discovered: McDowell speaks of a ‘human being’s eyes being opened’<text:note text:id="ftn36" text:note-class="footnote"><text:note-citation>36</text:note-citation><text:note-body><text:p text:style-name="Footnote"><text:reference-mark-start text:name="ZOTERO_ITEM CSL_CITATION {&quot;citationID&quot;:&quot;z5vlh6Fl&quot;,&quot;properties&quot;:{&quot;formattedCitation&quot;:&quot;Ibid 84.&quot;,&quot;plainCitation&quot;:&quot;Ibid 8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4&quot;}],&quot;schema&quot;:&quot;https://github.com/citation-style-language/schema/raw/master/csl-citation.json&quot;} RNDSvjNrKcT2W"/>Ibid 84.<text:reference-mark-end text:name="ZOTERO_ITEM CSL_CITATION {&quot;citationID&quot;:&quot;z5vlh6Fl&quot;,&quot;properties&quot;:{&quot;formattedCitation&quot;:&quot;Ibid 84.&quot;,&quot;plainCitation&quot;:&quot;Ibid 8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84&quot;}],&quot;schema&quot;:&quot;https://github.com/citation-style-language/schema/raw/master/csl-citation.json&quot;} RNDSvjNrKcT2W"/></text:p></text:note-body></text:note> to demands of reason implied by an action’s being, for example, cowardly, or of the ‘revelation of such a fact.<text:note text:id="ftn37" text:note-class="footnote"><text:note-citation>37</text:note-citation><text:note-body><text:p text:style-name="Footnote"><text:reference-mark-start text:name="ZOTERO_ITEM CSL_CITATION {&quot;citationID&quot;:&quot;OrxMuK0g&quot;,&quot;properties&quot;:{&quot;formattedCitation&quot;:&quot;Ibid 92.&quot;,&quot;plainCitation&quot;:&quot;Ibid 92.&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92&quot;}],&quot;schema&quot;:&quot;https://github.com/citation-style-language/schema/raw/master/csl-citation.json&quot;} RNDQ8LlMNz49S"/>Ibid 92.<text:reference-mark-end text:name="ZOTERO_ITEM CSL_CITATION {&quot;citationID&quot;:&quot;OrxMuK0g&quot;,&quot;properties&quot;:{&quot;formattedCitation&quot;:&quot;Ibid 92.&quot;,&quot;plainCitation&quot;:&quot;Ibid 92.&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92&quot;}],&quot;schema&quot;:&quot;https://github.com/citation-style-language/schema/raw/master/csl-citation.json&quot;} RNDQ8LlMNz49S"/></text:p></text:note-body></text:note> These metaphors suggest that our initiation into second nature opens our eyes to a different level of reality than that with which we were familiar before.<text:note text:id="ftn38" text:note-class="footnote"><text:note-citation>38</text:note-citation><text:note-body><text:p text:style-name="P141"><text:reference-mark-start text:name="ZOTERO_ITEM CSL_CITATION {&quot;citationID&quot;:&quot;qH4WLolG&quot;,&quot;properties&quot;:{&quot;formattedCitation&quot;:&quot;{\\rtf Halbig, above n 1, 229\\uc0\\u8211{}230.}&quot;,&quot;plainCitation&quot;:&quot;Halbig, above n 1, 229–230.&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9-230&quot;}],&quot;schema&quot;:&quot;https://github.com/citation-style-language/schema/raw/master/csl-citation.json&quot;} RNDXch28cxHrB"/>Halbig, above n 1, 229–230.<text:reference-mark-end text:name="ZOTERO_ITEM CSL_CITATION {&quot;citationID&quot;:&quot;qH4WLolG&quot;,&quot;properties&quot;:{&quot;formattedCitation&quot;:&quot;{\\rtf Halbig, above n 1, 229\\uc0\\u8211{}230.}&quot;,&quot;plainCitation&quot;:&quot;Halbig, above n 1, 229–230.&quot;},&quot;citationItems&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locator&quot;:&quot;229-230&quot;}],&quot;schema&quot;:&quot;https://github.com/citation-style-language/schema/raw/master/csl-citation.json&quot;} RNDXch28cxHrB"/></text:p></text:note-body></text:note></text:p>
      <text:p text:style-name="P44"/>
      <text:p text:style-name="P117">McDowell borrows a metaphor from Gadamer to give substance to the realism with which he expounds his supposed ontology of first and second nature. There is a distinction between an animal’s “environment” and its conception of the “world”.<text:note text:id="ftn39" text:note-class="footnote"><text:note-citation>39</text:note-citation><text:note-body><text:p text:style-name="Footnote"><text:reference-mark-start text:name="ZOTERO_ITEM CSL_CITATION {&quot;citationID&quot;:&quot;qbGs3dwz&quot;,&quot;properties&quot;:{&quot;formattedCitation&quot;:&quot;McDowell, above n 29, 116.&quot;,&quot;plainCitation&quot;:&quot;McDowell, above n 29, 116.&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16&quot;}],&quot;schema&quot;:&quot;https://github.com/citation-style-language/schema/raw/master/csl-citation.json&quot;} RNDMsuupQNIWr"/>McDowell, above n 29, 116.<text:reference-mark-end text:name="ZOTERO_ITEM CSL_CITATION {&quot;citationID&quot;:&quot;qbGs3dwz&quot;,&quot;properties&quot;:{&quot;formattedCitation&quot;:&quot;McDowell, above n 29, 116.&quot;,&quot;plainCitation&quot;:&quot;McDowell, above n 29, 116.&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116&quot;}],&quot;schema&quot;:&quot;https://github.com/citation-style-language/schema/raw/master/csl-citation.json&quot;} RNDMsuupQNIWr"/></text:p></text:note-body></text:note> Animals with an insubstantial initiation into the space of reasons merely inhabit an “environment”. That is, they don’t have a conception of objectivity necessary to build into “having the world in view”. <text:span text:style-name="T77">In other words, these animals do not have a conceptually articulated orientation to their way of life. </text:span>When animals <text:span text:style-name="T2">have</text:span> been initiated into the space of reasons, they acquire subjective agency, and therefore <text:span text:style-name="T77">have a conception of the world. Their orientation to their way of life </text:span><text:span text:style-name="T5">is</text:span><text:span text:style-name="T77"> conceptually articulated. Ethical claims and judgements can be placed on these animals, because they are agents. They possess the faculty of spontaneity, the faculty of “freedom”. That is, they can make their minds up about what they deem </text:span><text:soft-page-break/><text:span text:style-name="T77">to “be the case”. They are agents because their life is guided by norms of which they may not be conscious, but by which they may potentially be conscious.</text:span><text:span text:style-name="T77"><text:note text:id="ftn40" text:note-class="footnote"><text:note-citation>40</text:note-citation><text:note-body><text:p text:style-name="Footnote"><text:reference-mark-start text:name="ZOTERO_ITEM CSL_CITATION {&quot;citationID&quot;:&quot;tGFjNiXg&quot;,&quot;properties&quot;:{&quot;formattedCitation&quot;:&quot;{\\rtf Joseph Rouse, \\uc0\\u8216{}What Is Conceptually Articulated Understanding?\\uc0\\u8217{} in Joseph K Schear (ed), {\\i{}Mind, Reason, and Being-in-the-world: The McDowell-Dreyfus Debate} (Routledge, 2013) 250.}&quot;,&quot;plainCitation&quot;:&quot;Joseph Rouse, ‘What Is Conceptually Articulated Understanding?’ in Joseph K Schear (ed), Mind, Reason, and Being-in-the-world: The McDowell-Dreyfus Debate (Routledge, 2013) 250.&quot;},&quot;citationItems&quot;:[{&quot;id&quot;:51,&quot;uris&quot;:[&quot;http://zotero.org/users/2391293/items/C4ZRZZQ7&quot;],&quot;uri&quot;:[&quot;http://zotero.org/users/2391293/items/C4ZRZZQ7&quot;],&quot;itemData&quot;:{&quot;id&quot;:51,&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schema&quot;:&quot;https://github.com/citation-style-language/schema/raw/master/csl-citation.json&quot;} RND8NHd1RhNqi"/><text:span text:style-name="T67">Joseph Rouse, ‘What Is Conceptually Articulated Understanding?’ in Joseph K Schear (ed), </text:span><text:span text:style-name="T69">Mind, Reason, and Being-in-the-world: The McDowell-Dreyfus Debate</text:span><text:span text:style-name="T67"> (Routledge, 2013) 250.</text:span><text:reference-mark-end text:name="ZOTERO_ITEM CSL_CITATION {&quot;citationID&quot;:&quot;tGFjNiXg&quot;,&quot;properties&quot;:{&quot;formattedCitation&quot;:&quot;{\\rtf Joseph Rouse, \\uc0\\u8216{}What Is Conceptually Articulated Understanding?\\uc0\\u8217{} in Joseph K Schear (ed), {\\i{}Mind, Reason, and Being-in-the-world: The McDowell-Dreyfus Debate} (Routledge, 2013) 250.}&quot;,&quot;plainCitation&quot;:&quot;Joseph Rouse, ‘What Is Conceptually Articulated Understanding?’ in Joseph K Schear (ed), Mind, Reason, and Being-in-the-world: The McDowell-Dreyfus Debate (Routledge, 2013) 250.&quot;},&quot;citationItems&quot;:[{&quot;id&quot;:51,&quot;uris&quot;:[&quot;http://zotero.org/users/2391293/items/C4ZRZZQ7&quot;],&quot;uri&quot;:[&quot;http://zotero.org/users/2391293/items/C4ZRZZQ7&quot;],&quot;itemData&quot;:{&quot;id&quot;:51,&quot;type&quot;:&quot;chapter&quot;,&quot;title&quot;:&quot;What is conceptually articulated understanding?&quot;,&quot;container-title&quot;:&quot;Mind, Reason, and Being-in-the-world: The McDowell-Dreyfus Debate&quot;,&quot;publisher&quot;:&quot;Routledge&quot;,&quot;publisher-place&quot;:&quot;Abingdon, Oxon&quot;,&quot;page&quot;:&quot;250-271&quot;,&quot;event-place&quot;:&quot;Abingdon, Oxon&quot;,&quot;author&quot;:[{&quot;family&quot;:&quot;Rouse&quot;,&quot;given&quot;:&quot;Joseph&quot;}],&quot;editor&quot;:[{&quot;family&quot;:&quot;Schear&quot;,&quot;given&quot;:&quot;Joseph K.&quot;}],&quot;issued&quot;:{&quot;date-parts&quot;:[[&quot;2013&quot;]]}}}],&quot;schema&quot;:&quot;https://github.com/citation-style-language/schema/raw/master/csl-citation.json&quot;} RND8NHd1RhNqi"/></text:p></text:note-body></text:note></text:span><text:span text:style-name="T77"> The space of reasons is therefore a logical space of standards of assessment, not a realm of representational content.</text:span></text:p>
      <text:p text:style-name="P117"/>
      <text:p text:style-name="P124">This is a powerful metaphor, but it falls into the same antinomy as the rest of McDowell’s metaphysical argument. <text:span text:style-name="T82">It is difficult to see how a world and an environment are related. It is also difficult to pin down just how a world emerges </text:span><text:span text:style-name="T7">out of</text:span><text:span text:style-name="T82"> an environment. An environment is an ontological space with no conception of objectivity. Ethical claims cannot be placed on an agent in this space because there is no agent to which to assign any claims. This space is also alien to the space of reasons, so there is no normative framework </text:span><text:span text:style-name="T7">at all</text:span><text:span text:style-name="T82"> that could be used to even make an ethical claim or moral fact intelligible. Furthermore what happens to an animal’s existence in an “environment” when they are initiated into the space of reasons, and begin to have the world in view? Does an animal who is responsive to reasons co-habitate in both an environment and the world? If so, doesn’t that radically divide an animal’s way of life in two? Given that an animal’s environment is radically non-normative, and lacking in a conception of objectivity, is it possible for an animal to even </text:span><text:span text:style-name="T7">know</text:span><text:span text:style-name="T82"> they are partially situated in an environment, given only the conceptual toolkit of the “world” makes this possible?</text:span></text:p>
      <text:p text:style-name="P117"/>
      <text:p text:style-name="P127">AN ATTEMPT AT A RESCUE</text:p>
      <text:p text:style-name="P127"/>
      <text:p text:style-name="P118">There is now an extensive literature about McDowell’s metaphysical argument that repeats many of the same criticisms that Halbig makes. T. H. Ho gives a useful <text:span text:style-name="T81">bibliography</text:span> of the literature of <text:span text:style-name="T80">two</text:span> of the most common <text:span text:style-name="T80">relevant for our discussion</text:span>:<text:note text:id="ftn41" text:note-class="footnote"><text:note-citation>41</text:note-citation><text:note-body><text:p text:style-name="Footnote"><text:reference-mark-start text:name="ZOTERO_ITEM CSL_CITATION {&quot;citationID&quot;:&quot;aNngdRIQ&quot;,&quot;properties&quot;:{&quot;formattedCitation&quot;:&quot;{\\rtf Tsung-Hsing Ho, \\uc0\\u8216{}Naturalism and the Space of Reasons in Mind and World\\uc0\\u8217{} (2014) 22 {\\i{}International Journal of Philosophical Studies} 49, 51.}&quot;,&quot;plainCitation&quot;:&quot;Tsung-Hsing Ho, ‘Naturalism and the Space of Reasons in Mind and World’ (2014) 22 International Journal of Philosophical Studies 49, 51.&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1&quot;}],&quot;schema&quot;:&quot;https://github.com/citation-style-language/schema/raw/master/csl-citation.json&quot;} RNDjDxVZZCVrb"/><text:span text:style-name="T67">Tsung-Hsing Ho, ‘Naturalism and the Space of Reasons in Mind and World’ (2014) 22 </text:span><text:span text:style-name="T69">International Journal of Philosophical Studies</text:span><text:span text:style-name="T67"> 49, 51.</text:span><text:reference-mark-end text:name="ZOTERO_ITEM CSL_CITATION {&quot;citationID&quot;:&quot;aNngdRIQ&quot;,&quot;properties&quot;:{&quot;formattedCitation&quot;:&quot;{\\rtf Tsung-Hsing Ho, \\uc0\\u8216{}Naturalism and the Space of Reasons in Mind and World\\uc0\\u8217{} (2014) 22 {\\i{}International Journal of Philosophical Studies} 49, 51.}&quot;,&quot;plainCitation&quot;:&quot;Tsung-Hsing Ho, ‘Naturalism and the Space of Reasons in Mind and World’ (2014) 22 International Journal of Philosophical Studies 49, 51.&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1&quot;}],&quot;schema&quot;:&quot;https://github.com/citation-style-language/schema/raw/master/csl-citation.json&quot;} RNDjDxVZZCVrb"/></text:p></text:note-body></text:note></text:p>
      <text:p text:style-name="P118"/>
      <text:p text:style-name="P45">(C1) McDowell’s naturalism does not make intelligible how the second nature of human beings is possible in a world of first nature;<text:note text:id="ftn42" text:note-class="footnote"><text:note-citation>42</text:note-citation><text:note-body><text:p text:style-name="Footnote"><text:reference-mark-start text:name="ZOTERO_ITEM CSL_CITATION {&quot;citationID&quot;:&quot;2sBGWGdm&quot;,&quot;properties&quot;:{&quot;formattedCitation&quot;:&quot;{\\rtf Richard J Bernstein, \\uc0\\u8216{}McDowell\\uc0\\u8217{}s Domesticated Hegelianism\\uc0\\u8217{} in Nicholas Smith (ed), {\\i{}Reading McDowell: On Mind and World} (Routledge, 2002) 9, 19\\uc0\\u8211{}24; Richard Gaskin, {\\i{}Experience and the World\\uc0\\u8217{}s Own Language: A Critique of John McDowell\\uc0\\u8217{}s Empiricism} (Oxford University Press, 1st ed, 2006) 29\\uc0\\u8211{}36; Mischa Gubeljic et al, \\uc0\\u8216{}Nature and Second Nature in McDowell\\uc0\\u8217{}s Mind and World\\uc0\\u8217{} in Marcus Willaschek (ed), {\\i{}John Mcdowell: Reason and Nature} (LitVerlag, 2000) 41.}&quot;,&quot;plainCitation&quot;:&quot;Richard J Bernstein, ‘McDowell’s Domesticated Hegelianism’ in Nicholas Smith (ed), Reading McDowell: On Mind and World (Routledge, 2002) 9, 19–24; Richard Gaskin, Experience and the World’s Own Language: A Critique of John McDowell’s Empiricism (Oxford University Press, 1st ed, 2006) 29–36; Mischa Gubeljic et al, ‘Nature and Second Nature in McDowell’s Mind and World’ in Marcus Willaschek (ed), John Mcdowell: Reason and Nature (LitVerlag, 2000) 41.&quot;},&quot;citationItems&quot;:[{&quot;id&quot;:100,&quot;uris&quot;:[&quot;http://zotero.org/users/2391293/items/WRSN966X&quot;],&quot;uri&quot;:[&quot;http://zotero.org/users/2391293/items/WRSN966X&quot;],&quot;itemData&quot;:{&quot;id&quot;:100,&quot;type&quot;:&quot;chapter&quot;,&quot;title&quot;:&quot;McDowell's Domesticated Hegelianism&quot;,&quot;container-title&quot;:&quot;Reading McDowell: On Mind and World&quot;,&quot;publisher&quot;:&quot;Routledge&quot;,&quot;publisher-place&quot;:&quot;London&quot;,&quot;page&quot;:&quot;9-24&quot;,&quot;source&quot;:&quot;PhilPapers&quot;,&quot;event-place&quot;:&quot;London&quot;,&quot;editor&quot;:[{&quot;family&quot;:&quot;Smith&quot;,&quot;given&quot;:&quot;Nicholas&quot;}],&quot;author&quot;:[{&quot;family&quot;:&quot;Bernstein&quot;,&quot;given&quot;:&quot;Richard J&quot;}],&quot;issued&quot;:{&quot;date-parts&quot;:[[&quot;2002&quot;]]}},&quot;locator&quot;:&quot;19-24&quot;},{&quot;id&quot;:43,&quot;uris&quot;:[&quot;http://zotero.org/users/2391293/items/VBGZZ8FV&quot;],&quot;uri&quot;:[&quot;http://zotero.org/users/2391293/items/VBGZZ8FV&quot;],&quot;itemData&quot;:{&quot;id&quot;:4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locator&quot;:&quot;29-36&quot;},{&quot;id&quot;:117,&quot;uris&quot;:[&quot;http://zotero.org/users/2391293/items/EUCVSPBC&quot;],&quot;uri&quot;:[&quot;http://zotero.org/users/2391293/items/EUCVSPBC&quot;],&quot;itemData&quot;:{&quot;id&quot;:117,&quot;type&quot;:&quot;chapter&quot;,&quot;title&quot;:&quot;Nature and Second Nature in McDowell's Mind and World&quot;,&quot;container-title&quot;:&quot;John Mcdowell: Reason and Nature&quot;,&quot;publisher&quot;:&quot;LitVerlag&quot;,&quot;publisher-place&quot;:&quot;Munster&quot;,&quot;page&quot;:&quot;41-49&quot;,&quot;source&quot;:&quot;PhilPapers&quot;,&quot;event-place&quot;:&quot;Munster&quot;,&quot;editor&quot;:[{&quot;family&quot;:&quot;Willaschek&quot;,&quot;given&quot;:&quot;Marcus&quot;}],&quot;author&quot;:[{&quot;family&quot;:&quot;Gubeljic&quot;,&quot;given&quot;:&quot;Mischa&quot;},{&quot;family&quot;:&quot;Link&quot;,&quot;given&quot;:&quot;Simone&quot;},{&quot;family&quot;:&quot;Müller&quot;,&quot;given&quot;:&quot;Patrick&quot;},{&quot;family&quot;:&quot;Osburg&quot;,&quot;given&quot;:&quot;Gunther&quot;}],&quot;issued&quot;:{&quot;date-parts&quot;:[[&quot;2000&quot;]]}}}],&quot;schema&quot;:&quot;https://github.com/citation-style-language/schema/raw/master/csl-citation.json&quot;} RNDR18QCrAGxq"/><text:span text:style-name="T67">Richard J Bernstein, ‘McDowell’s Domesticated Hegelianism’ in Nicholas Smith (ed), </text:span><text:span text:style-name="T69">Reading McDowell: On Mind and World</text:span><text:span text:style-name="T67"> (Routledge, 2002) 9, 19–24; Richard Gaskin, </text:span><text:span text:style-name="T69">Experience and the World’s Own Language: A Critique of John McDowell’s Empiricism</text:span><text:span text:style-name="T67"> (Oxford University Press, 1st ed, 2006) 29–36; Mischa Gubeljic et al, ‘Nature and Second Nature in McDowell’s Mind and World’ in Marcus Willaschek (ed), </text:span><text:span text:style-name="T69">John Mcdowell: Reason and Nature</text:span><text:span text:style-name="T67"> (LitVerlag, 2000) 41.</text:span><text:reference-mark-end text:name="ZOTERO_ITEM CSL_CITATION {&quot;citationID&quot;:&quot;2sBGWGdm&quot;,&quot;properties&quot;:{&quot;formattedCitation&quot;:&quot;{\\rtf Richard J Bernstein, \\uc0\\u8216{}McDowell\\uc0\\u8217{}s Domesticated Hegelianism\\uc0\\u8217{} in Nicholas Smith (ed), {\\i{}Reading McDowell: On Mind and World} (Routledge, 2002) 9, 19\\uc0\\u8211{}24; Richard Gaskin, {\\i{}Experience and the World\\uc0\\u8217{}s Own Language: A Critique of John McDowell\\uc0\\u8217{}s Empiricism} (Oxford University Press, 1st ed, 2006) 29\\uc0\\u8211{}36; Mischa Gubeljic et al, \\uc0\\u8216{}Nature and Second Nature in McDowell\\uc0\\u8217{}s Mind and World\\uc0\\u8217{} in Marcus Willaschek (ed), {\\i{}John Mcdowell: Reason and Nature} (LitVerlag, 2000) 41.}&quot;,&quot;plainCitation&quot;:&quot;Richard J Bernstein, ‘McDowell’s Domesticated Hegelianism’ in Nicholas Smith (ed), Reading McDowell: On Mind and World (Routledge, 2002) 9, 19–24; Richard Gaskin, Experience and the World’s Own Language: A Critique of John McDowell’s Empiricism (Oxford University Press, 1st ed, 2006) 29–36; Mischa Gubeljic et al, ‘Nature and Second Nature in McDowell’s Mind and World’ in Marcus Willaschek (ed), John Mcdowell: Reason and Nature (LitVerlag, 2000) 41.&quot;},&quot;citationItems&quot;:[{&quot;id&quot;:100,&quot;uris&quot;:[&quot;http://zotero.org/users/2391293/items/WRSN966X&quot;],&quot;uri&quot;:[&quot;http://zotero.org/users/2391293/items/WRSN966X&quot;],&quot;itemData&quot;:{&quot;id&quot;:100,&quot;type&quot;:&quot;chapter&quot;,&quot;title&quot;:&quot;McDowell's Domesticated Hegelianism&quot;,&quot;container-title&quot;:&quot;Reading McDowell: On Mind and World&quot;,&quot;publisher&quot;:&quot;Routledge&quot;,&quot;publisher-place&quot;:&quot;London&quot;,&quot;page&quot;:&quot;9-24&quot;,&quot;source&quot;:&quot;PhilPapers&quot;,&quot;event-place&quot;:&quot;London&quot;,&quot;editor&quot;:[{&quot;family&quot;:&quot;Smith&quot;,&quot;given&quot;:&quot;Nicholas&quot;}],&quot;author&quot;:[{&quot;family&quot;:&quot;Bernstein&quot;,&quot;given&quot;:&quot;Richard J&quot;}],&quot;issued&quot;:{&quot;date-parts&quot;:[[&quot;2002&quot;]]}},&quot;locator&quot;:&quot;19-24&quot;},{&quot;id&quot;:43,&quot;uris&quot;:[&quot;http://zotero.org/users/2391293/items/VBGZZ8FV&quot;],&quot;uri&quot;:[&quot;http://zotero.org/users/2391293/items/VBGZZ8FV&quot;],&quot;itemData&quot;:{&quot;id&quot;:43,&quot;type&quot;:&quot;book&quot;,&quot;title&quot;:&quot;Experience and the world's own language: a critique of John McDowell's empiricism&quot;,&quot;publisher&quot;:&quot;Oxford University Press&quot;,&quot;publisher-place&quot;:&quot;New York&quot;,&quot;edition&quot;:&quot;1st&quot;,&quot;source&quot;:&quot;Google Scholar&quot;,&quot;event-place&quot;:&quot;New York&quot;,&quot;shortTitle&quot;:&quot;Experience and the world's own language&quot;,&quot;author&quot;:[{&quot;family&quot;:&quot;Gaskin&quot;,&quot;given&quot;:&quot;Richard&quot;}],&quot;issued&quot;:{&quot;date-parts&quot;:[[&quot;2006&quot;]]},&quot;accessed&quot;:{&quot;date-parts&quot;:[[&quot;2015&quot;,11,16]]}},&quot;locator&quot;:&quot;29-36&quot;},{&quot;id&quot;:117,&quot;uris&quot;:[&quot;http://zotero.org/users/2391293/items/EUCVSPBC&quot;],&quot;uri&quot;:[&quot;http://zotero.org/users/2391293/items/EUCVSPBC&quot;],&quot;itemData&quot;:{&quot;id&quot;:117,&quot;type&quot;:&quot;chapter&quot;,&quot;title&quot;:&quot;Nature and Second Nature in McDowell's Mind and World&quot;,&quot;container-title&quot;:&quot;John Mcdowell: Reason and Nature&quot;,&quot;publisher&quot;:&quot;LitVerlag&quot;,&quot;publisher-place&quot;:&quot;Munster&quot;,&quot;page&quot;:&quot;41-49&quot;,&quot;source&quot;:&quot;PhilPapers&quot;,&quot;event-place&quot;:&quot;Munster&quot;,&quot;editor&quot;:[{&quot;family&quot;:&quot;Willaschek&quot;,&quot;given&quot;:&quot;Marcus&quot;}],&quot;author&quot;:[{&quot;family&quot;:&quot;Gubeljic&quot;,&quot;given&quot;:&quot;Mischa&quot;},{&quot;family&quot;:&quot;Link&quot;,&quot;given&quot;:&quot;Simone&quot;},{&quot;family&quot;:&quot;Müller&quot;,&quot;given&quot;:&quot;Patrick&quot;},{&quot;family&quot;:&quot;Osburg&quot;,&quot;given&quot;:&quot;Gunther&quot;}],&quot;issued&quot;:{&quot;date-parts&quot;:[[&quot;2000&quot;]]}}}],&quot;schema&quot;:&quot;https://github.com/citation-style-language/schema/raw/master/csl-citation.json&quot;} RNDR18QCrAGxq"/></text:p></text:note-body></text:note></text:p>
      <text:p text:style-name="P45"/>
      <text:p text:style-name="P45">(C2) McDowell’s naturalism is another dualism between the realm of law and the space of reasons in disguise.<text:note text:id="ftn43" text:note-class="footnote"><text:note-citation>43</text:note-citation><text:note-body><text:p text:style-name="Footnote"><text:reference-mark-start text:name="ZOTERO_ITEM CSL_CITATION {&quot;citationID&quot;:&quot;vPadFc9O&quot;,&quot;properties&quot;:{&quot;formattedCitation&quot;:&quot;{\\rtf Gubeljic et al, above n 42; Halbig, above n 1; Cynthia Macdonald and Graham Macdonald (eds), {\\i{}McDowell and His Critics} (Blackwell Publishing, 2006).}&quot;,&quot;plainCitation&quot;:&quot;Gubeljic et al, above n 42; Halbig, above n 1; Cynthia Macdonald and Graham Macdonald (eds), McDowell and His Critics (Blackwell Publishing, 2006).&quot;},&quot;citationItems&quot;:[{&quot;id&quot;:117,&quot;uris&quot;:[&quot;http://zotero.org/users/2391293/items/EUCVSPBC&quot;],&quot;uri&quot;:[&quot;http://zotero.org/users/2391293/items/EUCVSPBC&quot;],&quot;itemData&quot;:{&quot;id&quot;:117,&quot;type&quot;:&quot;chapter&quot;,&quot;title&quot;:&quot;Nature and Second Nature in McDowell's Mind and World&quot;,&quot;container-title&quot;:&quot;John Mcdowell: Reason and Nature&quot;,&quot;publisher&quot;:&quot;LitVerlag&quot;,&quot;publisher-place&quot;:&quot;Munster&quot;,&quot;page&quot;:&quot;41-49&quot;,&quot;source&quot;:&quot;PhilPapers&quot;,&quot;event-place&quot;:&quot;Munster&quot;,&quot;editor&quot;:[{&quot;family&quot;:&quot;Willaschek&quot;,&quot;given&quot;:&quot;Marcus&quot;}],&quot;author&quot;:[{&quot;family&quot;:&quot;Gubeljic&quot;,&quot;given&quot;:&quot;Mischa&quot;},{&quot;family&quot;:&quot;Link&quot;,&quot;given&quot;:&quot;Simone&quot;},{&quot;family&quot;:&quot;Müller&quot;,&quot;given&quot;:&quot;Patrick&quot;},{&quot;family&quot;:&quot;Osburg&quot;,&quot;given&quot;:&quot;Gunther&quot;}],&quot;issued&quot;:{&quot;date-parts&quot;:[[&quot;2000&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id&quot;:129,&quot;uris&quot;:[&quot;http://zotero.org/users/2391293/items/HDVGRJIR&quot;],&quot;uri&quot;:[&quot;http://zotero.org/users/2391293/items/HDVGRJIR&quot;],&quot;itemData&quot;:{&quot;id&quot;:129,&quot;type&quot;:&quot;book&quot;,&quot;title&quot;:&quot;McDowell and His Critics&quot;,&quot;publisher&quot;:&quot;Blackwell Publishing&quot;,&quot;source&quot;:&quot;PhilPapers&quot;,&quot;editor&quot;:[{&quot;family&quot;:&quot;Macdonald&quot;,&quot;given&quot;:&quot;Cynthia&quot;},{&quot;family&quot;:&quot;Macdonald&quot;,&quot;given&quot;:&quot;Graham&quot;}],&quot;issued&quot;:{&quot;date-parts&quot;:[[&quot;2006&quot;]]}}}],&quot;schema&quot;:&quot;https://github.com/citation-style-language/schema/raw/master/csl-citation.json&quot;} RNDWkLn6duFcM"/><text:span text:style-name="T67">Gubeljic et al, above n 42; Halbig, above n 1; Cynthia Macdonald and Graham Macdonald (eds), </text:span><text:span text:style-name="T69">McDowell and His Critics</text:span><text:span text:style-name="T67"> (Blackwell Publishing, 2006).</text:span><text:reference-mark-end text:name="ZOTERO_ITEM CSL_CITATION {&quot;citationID&quot;:&quot;vPadFc9O&quot;,&quot;properties&quot;:{&quot;formattedCitation&quot;:&quot;{\\rtf Gubeljic et al, above n 42; Halbig, above n 1; Cynthia Macdonald and Graham Macdonald (eds), {\\i{}McDowell and His Critics} (Blackwell Publishing, 2006).}&quot;,&quot;plainCitation&quot;:&quot;Gubeljic et al, above n 42; Halbig, above n 1; Cynthia Macdonald and Graham Macdonald (eds), McDowell and His Critics (Blackwell Publishing, 2006).&quot;},&quot;citationItems&quot;:[{&quot;id&quot;:117,&quot;uris&quot;:[&quot;http://zotero.org/users/2391293/items/EUCVSPBC&quot;],&quot;uri&quot;:[&quot;http://zotero.org/users/2391293/items/EUCVSPBC&quot;],&quot;itemData&quot;:{&quot;id&quot;:117,&quot;type&quot;:&quot;chapter&quot;,&quot;title&quot;:&quot;Nature and Second Nature in McDowell's Mind and World&quot;,&quot;container-title&quot;:&quot;John Mcdowell: Reason and Nature&quot;,&quot;publisher&quot;:&quot;LitVerlag&quot;,&quot;publisher-place&quot;:&quot;Munster&quot;,&quot;page&quot;:&quot;41-49&quot;,&quot;source&quot;:&quot;PhilPapers&quot;,&quot;event-place&quot;:&quot;Munster&quot;,&quot;editor&quot;:[{&quot;family&quot;:&quot;Willaschek&quot;,&quot;given&quot;:&quot;Marcus&quot;}],&quot;author&quot;:[{&quot;family&quot;:&quot;Gubeljic&quot;,&quot;given&quot;:&quot;Mischa&quot;},{&quot;family&quot;:&quot;Link&quot;,&quot;given&quot;:&quot;Simone&quot;},{&quot;family&quot;:&quot;Müller&quot;,&quot;given&quot;:&quot;Patrick&quot;},{&quot;family&quot;:&quot;Osburg&quot;,&quot;given&quot;:&quot;Gunther&quot;}],&quot;issued&quot;:{&quot;date-parts&quot;:[[&quot;2000&quot;]]}}},{&quot;id&quot;:39,&quot;uris&quot;:[&quot;http://zotero.org/users/2391293/items/SHU96ANJ&quot;],&quot;uri&quot;:[&quot;http://zotero.org/users/2391293/items/SHU96ANJ&quot;],&quot;itemData&quot;:{&quot;id&quot;:39,&quot;type&quot;:&quot;article-journal&quot;,&quot;title&quot;:&quot;Varieties of nature in Hegel and McDowell&quot;,&quot;container-title&quot;:&quot;European Journal of Philosophy&quot;,&quot;page&quot;:&quot;222–241&quot;,&quot;volume&quot;:&quot;14&quot;,&quot;issue&quot;:&quot;2&quot;,&quot;source&quot;:&quot;Google Scholar&quot;,&quot;author&quot;:[{&quot;family&quot;:&quot;Halbig&quot;,&quot;given&quot;:&quot;Christoph&quot;}],&quot;issued&quot;:{&quot;date-parts&quot;:[[&quot;2006&quot;]]}}},{&quot;id&quot;:129,&quot;uris&quot;:[&quot;http://zotero.org/users/2391293/items/HDVGRJIR&quot;],&quot;uri&quot;:[&quot;http://zotero.org/users/2391293/items/HDVGRJIR&quot;],&quot;itemData&quot;:{&quot;id&quot;:129,&quot;type&quot;:&quot;book&quot;,&quot;title&quot;:&quot;McDowell and His Critics&quot;,&quot;publisher&quot;:&quot;Blackwell Publishing&quot;,&quot;source&quot;:&quot;PhilPapers&quot;,&quot;editor&quot;:[{&quot;family&quot;:&quot;Macdonald&quot;,&quot;given&quot;:&quot;Cynthia&quot;},{&quot;family&quot;:&quot;Macdonald&quot;,&quot;given&quot;:&quot;Graham&quot;}],&quot;issued&quot;:{&quot;date-parts&quot;:[[&quot;2006&quot;]]}}}],&quot;schema&quot;:&quot;https://github.com/citation-style-language/schema/raw/master/csl-citation.json&quot;} RNDWkLn6duFcM"/></text:p></text:note-body></text:note></text:p>
      <text:p text:style-name="P45"/>
      <text:p text:style-name="P119">Ho argues, however, that these common criticisms of McDowell’s metaphysical argument have been based on a flawed interpretation of the priority of its categorical structure. The priorit<text:span text:style-name="T79">y</text:span> of the categories that commentators have assumed has not been completely correct. Key in Ho’s criticism of this commentary is the relationship that the space of concepts has to the space of reasons. Many have looked at McDowell’s epistemological argument and correctly interpreted that McDowell <text:span text:style-name="T2">identifies</text:span> the space of reasons and the space of concepts. That was the result of McDowell’s refutation of the Myth of the Given. </text:p>
      <text:p text:style-name="P119"/>
      <text:p text:style-name="P120">It is Ho’s argument that <text:span text:style-name="T78">we have up until now assumed that McDowell’s argument against the Myth of the Given in the first half of </text:span><text:span text:style-name="T6">Mind and World</text:span><text:span text:style-name="T78"> was to identify the space of concepts with the space of reasons by </text:span><text:span text:style-name="T6">subsuming the former under the latter</text:span><text:span text:style-name="T78">. We assumed that since the Myth of the Given made the space of reasons more expansive that the space of concepts, the priority of the two categories was space of reasons first, then space of concepts second. Ho points out that it is </text:span><text:span text:style-name="T6">this</text:span><text:span text:style-name="T78"> that </text:span><text:soft-page-break/><text:span text:style-name="T78">makes the substance of McDowell’s metaphysical argument problematic. Ho terms this assumption of the priorities of the categories of McDowell’s metaphysical argument the “orthodox interpretation” of McDowell’s metaphysical argument.</text:span></text:p>
      <text:p text:style-name="P120"/>
      <text:p text:style-name="P123">Let’s take a look at how this assumption supposedly creates the antinomy within McDowell’s metaphysical argument. Ho claims that the metaphysical argument is comprised of two claims:</text:p>
      <text:p text:style-name="P119"/>
      <text:p text:style-name="P46">(N1) The realm of law and the space of reasons are distinct from each other: neither one belongs in the other;</text:p>
      <text:p text:style-name="P46"/>
      <text:p text:style-name="P46">(N2) The realm of law and the space of reasons are <text:span text:style-name="T2">both natural</text:span>: the nature belonging in the realm of law is disenchanted and the nature belonging in the space of reasons is enchanted.<text:note text:id="ftn44" text:note-class="footnote"><text:note-citation>44</text:note-citation><text:note-body><text:p text:style-name="Footnote"><text:reference-mark-start text:name="ZOTERO_ITEM CSL_CITATION {&quot;citationID&quot;:&quot;4KW0OuLL&quot;,&quot;properties&quot;:{&quot;formattedCitation&quot;:&quot;Ho, above n 41, 50.&quot;,&quot;plainCitation&quot;:&quot;Ho, above n 41, 50.&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0&quot;}],&quot;schema&quot;:&quot;https://github.com/citation-style-language/schema/raw/master/csl-citation.json&quot;} RNDXx9bBaculO"/>Ho, above n 41, 50.<text:reference-mark-end text:name="ZOTERO_ITEM CSL_CITATION {&quot;citationID&quot;:&quot;4KW0OuLL&quot;,&quot;properties&quot;:{&quot;formattedCitation&quot;:&quot;Ho, above n 41, 50.&quot;,&quot;plainCitation&quot;:&quot;Ho, above n 41, 50.&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0&quot;}],&quot;schema&quot;:&quot;https://github.com/citation-style-language/schema/raw/master/csl-citation.json&quot;} RNDXx9bBaculO"/></text:p></text:note-body></text:note></text:p>
      <text:p text:style-name="P46"/>
      <text:p text:style-name="P121">If we assume that the space of concepts just <text:span text:style-name="T2">is </text:span>the space of reasons, in that order, there is no link between the space of reasons and the realm of law that explains how both could be natural. <text:span text:style-name="T83">It is not just the case that there is no third category that helps unify the structure of McDowell’s metaphysical argument. The structure also seems lopsided. All of McDowell’s attention has been turned to the space of reasons in his argument. On the enchanted side of nature we have a great deal of categorical baggage. The enchanted side includes </text:span><text:span text:style-name="T8">both</text:span><text:span text:style-name="T83"> meanings and concepts. On the disenchanted side we have no structure. McDowell sign-posts that the realm of law equates to the logical space of natural scientific intelligibility, but there is almost no explanation about what this actually amounts to. </text:span>Ho says this is what explains why most critics have directed their attention to claim (N2) when considering McDowell’s metaphysical argument. </text:p>
      <text:p text:style-name="P121"/>
      <text:p text:style-name="P122">Ho attempts to rescue <text:span text:style-name="T84">McDowell’s metaphysical argument by pointing out that McDowell is explicit in denying that he was ever concerned to provide a substantial theory for explaining how first and second nature are meant to be related.</text:span><text:span text:style-name="T84"><text:note text:id="ftn45" text:note-class="footnote"><text:note-citation>45</text:note-citation><text:note-body><text:p text:style-name="P141"><text:reference-mark-start text:name="ZOTERO_ITEM CSL_CITATION {&quot;citationID&quot;:&quot;jHunuw4t&quot;,&quot;properties&quot;:{&quot;formattedCitation&quot;:&quot;{\\rtf Ibid 52\\uc0\\u8211{}53.}&quot;,&quot;plainCitation&quot;:&quot;Ibid 52–53.&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2-53&quot;}],&quot;schema&quot;:&quot;https://github.com/citation-style-language/schema/raw/master/csl-citation.json&quot;} RNDf4b23T3D0j"/>Ibid 52–53.<text:reference-mark-end text:name="ZOTERO_ITEM CSL_CITATION {&quot;citationID&quot;:&quot;jHunuw4t&quot;,&quot;properties&quot;:{&quot;formattedCitation&quot;:&quot;{\\rtf Ibid 52\\uc0\\u8211{}53.}&quot;,&quot;plainCitation&quot;:&quot;Ibid 52–53.&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2-53&quot;}],&quot;schema&quot;:&quot;https://github.com/citation-style-language/schema/raw/master/csl-citation.json&quot;} RNDf4b23T3D0j"/></text:p></text:note-body></text:note></text:span><text:span text:style-name="T84"> McDowell’s metaphilosophical method is a Wittgensteinian quietist one. This method is concerned to identify and then dissolve philosophical anxieties by showing that such anxieties are based on assumptions which are illusions. By performing this therapy, the Wittgensteinian quietist aims to show here was never such a problem in the first place. </text:span></text:p>
      <text:p text:style-name="P122"/>
      <text:p text:style-name="P143">Up until now we have been sharing the anxieties of McDowell’s commentators. We have been desperately searching for substantive conceptual machinery to fill out a comprehensive picture about how McDowell’s naturalism is supposed to look. Ho is right in pointing out that we will never find any, because that is entirely contrary to McDowell’s purpose. Given that we are now aware of McDowell’s therapeutic aims, it is worth repeating McDowell’s famous response to the demand that he needs to provide substantial theoretical machinery to explain his metaphysical argument. I remarked earlier how this following passage could provoke some frustration with the story McDowell is trying to tell. We are now looking at it in a different light:</text:p>
      <text:p text:style-name="P122"/>
      <text:p text:style-name="P47">[The remark that second nature has a ‘foothold’ in first nature] seems to promise more, in the way if a continuity between the naturalness of human responsiveness to reasons and the naturalness of phenomena subsumable under natural law, than my purposes require. I think that the only unity there needs to be in the idea of the natural, as it applies, on the one hand, to the intelligibility of physical and merely biological phenomena (themselves needing to be differentiated for some purposes, as I have indicated), and, on the other, to the intelligibility of rational activity, is captured by a contrast with the idea of the supernatural – the spooky or the occult … That should be enough to reassure us that, for all the <text:span text:style-name="T2">sui generis</text:span> character of <text:soft-page-break/>responsiveness to reasons, there is nothing spooky about it, and that is all I need from the idea of second nature.<text:note text:id="ftn46" text:note-class="footnote"><text:note-citation>46</text:note-citation><text:note-body><text:p text:style-name="P141"><text:reference-mark-start text:name="ZOTERO_ITEM CSL_CITATION {&quot;citationID&quot;:&quot;iJpS7MlW&quot;,&quot;properties&quot;:{&quot;formattedCitation&quot;:&quot;{\\rtf McDowell, \\uc0\\u8216{}Responses\\uc0\\u8217{}, above n 24, 99.}&quot;,&quot;plainCitation&quot;:&quot;McDowell, ‘Responses’, above n 24, 99.&quot;},&quot;citationItems&quot;:[{&quot;id&quot;:98,&quot;uris&quot;:[&quot;http://zotero.org/users/2391293/items/954XURT8&quot;],&quot;uri&quot;:[&quot;http://zotero.org/users/2391293/items/954XURT8&quot;],&quot;itemData&quot;:{&quot;id&quot;:98,&quot;type&quot;:&quot;chapter&quot;,&quot;title&quot;:&quot;Responses&quot;,&quot;container-title&quot;:&quot;John Mcdowell: Reason and Nature&quot;,&quot;publisher&quot;:&quot;LitVerlag&quot;,&quot;publisher-place&quot;:&quot;Munster&quot;,&quot;source&quot;:&quot;PhilPapers&quot;,&quot;event-place&quot;:&quot;Munster&quot;,&quot;language&quot;:&quot;91-114&quot;,&quot;author&quot;:[{&quot;family&quot;:&quot;McDowell&quot;,&quot;given&quot;:&quot;John&quot;}],&quot;editor&quot;:[{&quot;family&quot;:&quot;Willaschek&quot;,&quot;given&quot;:&quot;Marcus&quot;}],&quot;issued&quot;:{&quot;date-parts&quot;:[[&quot;2000&quot;]]}},&quot;locator&quot;:&quot;99&quot;}],&quot;schema&quot;:&quot;https://github.com/citation-style-language/schema/raw/master/csl-citation.json&quot;} RND6dL8jLOwcM"/>McDowell, ‘Responses’, above n 24, 99.<text:reference-mark-end text:name="ZOTERO_ITEM CSL_CITATION {&quot;citationID&quot;:&quot;iJpS7MlW&quot;,&quot;properties&quot;:{&quot;formattedCitation&quot;:&quot;{\\rtf McDowell, \\uc0\\u8216{}Responses\\uc0\\u8217{}, above n 24, 99.}&quot;,&quot;plainCitation&quot;:&quot;McDowell, ‘Responses’, above n 24, 99.&quot;},&quot;citationItems&quot;:[{&quot;id&quot;:98,&quot;uris&quot;:[&quot;http://zotero.org/users/2391293/items/954XURT8&quot;],&quot;uri&quot;:[&quot;http://zotero.org/users/2391293/items/954XURT8&quot;],&quot;itemData&quot;:{&quot;id&quot;:98,&quot;type&quot;:&quot;chapter&quot;,&quot;title&quot;:&quot;Responses&quot;,&quot;container-title&quot;:&quot;John Mcdowell: Reason and Nature&quot;,&quot;publisher&quot;:&quot;LitVerlag&quot;,&quot;publisher-place&quot;:&quot;Munster&quot;,&quot;source&quot;:&quot;PhilPapers&quot;,&quot;event-place&quot;:&quot;Munster&quot;,&quot;language&quot;:&quot;91-114&quot;,&quot;author&quot;:[{&quot;family&quot;:&quot;McDowell&quot;,&quot;given&quot;:&quot;John&quot;}],&quot;editor&quot;:[{&quot;family&quot;:&quot;Willaschek&quot;,&quot;given&quot;:&quot;Marcus&quot;}],&quot;issued&quot;:{&quot;date-parts&quot;:[[&quot;2000&quot;]]}},&quot;locator&quot;:&quot;99&quot;}],&quot;schema&quot;:&quot;https://github.com/citation-style-language/schema/raw/master/csl-citation.json&quot;} RND6dL8jLOwcM"/></text:p></text:note-body></text:note></text:p>
      <text:p text:style-name="P47"/>
      <text:p text:style-name="P125">These are some of McDowell’s most famous explicit comments on the matter. This is one route towards answering the critics. It is the most obvious. It is also deeply unsatisfying. It seems bizarre that such powerful and synoptic naturalism terminates in such shallow argument. </text:p>
      <text:p text:style-name="P125"/>
      <text:p text:style-name="P125">Ho doesn’t stop here, however. He argues that we need not accept <text:span text:style-name="T12">just </text:span>these explicit comments as the whole story on McDowell’s philosophical quietism. Crucially, he says, part of McDowell’s epistemological argument can be used to fill in the gap in his naturalism to which critics repeatedly point. <text:span text:style-name="T85">McDowell makes a crucial elaboration on his epistemological argument in the second half of </text:span><text:span text:style-name="T9">Mind and World</text:span><text:span text:style-name="T85">. In this passage, he explains how he pictures the realm of law and space of reasons to be related:</text:span></text:p>
      <text:p text:style-name="P125"/>
      <text:p text:style-name="P48">For Kant, the ordinary empirical world, which includes nature as the realm of law, is not external to the conceptual. In view of the connection between the conceptual and the kind of intelligibility that belongs to meaning, I have suggested that defending that Kantian thought requires a partial re-enchantment of nature. But it does not require us to rehabilitate the idea that there is meaning in the fall of a sparrow or the movement of the planets, as there is meaning in a text. It is a good teaching of modernity that the realm of law is as such devoid of meaning; its constituent elements are not linked to one another by the relations that constitute the space of reasons. But if our thinking about the natural stops at an appreciation of that point, we cannot properly comprehend the capacity of experience to take in even the meaningless occurrences that constitute the realm of law. We cannot satisfactorily splice spontaneity and receptivity together in our conception of experience, and that means we cannot exploit the Kantian thought that the realm of law, not just the realm of meaningful doings, is not external to the conceptual.<text:note text:id="ftn47" text:note-class="footnote"><text:note-citation>47</text:note-citation><text:note-body><text:p text:style-name="Footnote"><text:reference-mark-start text:name="ZOTERO_ITEM CSL_CITATION {&quot;citationID&quot;:&quot;CdMwYFEq&quot;,&quot;properties&quot;:{&quot;formattedCitation&quot;:&quot;McDowell, above n 29, 97.&quot;,&quot;plainCitation&quot;:&quot;McDowell, above n 29, 97.&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97&quot;}],&quot;schema&quot;:&quot;https://github.com/citation-style-language/schema/raw/master/csl-citation.json&quot;} RNDNHym0EktA7"/>McDowell, above n 29, 97.<text:reference-mark-end text:name="ZOTERO_ITEM CSL_CITATION {&quot;citationID&quot;:&quot;CdMwYFEq&quot;,&quot;properties&quot;:{&quot;formattedCitation&quot;:&quot;McDowell, above n 29, 97.&quot;,&quot;plainCitation&quot;:&quot;McDowell, above n 29, 97.&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97&quot;}],&quot;schema&quot;:&quot;https://github.com/citation-style-language/schema/raw/master/csl-citation.json&quot;} RNDNHym0EktA7"/></text:p></text:note-body></text:note></text:p>
      <text:p text:style-name="P48"/>
      <text:p text:style-name="P144"><text:span text:style-name="T86">Ho uses this passage from </text:span><text:span text:style-name="T11">Mind and World </text:span><text:span text:style-name="T87">to help explain that the orthodox arrangement of the categorical structure of McDowell’s metaphysical argument is incorrect. Ho suggests that instead of considering that it is the space of reasons that houses the space of concepts, it should be the other way around.</text:span><text:span text:style-name="T87"><text:note text:id="ftn48" text:note-class="footnote"><text:note-citation>48</text:note-citation><text:note-body><text:p text:style-name="Footnote"><text:reference-mark-start text:name="ZOTERO_ITEM CSL_CITATION {&quot;citationID&quot;:&quot;ZvFds9SU&quot;,&quot;properties&quot;:{&quot;formattedCitation&quot;:&quot;Ho, above n 41, 57.&quot;,&quot;plainCitation&quot;:&quot;Ho, above n 41, 57.&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7&quot;}],&quot;schema&quot;:&quot;https://github.com/citation-style-language/schema/raw/master/csl-citation.json&quot;} RNDLCzIt6SAvK"/>Ho, above n 41, 57.<text:reference-mark-end text:name="ZOTERO_ITEM CSL_CITATION {&quot;citationID&quot;:&quot;ZvFds9SU&quot;,&quot;properties&quot;:{&quot;formattedCitation&quot;:&quot;Ho, above n 41, 57.&quot;,&quot;plainCitation&quot;:&quot;Ho, above n 41, 57.&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7&quot;}],&quot;schema&quot;:&quot;https://github.com/citation-style-language/schema/raw/master/csl-citation.json&quot;} RNDLCzIt6SAvK"/></text:p></text:note-body></text:note></text:span><text:span text:style-name="T87"> In this way, we can conduct the argument of the Myth of the Given in the epistemological half of </text:span><text:span text:style-name="T10">Mind and World</text:span><text:span text:style-name="T86"> in reverse. Instead of claiming that the space of reasons is more extensive than the space of concepts, and in so doing committing oneself to the meaningfulness of irrational and non-conceptual content in our thought, we should instead claim the reverse. The space of concepts is more extensive than the space of reasons.</text:span></text:p>
      <text:p text:style-name="P144"/>
      <text:p text:style-name="P145">The discussion made at the end of chapter one about the importance McDowell’s identity theory of truth bears on his metaphysical argument is particularly relevant here. At the end of chapter one we saw how the theory of truth on which McDowell’s “system” relies asserts that concepts are not merely entities that exist within the mind. McDowell’s true position is that concepts are entities which exist in the world outside of the mind. They are part of the fabric of reality. What is meant by the term “reality” here is the objective world as it exists “anyway”, independently of the mind. This is the correct interpretation of McDowell’s appropriation of Hegel, when he says that “there is no outer boundary around the sphere of the conceptual”.<text:note text:id="ftn0" text:note-class="footnote"><text:note-citation>49</text:note-citation><text:note-body><text:p text:style-name="Footnote"><text:reference-mark-start text:name="ZOTERO_ITEM CSL_CITATION {&quot;citationID&quot;:&quot;DcvoAeyS&quot;,&quot;properties&quot;:{&quot;formattedCitation&quot;:&quot;McDowell, above n 29, 34.&quot;,&quot;plainCitation&quot;:&quot;McDowell, above n 29, 3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4&quot;}],&quot;schema&quot;:&quot;https://github.com/citation-style-language/schema/raw/master/csl-citation.json&quot;} RNDvFBGvpR1EA"/>McDowell, above n 29, 34.<text:reference-mark-end text:name="ZOTERO_ITEM CSL_CITATION {&quot;citationID&quot;:&quot;DcvoAeyS&quot;,&quot;properties&quot;:{&quot;formattedCitation&quot;:&quot;McDowell, above n 29, 34.&quot;,&quot;plainCitation&quot;:&quot;McDowell, above n 29, 3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34&quot;}],&quot;schema&quot;:&quot;https://github.com/citation-style-language/schema/raw/master/csl-citation.json&quot;} RNDvFBGvpR1EA"/></text:p></text:note-body></text:note> </text:p>
      <text:p text:style-name="P145"/>
      <text:p text:style-name="P145">Commentators such as Gaskin have taken this to mean that this phrase is to have the qualification “within human experience” added to it. As we saw at the end of chapter one, <text:span text:style-name="T2">with</text:span> this qualification, <text:soft-page-break/>concepts become mentalistic entities. This causes to McDowell’s system to terminate in philosophical anxieties. On this position, the world is somehow either posited or created by the mind, or the mind is never truly “has the world in view”, as McDowell claims. As I argued at the end of chapter one, this interpretation of McDowell is incorrect. It is not merely incorrect because it makes McDowell’s “system” incoherent. That would make the interpretation of McDowell I am advancing anachronistic. After looking at the treatment of Kant that McDowell makes in the passage above, it is plain to see that the interpretation of McDowell that sees McDowell’s “system” terminate in problems just does not follow the black letter of McDowell’s writing. For McDowell, there is no “within human experience” qualification for his appropriation of Hegel. </text:p>
      <text:p text:style-name="P145"/>
      <text:p text:style-name="P146">This gels well with the interpretation of McDowell that Ho advances. Ho argues that the following two premises should be added to McDowell’s metaphysical argument in order to make it coherent:</text:p>
      <text:p text:style-name="P146"/>
      <text:p text:style-name="P150">(S) The Sellarsian Thesis: Our thinking, belonging in the space of concepts, is answerable only to objects that belong also in the space of concepts.<text:note text:id="ftn49" text:note-class="footnote"><text:note-citation>50</text:note-citation><text:note-body><text:p text:style-name="Footnote"><text:reference-mark-start text:name="ZOTERO_ITEM CSL_CITATION {&quot;citationID&quot;:&quot;KFn7sHcC&quot;,&quot;properties&quot;:{&quot;formattedCitation&quot;:&quot;Ho, above n 41, 54; McDowell, above n 29, xvi, 7-8.&quot;,&quot;plainCitation&quot;:&quot;Ho, above n 41, 54; McDowell, above n 29, xvi, 7-8.&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4&quot;,&quot;label&quot;:&quot;page&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vi, 7-8&quot;,&quot;label&quot;:&quot;page&quot;}],&quot;schema&quot;:&quot;https://github.com/citation-style-language/schema/raw/master/csl-citation.json&quot;} RNDB72lc1dsBp"/>Ho, above n 41, 54; McDowell, above n 29, xvi, 7-8.<text:reference-mark-end text:name="ZOTERO_ITEM CSL_CITATION {&quot;citationID&quot;:&quot;KFn7sHcC&quot;,&quot;properties&quot;:{&quot;formattedCitation&quot;:&quot;Ho, above n 41, 54; McDowell, above n 29, xvi, 7-8.&quot;,&quot;plainCitation&quot;:&quot;Ho, above n 41, 54; McDowell, above n 29, xvi, 7-8.&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4&quot;,&quot;label&quot;:&quot;page&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xvi, 7-8&quot;,&quot;label&quot;:&quot;page&quot;}],&quot;schema&quot;:&quot;https://github.com/citation-style-language/schema/raw/master/csl-citation.json&quot;} RNDB72lc1dsBp"/></text:p></text:note-body></text:note></text:p>
      <text:p text:style-name="P150"/>
      <text:p text:style-name="P150">(H) The Hegelian Thesis: The world belongs in the space of concepts.<text:note text:id="ftn50" text:note-class="footnote"><text:note-citation>51</text:note-citation><text:note-body><text:p text:style-name="Footnote"><text:reference-mark-start text:name="ZOTERO_ITEM CSL_CITATION {&quot;citationID&quot;:&quot;pcgBK3uV&quot;,&quot;properties&quot;:{&quot;formattedCitation&quot;:&quot;McDowell, above n 29, Lecture 2; Ho, above n 41, 54.&quot;,&quot;plainCitation&quot;:&quot;McDowell, above n 29, Lecture 2; Ho, above n 41, 5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Lecture 2&quot;,&quot;label&quot;:&quot;page&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4&quot;}],&quot;schema&quot;:&quot;https://github.com/citation-style-language/schema/raw/master/csl-citation.json&quot;} RNDODbTFag5EY"/>McDowell, above n 29, Lecture 2; Ho, above n 41, 54.<text:reference-mark-end text:name="ZOTERO_ITEM CSL_CITATION {&quot;citationID&quot;:&quot;pcgBK3uV&quot;,&quot;properties&quot;:{&quot;formattedCitation&quot;:&quot;McDowell, above n 29, Lecture 2; Ho, above n 41, 54.&quot;,&quot;plainCitation&quot;:&quot;McDowell, above n 29, Lecture 2; Ho, above n 41, 54.&quot;},&quot;citationItems&quot;:[{&quot;id&quot;:34,&quot;uris&quot;:[&quot;http://zotero.org/users/2391293/items/WVZFEU79&quot;],&quot;uri&quot;:[&quot;http://zotero.org/users/2391293/items/WVZFEU79&quot;],&quot;itemData&quot;:{&quot;id&quot;:34,&quot;type&quot;:&quot;book&quot;,&quot;title&quot;:&quot;Mind and world&quot;,&quot;publisher&quot;:&quot;Harvard University Press&quot;,&quot;source&quot;:&quot;Google Scholar&quot;,&quot;author&quot;:[{&quot;family&quot;:&quot;McDowell&quot;,&quot;given&quot;:&quot;John&quot;}],&quot;issued&quot;:{&quot;date-parts&quot;:[[&quot;1996&quot;]]},&quot;accessed&quot;:{&quot;date-parts&quot;:[[&quot;2015&quot;,9,21]]}},&quot;locator&quot;:&quot;Lecture 2&quot;,&quot;label&quot;:&quot;page&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4&quot;}],&quot;schema&quot;:&quot;https://github.com/citation-style-language/schema/raw/master/csl-citation.json&quot;} RNDODbTFag5EY"/></text:p></text:note-body></text:note></text:p>
      <text:p text:style-name="P145"/>
      <text:p text:style-name="P145">So, importantly, the realm of law is also conceptual. <text:span text:style-name="T89">This means its ontological structure can be defined in much the same way that we defined the space of concepts at the beginning of chapter one. This means that the realm of law is a logical space which is comprised of judgements of the kind outlined in McDowell’s normative conception of experience. The conceptual content of the world impinges on the mind, and the when the correct social rules humans have for making judgements are applied to this content, humans fully “have the world in view”.</text:span></text:p>
      <text:p text:style-name="P145"/>
      <text:p text:style-name="P147">But, Ho says, there are two different kinds of regions within the space of concepts. There is, first, non-meaningful conceptual thought, and then meaningful conceptual thought. The non-meaningful realm of conceptual thought is identified as the realm of law. That realm of the space of concepts which is meaningful is the space of reasons. This would be the region of logical space in which ethical judgements exist. The categories of reality that McDowell is advancing in his metaphysical argument would then look like this, on Ho’s interpretation:</text:p>
      <text:p text:style-name="P147"/>
      <text:p text:style-name="P151">(S*) Our thinking, belonging in the space of reasons, is answerable only to objects belonging in the space of concepts;</text:p>
      <text:p text:style-name="P151"/>
      <text:p text:style-name="P151">(H*) The space of concepts is unbounded (“no outer boundary...”);</text:p>
      <text:p text:style-name="P151"/>
      <text:p text:style-name="P151">(N1*) The realm of law and the space of reasons are distinct from each other;</text:p>
      <text:p text:style-name="P151"/>
      <text:p text:style-name="P151">(N2*) The realm of law and the space of reasons are <text:span text:style-name="T2">both natural</text:span>;</text:p>
      <text:p text:style-name="P151"/>
      <text:p text:style-name="P151">(N3*) The realm of law and the space of reasons both belong in the space of concepts.</text:p>
      <text:p text:style-name="P151"/>
      <text:p text:style-name="P147">On Ho’s interpretation, the space of nature <text:span text:style-name="T2">is</text:span> the space of concepts. Within the space of concepts, then, there is a division between the space of reasons and the realm of law. Ho devises this particular interpretation of McDowell’s metaphysical argument to solve an ambiguity within McDowell’s above passage addressing Kant:</text:p>
      <text:p text:style-name="P147"/>
      <text:p text:style-name="P151">[The] passage is puzzling. <text:span text:style-name="T90">On the one hand, McDowell says hat the realm of law, together with the realm of the meaningful, belongs in the conceptual. On the other hand, he says that </text:span><text:soft-page-break/><text:span text:style-name="T90">the realm of law is devoid of meaning and thus is distinct from the space of reasons. McDowell here seems to hold that the realm of law is</text:span><text:span text:style-name="T13"> within the conceptual </text:span><text:span text:style-name="T90">but </text:span><text:span text:style-name="T13">outside the space of reasons</text:span><text:span text:style-name="T90">. According to this reading, the conceptual is divided into the realm of law that is devoid of meaning, i.e. the disenchanted conception of nature and the space of reasons that is full of meaning, i.e. the re-enchanted conception of nature.</text:span><text:span text:style-name="T90"><text:note text:id="ftn51" text:note-class="footnote"><text:note-citation>52</text:note-citation><text:note-body><text:p text:style-name="Footnote"><text:reference-mark-start text:name="ZOTERO_ITEM CSL_CITATION {&quot;citationID&quot;:&quot;sRV4GN6L&quot;,&quot;properties&quot;:{&quot;formattedCitation&quot;:&quot;Ho, above n 41, 57.&quot;,&quot;plainCitation&quot;:&quot;Ho, above n 41, 57.&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7&quot;}],&quot;schema&quot;:&quot;https://github.com/citation-style-language/schema/raw/master/csl-citation.json&quot;} RNDRz90y8YgbS"/>Ho, above n 41, 57.<text:reference-mark-end text:name="ZOTERO_ITEM CSL_CITATION {&quot;citationID&quot;:&quot;sRV4GN6L&quot;,&quot;properties&quot;:{&quot;formattedCitation&quot;:&quot;Ho, above n 41, 57.&quot;,&quot;plainCitation&quot;:&quot;Ho, above n 41, 57.&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57&quot;}],&quot;schema&quot;:&quot;https://github.com/citation-style-language/schema/raw/master/csl-citation.json&quot;} RNDRz90y8YgbS"/></text:p></text:note-body></text:note></text:span></text:p>
      <text:p text:style-name="P151"/>
      <text:p text:style-name="P148">Ho says that if we read McDowell as if he fully identifies the space of reasons and the space of concepts, then the way he treats the space of concepts in passages (such as the above on Kant) seems equivocal. He seems to have two meanings for the space of concepts which are incompatible. The space of concepts <text:span text:style-name="T2">and </text:span>the space of reasons are both simultaneously meaningful and non-meaningful.</text:p>
      <text:p text:style-name="P148"/>
      <text:p text:style-name="P148">But if we rearrange the priorities of concepts and reasons, and make concepts more expansive that meaningful conceptual content, we can resolve the incoherence. Such an interpretation does seem radical. It asserts that McDowell is arguing that we need to completely re-enchant nature. Thornton puts forward this possibility, although h<text:span text:style-name="T91">is understanding of this re-enchantment assumes that the space of concepts is exhausted by the space of reasons. His interpretation seems to imply that McDowell means the space of nature to be exhausted by the space of reasons. For Thornton, it seems that McDowell is subsuming the realm of law to the space of reasons, making the space of nature fully re-enchanted in the sense that all that is natural is necessarily and sufficiently meaningful.</text:span><text:span text:style-name="T91"><text:note text:id="ftn52" text:note-class="footnote"><text:note-citation>53</text:note-citation><text:note-body><text:p text:style-name="Footnote"><text:reference-mark-start text:name="ZOTERO_ITEM CSL_CITATION {&quot;citationID&quot;:&quot;pode5IOn&quot;,&quot;properties&quot;:{&quot;formattedCitation&quot;:&quot;{\\rtf Tim Thornton, {\\i{}John McDowell} (McGill-Queen\\uc0\\u8217{}s University Press, 2004) 232.}&quot;,&quot;plainCitation&quot;:&quot;Tim Thornton, John McDowell (McGill-Queen’s University Press, 2004) 232.&quot;},&quot;citationItems&quot;:[{&quot;id&quot;:97,&quot;uris&quot;:[&quot;http://zotero.org/users/2391293/items/65HRI894&quot;],&quot;uri&quot;:[&quot;http://zotero.org/users/2391293/items/65HRI894&quot;],&quot;itemData&quot;:{&quot;id&quot;:97,&quot;type&quot;:&quot;book&quot;,&quot;title&quot;:&quot;John McDowell&quot;,&quot;publisher&quot;:&quot;McGill-Queen's University Press&quot;,&quot;source&quot;:&quot;PhilPapers&quot;,&quot;author&quot;:[{&quot;family&quot;:&quot;Thornton&quot;,&quot;given&quot;:&quot;Tim&quot;}],&quot;issued&quot;:{&quot;date-parts&quot;:[[&quot;2004&quot;]]}},&quot;locator&quot;:&quot;232&quot;}],&quot;schema&quot;:&quot;https://github.com/citation-style-language/schema/raw/master/csl-citation.json&quot;} RNDNczpLT41kN"/><text:span text:style-name="T67">Tim Thornton, </text:span><text:span text:style-name="T69">John McDowell</text:span><text:span text:style-name="T67"> (McGill-Queen’s University Press, 2004) 232.</text:span><text:reference-mark-end text:name="ZOTERO_ITEM CSL_CITATION {&quot;citationID&quot;:&quot;pode5IOn&quot;,&quot;properties&quot;:{&quot;formattedCitation&quot;:&quot;{\\rtf Tim Thornton, {\\i{}John McDowell} (McGill-Queen\\uc0\\u8217{}s University Press, 2004) 232.}&quot;,&quot;plainCitation&quot;:&quot;Tim Thornton, John McDowell (McGill-Queen’s University Press, 2004) 232.&quot;},&quot;citationItems&quot;:[{&quot;id&quot;:97,&quot;uris&quot;:[&quot;http://zotero.org/users/2391293/items/65HRI894&quot;],&quot;uri&quot;:[&quot;http://zotero.org/users/2391293/items/65HRI894&quot;],&quot;itemData&quot;:{&quot;id&quot;:97,&quot;type&quot;:&quot;book&quot;,&quot;title&quot;:&quot;John McDowell&quot;,&quot;publisher&quot;:&quot;McGill-Queen's University Press&quot;,&quot;source&quot;:&quot;PhilPapers&quot;,&quot;author&quot;:[{&quot;family&quot;:&quot;Thornton&quot;,&quot;given&quot;:&quot;Tim&quot;}],&quot;issued&quot;:{&quot;date-parts&quot;:[[&quot;2004&quot;]]}},&quot;locator&quot;:&quot;232&quot;}],&quot;schema&quot;:&quot;https://github.com/citation-style-language/schema/raw/master/csl-citation.json&quot;} RNDNczpLT41kN"/></text:p></text:note-body></text:note></text:span></text:p>
      <text:p text:style-name="P148"/>
      <text:p text:style-name="P149">But on Ho’s account we don’t need to accept such an extravagant and patently false interpretation of McDowell. As we saw earlier in the chapter, and at the end of chapter one, the black letter of McDowell’s entire system shows he is explicitly trying to avoid such a position. The space of nature may be exhausted by the space of concepts, but we can reserve space within the space of nature for non-meaningful content within human experience. <text:span text:style-name="T92">We can also avoid the Myth of the Given while we do this. Such a move </text:span><text:span text:style-name="T14">also </text:span>seems to satisfy McDowell’s thorough-going and consistent realism. <text:span text:style-name="T14">Additionally</text:span><text:span text:style-name="T92">,</text:span><text:span text:style-name="T14"> </text:span><text:span text:style-name="T92">i</text:span>t also looks like we can now also bridge the gap between the meaningful and the non-meaningful within the space of nature. <text:span text:style-name="T92">Both can be distinct and united by both being conceptual. McDowell’s highly attractive non-traditional empiricistic conception of human experience can also be summoned to give a unified explanation of how humans go about making ethical judgements and natural scientific judgements. </text:span>This is a sign Ho might be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08:34:58.830231024</meta:creation-date>
    <dc:date>2016-06-24T09:13:18.954151686</dc:date>
    <meta:editing-duration>P7DT21H5M5S</meta:editing-duration>
    <meta:editing-cycles>64</meta:editing-cycles>
    <meta:generator>LibreOffice/5.1.3.2$Linux_X86_64 LibreOffice_project/10m0$Build-2</meta:generator>
    <meta:document-statistic meta:table-count="0" meta:image-count="0" meta:object-count="0" meta:page-count="16" meta:paragraph-count="167" meta:word-count="9632" meta:character-count="58608" meta:non-whitespace-character-count="49151"/>
    <meta:user-defined meta:name="ZOTERO_PREF_1">&lt;data data-version="3" zotero-version="4.0.29.10"&gt;&lt;session id="ICGUHJQ0"/&gt;&lt;style id="http://www.zotero.org/styles/australian-guide-to-legal-citation" hasBibliography="1" bibliographyStyleHasBeenSet="0"/&gt;&lt;prefs&gt;&lt;pref name="fieldType" value="ReferenceMark"/</meta:user-defined>
    <meta:user-defined meta:name="ZOTERO_PREF_2">&gt;&lt;pref name="storeReferences" value="true"/&gt;&lt;pref name="automaticJournalAbbreviations" value=""/&gt;&lt;pref name="noteType" value="1"/&gt;&lt;/prefs&gt;&lt;/data&gt;</meta:user-defined>
  </office:meta>
</office:document-meta>
</file>